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-1s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29</text:p>
          </table:table-cell>
          <table:table-cell office:value-type="float" office:value="62611320" calcext:value-type="float">
            <text:p>626113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784" calcext:value-type="float">
            <text:p>31784</text:p>
          </table:table-cell>
          <table:table-cell office:value-type="float" office:value="8140" calcext:value-type="float">
            <text:p>8140</text:p>
          </table:table-cell>
          <table:table-cell office:value-type="float" office:value="23644" calcext:value-type="float">
            <text:p>2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378" calcext:value-type="float">
            <text:p>413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4 14:03:34</text:p>
          </table:table-cell>
          <table:table-cell office:value-type="float" office:value="61981276" calcext:value-type="float">
            <text:p>619812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9" calcext:value-type="float">
            <text:p>117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8820" calcext:value-type="float">
            <text:p>678820</text:p>
          </table:table-cell>
          <table:table-cell office:value-type="float" office:value="650188" calcext:value-type="float">
            <text:p>65018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845" calcext:value-type="float">
            <text:p>28845</text:p>
          </table:table-cell>
          <table:table-cell office:value-type="float" office:value="25261" calcext:value-type="float">
            <text:p>25261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991" calcext:value-type="float">
            <text:p>15099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96" calcext:value-type="float">
            <text:p>1896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450574" calcext:value-type="float">
            <text:p>45057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3356" calcext:value-type="float">
            <text:p>53356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2960" calcext:value-type="float">
            <text:p>2960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39</text:p>
          </table:table-cell>
          <table:table-cell office:value-type="float" office:value="61994144" calcext:value-type="float">
            <text:p>619941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9432" calcext:value-type="float">
            <text:p>679432</text:p>
          </table:table-cell>
          <table:table-cell office:value-type="float" office:value="650800" calcext:value-type="float">
            <text:p>6508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862" calcext:value-type="float">
            <text:p>94862</text:p>
          </table:table-cell>
          <table:table-cell office:value-type="float" office:value="14208" calcext:value-type="float">
            <text:p>14208</text:p>
          </table:table-cell>
          <table:table-cell office:value-type="float" office:value="13742" calcext:value-type="float">
            <text:p>1374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600" calcext:value-type="float">
            <text:p>9600</text:p>
          </table:table-cell>
          <table:table-cell office:value-type="float" office:value="263937" calcext:value-type="float">
            <text:p>2639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44</text:p>
          </table:table-cell>
          <table:table-cell office:value-type="float" office:value="62130540" calcext:value-type="float">
            <text:p>621305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2" calcext:value-type="float">
            <text:p>118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3392" calcext:value-type="float">
            <text:p>543392</text:p>
          </table:table-cell>
          <table:table-cell office:value-type="float" office:value="514760" calcext:value-type="float">
            <text:p>5147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761" calcext:value-type="float">
            <text:p>109761</text:p>
          </table:table-cell>
          <table:table-cell office:value-type="float" office:value="14208" calcext:value-type="float">
            <text:p>14208</text:p>
          </table:table-cell>
          <table:table-cell office:value-type="float" office:value="13743" calcext:value-type="float">
            <text:p>1374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600" calcext:value-type="float">
            <text:p>9600</text:p>
          </table:table-cell>
          <table:table-cell office:value-type="float" office:value="144074" calcext:value-type="float">
            <text:p>14407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49</text:p>
          </table:table-cell>
          <table:table-cell office:value-type="float" office:value="62164764" calcext:value-type="float">
            <text:p>621647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2" calcext:value-type="float">
            <text:p>11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5600" calcext:value-type="float">
            <text:p>505600</text:p>
          </table:table-cell>
          <table:table-cell office:value-type="float" office:value="476968" calcext:value-type="float">
            <text:p>47696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949" calcext:value-type="float">
            <text:p>209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6" calcext:value-type="float">
            <text:p>1374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664" calcext:value-type="float">
            <text:p>9664</text:p>
          </table:table-cell>
          <table:table-cell office:value-type="float" office:value="140774" calcext:value-type="float">
            <text:p>1407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54</text:p>
          </table:table-cell>
          <table:table-cell office:value-type="float" office:value="62216488" calcext:value-type="float">
            <text:p>622164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2" calcext:value-type="float">
            <text:p>11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8112" calcext:value-type="float">
            <text:p>458112</text:p>
          </table:table-cell>
          <table:table-cell office:value-type="float" office:value="429480" calcext:value-type="float">
            <text:p>42948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445" calcext:value-type="float">
            <text:p>13544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8" calcext:value-type="float">
            <text:p>13748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664" calcext:value-type="float">
            <text:p>9664</text:p>
          </table:table-cell>
          <table:table-cell office:value-type="float" office:value="211233" calcext:value-type="float">
            <text:p>21123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3:59</text:p>
          </table:table-cell>
          <table:table-cell office:value-type="float" office:value="62113152" calcext:value-type="float">
            <text:p>621131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0" calcext:value-type="float">
            <text:p>11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364" calcext:value-type="float">
            <text:p>561364</text:p>
          </table:table-cell>
          <table:table-cell office:value-type="float" office:value="532732" calcext:value-type="float">
            <text:p>53273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98" calcext:value-type="float">
            <text:p>1259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9" calcext:value-type="float">
            <text:p>1374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664" calcext:value-type="float">
            <text:p>9664</text:p>
          </table:table-cell>
          <table:table-cell office:value-type="float" office:value="310585" calcext:value-type="float">
            <text:p>3105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04</text:p>
          </table:table-cell>
          <table:table-cell office:value-type="float" office:value="62146676" calcext:value-type="float">
            <text:p>621466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3260" calcext:value-type="float">
            <text:p>523260</text:p>
          </table:table-cell>
          <table:table-cell office:value-type="float" office:value="494628" calcext:value-type="float">
            <text:p>4946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981" calcext:value-type="float">
            <text:p>11198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1" calcext:value-type="float">
            <text:p>1375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28" calcext:value-type="float">
            <text:p>9728</text:p>
          </table:table-cell>
          <table:table-cell office:value-type="float" office:value="158091" calcext:value-type="float">
            <text:p>1580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09</text:p>
          </table:table-cell>
          <table:table-cell office:value-type="float" office:value="62171016" calcext:value-type="float">
            <text:p>62171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1276" calcext:value-type="float">
            <text:p>501276</text:p>
          </table:table-cell>
          <table:table-cell office:value-type="float" office:value="472644" calcext:value-type="float">
            <text:p>4726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963" calcext:value-type="float">
            <text:p>399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28" calcext:value-type="float">
            <text:p>9728</text:p>
          </table:table-cell>
          <table:table-cell office:value-type="float" office:value="222081" calcext:value-type="float">
            <text:p>2220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14</text:p>
          </table:table-cell>
          <table:table-cell office:value-type="float" office:value="62129556" calcext:value-type="float">
            <text:p>621295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0" calcext:value-type="float">
            <text:p>11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6540" calcext:value-type="float">
            <text:p>546540</text:p>
          </table:table-cell>
          <table:table-cell office:value-type="float" office:value="517908" calcext:value-type="float">
            <text:p>51790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249" calcext:value-type="float">
            <text:p>1512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28" calcext:value-type="float">
            <text:p>9728</text:p>
          </table:table-cell>
          <table:table-cell office:value-type="float" office:value="294991" calcext:value-type="float">
            <text:p>2949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19</text:p>
          </table:table-cell>
          <table:table-cell office:value-type="float" office:value="62027752" calcext:value-type="float">
            <text:p>620277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14" calcext:value-type="float">
            <text:p>12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8764" calcext:value-type="float">
            <text:p>608764</text:p>
          </table:table-cell>
          <table:table-cell office:value-type="float" office:value="580132" calcext:value-type="float">
            <text:p>58013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24" calcext:value-type="float">
            <text:p>77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371419" calcext:value-type="float">
            <text:p>3714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24</text:p>
          </table:table-cell>
          <table:table-cell office:value-type="float" office:value="62170136" calcext:value-type="float">
            <text:p>621701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15" calcext:value-type="float">
            <text:p>12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0920" calcext:value-type="float">
            <text:p>470920</text:p>
          </table:table-cell>
          <table:table-cell office:value-type="float" office:value="442288" calcext:value-type="float">
            <text:p>44228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750" calcext:value-type="float">
            <text:p>16075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212846" calcext:value-type="float">
            <text:p>2128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29</text:p>
          </table:table-cell>
          <table:table-cell office:value-type="float" office:value="62104176" calcext:value-type="float">
            <text:p>621041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20" calcext:value-type="float">
            <text:p>12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9532" calcext:value-type="float">
            <text:p>539532</text:p>
          </table:table-cell>
          <table:table-cell office:value-type="float" office:value="510900" calcext:value-type="float">
            <text:p>5109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092" calcext:value-type="float">
            <text:p>7009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280150" calcext:value-type="float">
            <text:p>2801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34</text:p>
          </table:table-cell>
          <table:table-cell office:value-type="float" office:value="62122816" calcext:value-type="float">
            <text:p>621228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2" calcext:value-type="float">
            <text:p>12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7756" calcext:value-type="float">
            <text:p>527756</text:p>
          </table:table-cell>
          <table:table-cell office:value-type="float" office:value="499124" calcext:value-type="float">
            <text:p>49912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127" calcext:value-type="float">
            <text:p>14812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4" calcext:value-type="float">
            <text:p>1378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125834" calcext:value-type="float">
            <text:p>12583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39</text:p>
          </table:table-cell>
          <table:table-cell office:value-type="float" office:value="62151056" calcext:value-type="float">
            <text:p>621510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86" calcext:value-type="float">
            <text:p>11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1980" calcext:value-type="float">
            <text:p>501980</text:p>
          </table:table-cell>
          <table:table-cell office:value-type="float" office:value="473348" calcext:value-type="float">
            <text:p>47334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546" calcext:value-type="float">
            <text:p>575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180231" calcext:value-type="float">
            <text:p>1802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44</text:p>
          </table:table-cell>
          <table:table-cell office:value-type="float" office:value="62152568" calcext:value-type="float">
            <text:p>621525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8" calcext:value-type="float">
            <text:p>12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1376" calcext:value-type="float">
            <text:p>501376</text:p>
          </table:table-cell>
          <table:table-cell office:value-type="float" office:value="472744" calcext:value-type="float">
            <text:p>4727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292" calcext:value-type="float">
            <text:p>9029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856" calcext:value-type="float">
            <text:p>9856</text:p>
          </table:table-cell>
          <table:table-cell office:value-type="float" office:value="241887" calcext:value-type="float">
            <text:p>24188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49</text:p>
          </table:table-cell>
          <table:table-cell office:value-type="float" office:value="62271028" calcext:value-type="float">
            <text:p>622710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0572" calcext:value-type="float">
            <text:p>400572</text:p>
          </table:table-cell>
          <table:table-cell office:value-type="float" office:value="371940" calcext:value-type="float">
            <text:p>37194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817" calcext:value-type="float">
            <text:p>738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856" calcext:value-type="float">
            <text:p>9856</text:p>
          </table:table-cell>
          <table:table-cell office:value-type="float" office:value="123608" calcext:value-type="float">
            <text:p>1236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54</text:p>
          </table:table-cell>
          <table:table-cell office:value-type="float" office:value="62210784" calcext:value-type="float">
            <text:p>622107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8244" calcext:value-type="float">
            <text:p>458244</text:p>
          </table:table-cell>
          <table:table-cell office:value-type="float" office:value="429612" calcext:value-type="float">
            <text:p>42961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946" calcext:value-type="float">
            <text:p>1529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165541" calcext:value-type="float">
            <text:p>1655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4:59</text:p>
          </table:table-cell>
          <table:table-cell office:value-type="float" office:value="62193688" calcext:value-type="float">
            <text:p>621936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9148" calcext:value-type="float">
            <text:p>479148</text:p>
          </table:table-cell>
          <table:table-cell office:value-type="float" office:value="450516" calcext:value-type="float">
            <text:p>45051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471" calcext:value-type="float">
            <text:p>294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216901" calcext:value-type="float">
            <text:p>2169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04</text:p>
          </table:table-cell>
          <table:table-cell office:value-type="float" office:value="62126420" calcext:value-type="float">
            <text:p>621264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9" calcext:value-type="float">
            <text:p>11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3732" calcext:value-type="float">
            <text:p>543732</text:p>
          </table:table-cell>
          <table:table-cell office:value-type="float" office:value="515100" calcext:value-type="float">
            <text:p>5151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649" calcext:value-type="float">
            <text:p>376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161906" calcext:value-type="float">
            <text:p>1619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09</text:p>
          </table:table-cell>
          <table:table-cell office:value-type="float" office:value="62102484" calcext:value-type="float">
            <text:p>62102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108" calcext:value-type="float">
            <text:p>567108</text:p>
          </table:table-cell>
          <table:table-cell office:value-type="float" office:value="538476" calcext:value-type="float">
            <text:p>53847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40" calcext:value-type="float">
            <text:p>247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40097" calcext:value-type="float">
            <text:p>1400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14</text:p>
          </table:table-cell>
          <table:table-cell office:value-type="float" office:value="62200780" calcext:value-type="float">
            <text:p>622007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3148" calcext:value-type="float">
            <text:p>473148</text:p>
          </table:table-cell>
          <table:table-cell office:value-type="float" office:value="444516" calcext:value-type="float">
            <text:p>44451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003" calcext:value-type="float">
            <text:p>960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2723" calcext:value-type="float">
            <text:p>1927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19</text:p>
          </table:table-cell>
          <table:table-cell office:value-type="float" office:value="62142840" calcext:value-type="float">
            <text:p>621428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0596" calcext:value-type="float">
            <text:p>530596</text:p>
          </table:table-cell>
          <table:table-cell office:value-type="float" office:value="501964" calcext:value-type="float">
            <text:p>5019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956" calcext:value-type="float">
            <text:p>219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73186" calcext:value-type="float">
            <text:p>2731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24</text:p>
          </table:table-cell>
          <table:table-cell office:value-type="float" office:value="62111860" calcext:value-type="float">
            <text:p>621118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964" calcext:value-type="float">
            <text:p>561964</text:p>
          </table:table-cell>
          <table:table-cell office:value-type="float" office:value="533332" calcext:value-type="float">
            <text:p>53333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531" calcext:value-type="float">
            <text:p>555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03959" calcext:value-type="float">
            <text:p>3039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29</text:p>
          </table:table-cell>
          <table:table-cell office:value-type="float" office:value="62083392" calcext:value-type="float">
            <text:p>620833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460" calcext:value-type="float">
            <text:p>585460</text:p>
          </table:table-cell>
          <table:table-cell office:value-type="float" office:value="556828" calcext:value-type="float">
            <text:p>5568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208" calcext:value-type="float">
            <text:p>392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66300" calcext:value-type="float">
            <text:p>26630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34</text:p>
          </table:table-cell>
          <table:table-cell office:value-type="float" office:value="62223008" calcext:value-type="float">
            <text:p>622230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4" calcext:value-type="float">
            <text:p>11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9060" calcext:value-type="float">
            <text:p>449060</text:p>
          </table:table-cell>
          <table:table-cell office:value-type="float" office:value="420428" calcext:value-type="float">
            <text:p>4204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70" calcext:value-type="float">
            <text:p>357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85727" calcext:value-type="float">
            <text:p>1857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39</text:p>
          </table:table-cell>
          <table:table-cell office:value-type="float" office:value="62176136" calcext:value-type="float">
            <text:p>621761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2932" calcext:value-type="float">
            <text:p>492932</text:p>
          </table:table-cell>
          <table:table-cell office:value-type="float" office:value="464300" calcext:value-type="float">
            <text:p>4643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136" calcext:value-type="float">
            <text:p>1591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24773" calcext:value-type="float">
            <text:p>2247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44</text:p>
          </table:table-cell>
          <table:table-cell office:value-type="float" office:value="62118444" calcext:value-type="float">
            <text:p>62118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0080" calcext:value-type="float">
            <text:p>550080</text:p>
          </table:table-cell>
          <table:table-cell office:value-type="float" office:value="521448" calcext:value-type="float">
            <text:p>52144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715" calcext:value-type="float">
            <text:p>1277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74795" calcext:value-type="float">
            <text:p>1747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49</text:p>
          </table:table-cell>
          <table:table-cell office:value-type="float" office:value="62158288" calcext:value-type="float">
            <text:p>621582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8280" calcext:value-type="float">
            <text:p>508280</text:p>
          </table:table-cell>
          <table:table-cell office:value-type="float" office:value="479648" calcext:value-type="float">
            <text:p>47964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178" calcext:value-type="float">
            <text:p>1311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35653" calcext:value-type="float">
            <text:p>1356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54</text:p>
          </table:table-cell>
          <table:table-cell office:value-type="float" office:value="62183512" calcext:value-type="float">
            <text:p>621835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8076" calcext:value-type="float">
            <text:p>488076</text:p>
          </table:table-cell>
          <table:table-cell office:value-type="float" office:value="459444" calcext:value-type="float">
            <text:p>4594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164" calcext:value-type="float">
            <text:p>591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31087" calcext:value-type="float">
            <text:p>23108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5:59</text:p>
          </table:table-cell>
          <table:table-cell office:value-type="float" office:value="62137912" calcext:value-type="float">
            <text:p>621379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1660" calcext:value-type="float">
            <text:p>531660</text:p>
          </table:table-cell>
          <table:table-cell office:value-type="float" office:value="503028" calcext:value-type="float">
            <text:p>5030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932" calcext:value-type="float">
            <text:p>469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74908" calcext:value-type="float">
            <text:p>2749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04</text:p>
          </table:table-cell>
          <table:table-cell office:value-type="float" office:value="62109192" calcext:value-type="float">
            <text:p>621091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9528" calcext:value-type="float">
            <text:p>559528</text:p>
          </table:table-cell>
          <table:table-cell office:value-type="float" office:value="530896" calcext:value-type="float">
            <text:p>5308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563" calcext:value-type="float">
            <text:p>635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02173" calcext:value-type="float">
            <text:p>3021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09</text:p>
          </table:table-cell>
          <table:table-cell office:value-type="float" office:value="62235972" calcext:value-type="float">
            <text:p>622359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2812" calcext:value-type="float">
            <text:p>432812</text:p>
          </table:table-cell>
          <table:table-cell office:value-type="float" office:value="404180" calcext:value-type="float">
            <text:p>40418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43" calcext:value-type="float">
            <text:p>124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65196" calcext:value-type="float">
            <text:p>1651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14</text:p>
          </table:table-cell>
          <table:table-cell office:value-type="float" office:value="62197920" calcext:value-type="float">
            <text:p>621979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1936" calcext:value-type="float">
            <text:p>471936</text:p>
          </table:table-cell>
          <table:table-cell office:value-type="float" office:value="443304" calcext:value-type="float">
            <text:p>44330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171" calcext:value-type="float">
            <text:p>1121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10164" calcext:value-type="float">
            <text:p>2101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19</text:p>
          </table:table-cell>
          <table:table-cell office:value-type="float" office:value="62152316" calcext:value-type="float">
            <text:p>621523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4892" calcext:value-type="float">
            <text:p>514892</text:p>
          </table:table-cell>
          <table:table-cell office:value-type="float" office:value="486260" calcext:value-type="float">
            <text:p>4862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575" calcext:value-type="float">
            <text:p>295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26130" calcext:value-type="float">
            <text:p>2261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24</text:p>
          </table:table-cell>
          <table:table-cell office:value-type="float" office:value="62151064" calcext:value-type="float">
            <text:p>621510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4372" calcext:value-type="float">
            <text:p>514372</text:p>
          </table:table-cell>
          <table:table-cell office:value-type="float" office:value="485740" calcext:value-type="float">
            <text:p>48574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60" calcext:value-type="float">
            <text:p>24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0352" calcext:value-type="float">
            <text:p>19035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29</text:p>
          </table:table-cell>
          <table:table-cell office:value-type="float" office:value="62164940" calcext:value-type="float">
            <text:p>621649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3252" calcext:value-type="float">
            <text:p>503252</text:p>
          </table:table-cell>
          <table:table-cell office:value-type="float" office:value="474620" calcext:value-type="float">
            <text:p>47462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779" calcext:value-type="float">
            <text:p>1257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30346" calcext:value-type="float">
            <text:p>23034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34</text:p>
          </table:table-cell>
          <table:table-cell office:value-type="float" office:value="62153852" calcext:value-type="float">
            <text:p>621538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7192" calcext:value-type="float">
            <text:p>517192</text:p>
          </table:table-cell>
          <table:table-cell office:value-type="float" office:value="488560" calcext:value-type="float">
            <text:p>4885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794" calcext:value-type="float">
            <text:p>1317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47136" calcext:value-type="float">
            <text:p>2471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39</text:p>
          </table:table-cell>
          <table:table-cell office:value-type="float" office:value="62132448" calcext:value-type="float">
            <text:p>621324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7948" calcext:value-type="float">
            <text:p>537948</text:p>
          </table:table-cell>
          <table:table-cell office:value-type="float" office:value="509316" calcext:value-type="float">
            <text:p>50931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939" calcext:value-type="float">
            <text:p>1169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71567" calcext:value-type="float">
            <text:p>2715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44</text:p>
          </table:table-cell>
          <table:table-cell office:value-type="float" office:value="62193444" calcext:value-type="float">
            <text:p>62193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4748" calcext:value-type="float">
            <text:p>474748</text:p>
          </table:table-cell>
          <table:table-cell office:value-type="float" office:value="446116" calcext:value-type="float">
            <text:p>44611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119" calcext:value-type="float">
            <text:p>1561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13298" calcext:value-type="float">
            <text:p>1132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49</text:p>
          </table:table-cell>
          <table:table-cell office:value-type="float" office:value="62212360" calcext:value-type="float">
            <text:p>622123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5672" calcext:value-type="float">
            <text:p>455672</text:p>
          </table:table-cell>
          <table:table-cell office:value-type="float" office:value="427040" calcext:value-type="float">
            <text:p>42704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473" calcext:value-type="float">
            <text:p>334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63094" calcext:value-type="float">
            <text:p>16309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54</text:p>
          </table:table-cell>
          <table:table-cell office:value-type="float" office:value="62169296" calcext:value-type="float">
            <text:p>621692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2976" calcext:value-type="float">
            <text:p>502976</text:p>
          </table:table-cell>
          <table:table-cell office:value-type="float" office:value="474344" calcext:value-type="float">
            <text:p>4743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673" calcext:value-type="float">
            <text:p>1366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48264" calcext:value-type="float">
            <text:p>2482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6:59</text:p>
          </table:table-cell>
          <table:table-cell office:value-type="float" office:value="62105564" calcext:value-type="float">
            <text:p>621055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652" calcext:value-type="float">
            <text:p>567652</text:p>
          </table:table-cell>
          <table:table-cell office:value-type="float" office:value="539020" calcext:value-type="float">
            <text:p>53902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151" calcext:value-type="float">
            <text:p>15715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09387" calcext:value-type="float">
            <text:p>30938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04</text:p>
          </table:table-cell>
          <table:table-cell office:value-type="float" office:value="62062228" calcext:value-type="float">
            <text:p>620622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856" calcext:value-type="float">
            <text:p>606856</text:p>
          </table:table-cell>
          <table:table-cell office:value-type="float" office:value="578224" calcext:value-type="float">
            <text:p>57822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892" calcext:value-type="float">
            <text:p>778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77572" calcext:value-type="float">
            <text:p>1775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09</text:p>
          </table:table-cell>
          <table:table-cell office:value-type="float" office:value="62196276" calcext:value-type="float">
            <text:p>621962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4636" calcext:value-type="float">
            <text:p>474636</text:p>
          </table:table-cell>
          <table:table-cell office:value-type="float" office:value="446004" calcext:value-type="float">
            <text:p>44600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242" calcext:value-type="float">
            <text:p>1072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11415" calcext:value-type="float">
            <text:p>2114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14</text:p>
          </table:table-cell>
          <table:table-cell office:value-type="float" office:value="62141844" calcext:value-type="float">
            <text:p>621418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3" calcext:value-type="float">
            <text:p>117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0096" calcext:value-type="float">
            <text:p>530096</text:p>
          </table:table-cell>
          <table:table-cell office:value-type="float" office:value="501464" calcext:value-type="float">
            <text:p>5014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68" calcext:value-type="float">
            <text:p>795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65816" calcext:value-type="float">
            <text:p>2658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19</text:p>
          </table:table-cell>
          <table:table-cell office:value-type="float" office:value="62133040" calcext:value-type="float">
            <text:p>621330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3892" calcext:value-type="float">
            <text:p>533892</text:p>
          </table:table-cell>
          <table:table-cell office:value-type="float" office:value="505260" calcext:value-type="float">
            <text:p>5052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245" calcext:value-type="float">
            <text:p>1342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05604" calcext:value-type="float">
            <text:p>1056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24</text:p>
          </table:table-cell>
          <table:table-cell office:value-type="float" office:value="62221280" calcext:value-type="float">
            <text:p>622212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9928" calcext:value-type="float">
            <text:p>449928</text:p>
          </table:table-cell>
          <table:table-cell office:value-type="float" office:value="421296" calcext:value-type="float">
            <text:p>4212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882" calcext:value-type="float">
            <text:p>998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50926" calcext:value-type="float">
            <text:p>15092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29</text:p>
          </table:table-cell>
          <table:table-cell office:value-type="float" office:value="62101540" calcext:value-type="float">
            <text:p>621015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7" calcext:value-type="float">
            <text:p>11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232" calcext:value-type="float">
            <text:p>567232</text:p>
          </table:table-cell>
          <table:table-cell office:value-type="float" office:value="538600" calcext:value-type="float">
            <text:p>5386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560" calcext:value-type="float">
            <text:p>133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83281" calcext:value-type="float">
            <text:p>18328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34</text:p>
          </table:table-cell>
          <table:table-cell office:value-type="float" office:value="62095784" calcext:value-type="float">
            <text:p>620957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2" calcext:value-type="float">
            <text:p>1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5928" calcext:value-type="float">
            <text:p>575928</text:p>
          </table:table-cell>
          <table:table-cell office:value-type="float" office:value="547296" calcext:value-type="float">
            <text:p>5472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285" calcext:value-type="float">
            <text:p>1252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11696" calcext:value-type="float">
            <text:p>21169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39</text:p>
          </table:table-cell>
          <table:table-cell office:value-type="float" office:value="62148980" calcext:value-type="float">
            <text:p>621489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4228" calcext:value-type="float">
            <text:p>524228</text:p>
          </table:table-cell>
          <table:table-cell office:value-type="float" office:value="495596" calcext:value-type="float">
            <text:p>4955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277" calcext:value-type="float">
            <text:p>942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57544" calcext:value-type="float">
            <text:p>2575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44</text:p>
          </table:table-cell>
          <table:table-cell office:value-type="float" office:value="62111952" calcext:value-type="float">
            <text:p>62111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0796" calcext:value-type="float">
            <text:p>560796</text:p>
          </table:table-cell>
          <table:table-cell office:value-type="float" office:value="532164" calcext:value-type="float">
            <text:p>5321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003" calcext:value-type="float">
            <text:p>1130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96857" calcext:value-type="float">
            <text:p>2968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49</text:p>
          </table:table-cell>
          <table:table-cell office:value-type="float" office:value="62249052" calcext:value-type="float">
            <text:p>622490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296" calcext:value-type="float">
            <text:p>420296</text:p>
          </table:table-cell>
          <table:table-cell office:value-type="float" office:value="391664" calcext:value-type="float">
            <text:p>3916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408" calcext:value-type="float">
            <text:p>844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58292" calcext:value-type="float">
            <text:p>1582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54</text:p>
          </table:table-cell>
          <table:table-cell office:value-type="float" office:value="62186068" calcext:value-type="float">
            <text:p>621860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8" calcext:value-type="float">
            <text:p>11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4704" calcext:value-type="float">
            <text:p>484704</text:p>
          </table:table-cell>
          <table:table-cell office:value-type="float" office:value="456072" calcext:value-type="float">
            <text:p>45607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491" calcext:value-type="float">
            <text:p>1224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21725" calcext:value-type="float">
            <text:p>2217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7:59</text:p>
          </table:table-cell>
          <table:table-cell office:value-type="float" office:value="62169708" calcext:value-type="float">
            <text:p>621697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6632" calcext:value-type="float">
            <text:p>496632</text:p>
          </table:table-cell>
          <table:table-cell office:value-type="float" office:value="468000" calcext:value-type="float">
            <text:p>4680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864" calcext:value-type="float">
            <text:p>948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97977" calcext:value-type="float">
            <text:p>979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04</text:p>
          </table:table-cell>
          <table:table-cell office:value-type="float" office:value="62087292" calcext:value-type="float">
            <text:p>620872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0820" calcext:value-type="float">
            <text:p>580820</text:p>
          </table:table-cell>
          <table:table-cell office:value-type="float" office:value="552188" calcext:value-type="float">
            <text:p>55218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701" calcext:value-type="float">
            <text:p>647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49140" calcext:value-type="float">
            <text:p>1491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09</text:p>
          </table:table-cell>
          <table:table-cell office:value-type="float" office:value="62074196" calcext:value-type="float">
            <text:p>620741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3688" calcext:value-type="float">
            <text:p>593688</text:p>
          </table:table-cell>
          <table:table-cell office:value-type="float" office:value="565056" calcext:value-type="float">
            <text:p>56505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718" calcext:value-type="float">
            <text:p>747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08070" calcext:value-type="float">
            <text:p>20807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14</text:p>
          </table:table-cell>
          <table:table-cell office:value-type="float" office:value="62132188" calcext:value-type="float">
            <text:p>621321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7848" calcext:value-type="float">
            <text:p>537848</text:p>
          </table:table-cell>
          <table:table-cell office:value-type="float" office:value="509216" calcext:value-type="float">
            <text:p>50921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299" calcext:value-type="float">
            <text:p>1172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73512" calcext:value-type="float">
            <text:p>27351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19</text:p>
          </table:table-cell>
          <table:table-cell office:value-type="float" office:value="62075968" calcext:value-type="float">
            <text:p>620759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2656" calcext:value-type="float">
            <text:p>592656</text:p>
          </table:table-cell>
          <table:table-cell office:value-type="float" office:value="564024" calcext:value-type="float">
            <text:p>56402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272" calcext:value-type="float">
            <text:p>492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26693" calcext:value-type="float">
            <text:p>32669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24</text:p>
          </table:table-cell>
          <table:table-cell office:value-type="float" office:value="62225412" calcext:value-type="float">
            <text:p>622254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3920" calcext:value-type="float">
            <text:p>443920</text:p>
          </table:table-cell>
          <table:table-cell office:value-type="float" office:value="415288" calcext:value-type="float">
            <text:p>41528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007" calcext:value-type="float">
            <text:p>780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72305" calcext:value-type="float">
            <text:p>17230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30</text:p>
          </table:table-cell>
          <table:table-cell office:value-type="float" office:value="62175048" calcext:value-type="float">
            <text:p>621750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3260" calcext:value-type="float">
            <text:p>493260</text:p>
          </table:table-cell>
          <table:table-cell office:value-type="float" office:value="464628" calcext:value-type="float">
            <text:p>4646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91" calcext:value-type="float">
            <text:p>978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15318" calcext:value-type="float">
            <text:p>2153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0272" calcext:value-type="float">
            <text:p>5027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35</text:p>
          </table:table-cell>
          <table:table-cell office:value-type="float" office:value="62106048" calcext:value-type="float">
            <text:p>621060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632" calcext:value-type="float">
            <text:p>563632</text:p>
          </table:table-cell>
          <table:table-cell office:value-type="float" office:value="535000" calcext:value-type="float">
            <text:p>5350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18" calcext:value-type="float">
            <text:p>85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35449" calcext:value-type="float">
            <text:p>13544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1020" calcext:value-type="float">
            <text:p>410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40</text:p>
          </table:table-cell>
          <table:table-cell office:value-type="float" office:value="62083636" calcext:value-type="float">
            <text:p>620836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4120" calcext:value-type="float">
            <text:p>584120</text:p>
          </table:table-cell>
          <table:table-cell office:value-type="float" office:value="555488" calcext:value-type="float">
            <text:p>55548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508" calcext:value-type="float">
            <text:p>1455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39352" calcext:value-type="float">
            <text:p>1393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45</text:p>
          </table:table-cell>
          <table:table-cell office:value-type="float" office:value="62202088" calcext:value-type="float">
            <text:p>622020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5192" calcext:value-type="float">
            <text:p>465192</text:p>
          </table:table-cell>
          <table:table-cell office:value-type="float" office:value="436560" calcext:value-type="float">
            <text:p>4365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093" calcext:value-type="float">
            <text:p>1370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9360" calcext:value-type="float">
            <text:p>1993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50</text:p>
          </table:table-cell>
          <table:table-cell office:value-type="float" office:value="62147168" calcext:value-type="float">
            <text:p>621471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0412" calcext:value-type="float">
            <text:p>520412</text:p>
          </table:table-cell>
          <table:table-cell office:value-type="float" office:value="491780" calcext:value-type="float">
            <text:p>49178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123" calcext:value-type="float">
            <text:p>1211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55064" calcext:value-type="float">
            <text:p>2550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8:55</text:p>
          </table:table-cell>
          <table:table-cell office:value-type="float" office:value="62199616" calcext:value-type="float">
            <text:p>621996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9" calcext:value-type="float">
            <text:p>11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5036" calcext:value-type="float">
            <text:p>465036</text:p>
          </table:table-cell>
          <table:table-cell office:value-type="float" office:value="436404" calcext:value-type="float">
            <text:p>43640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513" calcext:value-type="float">
            <text:p>225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21030" calcext:value-type="float">
            <text:p>1210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00</text:p>
          </table:table-cell>
          <table:table-cell office:value-type="float" office:value="62171076" calcext:value-type="float">
            <text:p>621710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3088" calcext:value-type="float">
            <text:p>493088</text:p>
          </table:table-cell>
          <table:table-cell office:value-type="float" office:value="464456" calcext:value-type="float">
            <text:p>46445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932" calcext:value-type="float">
            <text:p>1439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73711" calcext:value-type="float">
            <text:p>1737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05</text:p>
          </table:table-cell>
          <table:table-cell office:value-type="float" office:value="62150508" calcext:value-type="float">
            <text:p>621505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1" calcext:value-type="float">
            <text:p>11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7444" calcext:value-type="float">
            <text:p>517444</text:p>
          </table:table-cell>
          <table:table-cell office:value-type="float" office:value="488812" calcext:value-type="float">
            <text:p>48881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294" calcext:value-type="float">
            <text:p>542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52253" calcext:value-type="float">
            <text:p>2522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10</text:p>
          </table:table-cell>
          <table:table-cell office:value-type="float" office:value="62136396" calcext:value-type="float">
            <text:p>621363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1" calcext:value-type="float">
            <text:p>11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7072" calcext:value-type="float">
            <text:p>527072</text:p>
          </table:table-cell>
          <table:table-cell office:value-type="float" office:value="498440" calcext:value-type="float">
            <text:p>49844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527" calcext:value-type="float">
            <text:p>215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14175" calcext:value-type="float">
            <text:p>1141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15</text:p>
          </table:table-cell>
          <table:table-cell office:value-type="float" office:value="62165404" calcext:value-type="float">
            <text:p>621654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1" calcext:value-type="float">
            <text:p>11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8868" calcext:value-type="float">
            <text:p>498868</text:p>
          </table:table-cell>
          <table:table-cell office:value-type="float" office:value="470236" calcext:value-type="float">
            <text:p>47023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832" calcext:value-type="float">
            <text:p>308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80088" calcext:value-type="float">
            <text:p>1800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20</text:p>
          </table:table-cell>
          <table:table-cell office:value-type="float" office:value="62100144" calcext:value-type="float">
            <text:p>6210014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17" calcext:value-type="float">
            <text:p>12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2808" calcext:value-type="float">
            <text:p>532808</text:p>
          </table:table-cell>
          <table:table-cell office:value-type="float" office:value="504176" calcext:value-type="float">
            <text:p>50417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439" calcext:value-type="float">
            <text:p>994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69672" calcext:value-type="float">
            <text:p>2696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25</text:p>
          </table:table-cell>
          <table:table-cell office:value-type="float" office:value="62053540" calcext:value-type="float">
            <text:p>620535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18" calcext:value-type="float">
            <text:p>12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8880" calcext:value-type="float">
            <text:p>578880</text:p>
          </table:table-cell>
          <table:table-cell office:value-type="float" office:value="550248" calcext:value-type="float">
            <text:p>55024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98" calcext:value-type="float">
            <text:p>257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12019" calcext:value-type="float">
            <text:p>3120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30</text:p>
          </table:table-cell>
          <table:table-cell office:value-type="float" office:value="62203148" calcext:value-type="float">
            <text:p>6220314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223" calcext:value-type="float">
            <text:p>12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4776" calcext:value-type="float">
            <text:p>434776</text:p>
          </table:table-cell>
          <table:table-cell office:value-type="float" office:value="406144" calcext:value-type="float">
            <text:p>4061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719" calcext:value-type="float">
            <text:p>1387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53495" calcext:value-type="float">
            <text:p>15349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35</text:p>
          </table:table-cell>
          <table:table-cell office:value-type="float" office:value="62089612" calcext:value-type="float">
            <text:p>620896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83" calcext:value-type="float">
            <text:p>1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7252" calcext:value-type="float">
            <text:p>557252</text:p>
          </table:table-cell>
          <table:table-cell office:value-type="float" office:value="528620" calcext:value-type="float">
            <text:p>52862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385" calcext:value-type="float">
            <text:p>1543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7155" calcext:value-type="float">
            <text:p>19715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216" calcext:value-type="float">
            <text:p>4821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40</text:p>
          </table:table-cell>
          <table:table-cell office:value-type="float" office:value="62119860" calcext:value-type="float">
            <text:p>621198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97" calcext:value-type="float">
            <text:p>119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8992" calcext:value-type="float">
            <text:p>528992</text:p>
          </table:table-cell>
          <table:table-cell office:value-type="float" office:value="500360" calcext:value-type="float">
            <text:p>5003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9" calcext:value-type="float">
            <text:p>582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59452" calcext:value-type="float">
            <text:p>2594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45</text:p>
          </table:table-cell>
          <table:table-cell office:value-type="float" office:value="62076028" calcext:value-type="float">
            <text:p>620760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97" calcext:value-type="float">
            <text:p>119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4296" calcext:value-type="float">
            <text:p>574296</text:p>
          </table:table-cell>
          <table:table-cell office:value-type="float" office:value="545664" calcext:value-type="float">
            <text:p>5456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891" calcext:value-type="float">
            <text:p>1398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18446" calcext:value-type="float">
            <text:p>3184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50</text:p>
          </table:table-cell>
          <table:table-cell office:value-type="float" office:value="62216908" calcext:value-type="float">
            <text:p>622169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2176" calcext:value-type="float">
            <text:p>452176</text:p>
          </table:table-cell>
          <table:table-cell office:value-type="float" office:value="423544" calcext:value-type="float">
            <text:p>42354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618" calcext:value-type="float">
            <text:p>1206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79623" calcext:value-type="float">
            <text:p>1796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09:55</text:p>
          </table:table-cell>
          <table:table-cell office:value-type="float" office:value="62160240" calcext:value-type="float">
            <text:p>621602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0704" calcext:value-type="float">
            <text:p>510704</text:p>
          </table:table-cell>
          <table:table-cell office:value-type="float" office:value="482072" calcext:value-type="float">
            <text:p>48207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077" calcext:value-type="float">
            <text:p>1350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41344" calcext:value-type="float">
            <text:p>2413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00</text:p>
          </table:table-cell>
          <table:table-cell office:value-type="float" office:value="62257520" calcext:value-type="float">
            <text:p>622575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8196" calcext:value-type="float">
            <text:p>408196</text:p>
          </table:table-cell>
          <table:table-cell office:value-type="float" office:value="379564" calcext:value-type="float">
            <text:p>37956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852" calcext:value-type="float">
            <text:p>578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16268" calcext:value-type="float">
            <text:p>1162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05</text:p>
          </table:table-cell>
          <table:table-cell office:value-type="float" office:value="62055428" calcext:value-type="float">
            <text:p>620554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684" calcext:value-type="float">
            <text:p>611684</text:p>
          </table:table-cell>
          <table:table-cell office:value-type="float" office:value="583052" calcext:value-type="float">
            <text:p>58305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31" calcext:value-type="float">
            <text:p>524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2918" calcext:value-type="float">
            <text:p>1929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10</text:p>
          </table:table-cell>
          <table:table-cell office:value-type="float" office:value="62115428" calcext:value-type="float">
            <text:p>621154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3784" calcext:value-type="float">
            <text:p>553784</text:p>
          </table:table-cell>
          <table:table-cell office:value-type="float" office:value="525152" calcext:value-type="float">
            <text:p>52515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486" calcext:value-type="float">
            <text:p>904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88627" calcext:value-type="float">
            <text:p>2886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15</text:p>
          </table:table-cell>
          <table:table-cell office:value-type="float" office:value="62218000" calcext:value-type="float">
            <text:p>622180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0012" calcext:value-type="float">
            <text:p>450012</text:p>
          </table:table-cell>
          <table:table-cell office:value-type="float" office:value="421380" calcext:value-type="float">
            <text:p>42138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376" calcext:value-type="float">
            <text:p>513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46105" calcext:value-type="float">
            <text:p>1461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20</text:p>
          </table:table-cell>
          <table:table-cell office:value-type="float" office:value="62174896" calcext:value-type="float">
            <text:p>621748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5136" calcext:value-type="float">
            <text:p>495136</text:p>
          </table:table-cell>
          <table:table-cell office:value-type="float" office:value="466504" calcext:value-type="float">
            <text:p>46650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057" calcext:value-type="float">
            <text:p>1410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04203" calcext:value-type="float">
            <text:p>20420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25</text:p>
          </table:table-cell>
          <table:table-cell office:value-type="float" office:value="62097320" calcext:value-type="float">
            <text:p>620973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3644" calcext:value-type="float">
            <text:p>573644</text:p>
          </table:table-cell>
          <table:table-cell office:value-type="float" office:value="545012" calcext:value-type="float">
            <text:p>54501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089" calcext:value-type="float">
            <text:p>1330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09204" calcext:value-type="float">
            <text:p>30920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30</text:p>
          </table:table-cell>
          <table:table-cell office:value-type="float" office:value="62176172" calcext:value-type="float">
            <text:p>621761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9" calcext:value-type="float">
            <text:p>11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2656" calcext:value-type="float">
            <text:p>492656</text:p>
          </table:table-cell>
          <table:table-cell office:value-type="float" office:value="464024" calcext:value-type="float">
            <text:p>464024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274" calcext:value-type="float">
            <text:p>1502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03955" calcext:value-type="float">
            <text:p>20395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244" calcext:value-type="float">
            <text:p>4924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35</text:p>
          </table:table-cell>
          <table:table-cell office:value-type="float" office:value="62199660" calcext:value-type="float">
            <text:p>621996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1032" calcext:value-type="float">
            <text:p>471032</text:p>
          </table:table-cell>
          <table:table-cell office:value-type="float" office:value="442400" calcext:value-type="float">
            <text:p>44240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737" calcext:value-type="float">
            <text:p>1217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83219" calcext:value-type="float">
            <text:p>1832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7936" calcext:value-type="float">
            <text:p>379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40</text:p>
          </table:table-cell>
          <table:table-cell office:value-type="float" office:value="62148520" calcext:value-type="float">
            <text:p>621485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1852" calcext:value-type="float">
            <text:p>521852</text:p>
          </table:table-cell>
          <table:table-cell office:value-type="float" office:value="493220" calcext:value-type="float">
            <text:p>49322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40" calcext:value-type="float">
            <text:p>62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41136" calcext:value-type="float">
            <text:p>2411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45</text:p>
          </table:table-cell>
          <table:table-cell office:value-type="float" office:value="62100112" calcext:value-type="float">
            <text:p>621001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8128" calcext:value-type="float">
            <text:p>568128</text:p>
          </table:table-cell>
          <table:table-cell office:value-type="float" office:value="539496" calcext:value-type="float">
            <text:p>5394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844" calcext:value-type="float">
            <text:p>828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23691" calcext:value-type="float">
            <text:p>1236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50</text:p>
          </table:table-cell>
          <table:table-cell office:value-type="float" office:value="62209752" calcext:value-type="float">
            <text:p>622097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9792" calcext:value-type="float">
            <text:p>459792</text:p>
          </table:table-cell>
          <table:table-cell office:value-type="float" office:value="431160" calcext:value-type="float">
            <text:p>431160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587" calcext:value-type="float">
            <text:p>1025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98892" calcext:value-type="float">
            <text:p>1988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0:55</text:p>
          </table:table-cell>
          <table:table-cell office:value-type="float" office:value="62130140" calcext:value-type="float">
            <text:p>621301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3128" calcext:value-type="float">
            <text:p>543128</text:p>
          </table:table-cell>
          <table:table-cell office:value-type="float" office:value="514496" calcext:value-type="float">
            <text:p>51449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673" calcext:value-type="float">
            <text:p>936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75391" calcext:value-type="float">
            <text:p>2753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1:00</text:p>
          </table:table-cell>
          <table:table-cell office:value-type="float" office:value="62061856" calcext:value-type="float">
            <text:p>620618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460" calcext:value-type="float">
            <text:p>611460</text:p>
          </table:table-cell>
          <table:table-cell office:value-type="float" office:value="582828" calcext:value-type="float">
            <text:p>582828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6" calcext:value-type="float">
            <text:p>82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340028" calcext:value-type="float">
            <text:p>3400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1:05</text:p>
          </table:table-cell>
          <table:table-cell office:value-type="float" office:value="62173500" calcext:value-type="float">
            <text:p>621735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8508" calcext:value-type="float">
            <text:p>498508</text:p>
          </table:table-cell>
          <table:table-cell office:value-type="float" office:value="469876" calcext:value-type="float">
            <text:p>46987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71" calcext:value-type="float">
            <text:p>146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83428" calcext:value-type="float">
            <text:p>1834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4:11:10</text:p>
          </table:table-cell>
          <table:table-cell office:value-type="float" office:value="62136716" calcext:value-type="float">
            <text:p>621367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5508" calcext:value-type="float">
            <text:p>535508</text:p>
          </table:table-cell>
          <table:table-cell office:value-type="float" office:value="506876" calcext:value-type="float">
            <text:p>506876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19" calcext:value-type="float">
            <text:p>116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250316" calcext:value-type="float">
            <text:p>2503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-autotrim-30s" table:style-name="ta1">
        <table:table-column table:style-name="co2" table:default-cell-style-name="ce3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3-04T14:11:12" calcext:value-type="date">
            <text:p>2022-03-04 14:11:12</text:p>
          </table:table-cell>
          <table:table-cell office:value-type="float" office:value="62638416" calcext:value-type="float">
            <text:p>62638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1133" calcext:value-type="float">
            <text:p>1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748" calcext:value-type="float">
            <text:p>31748</text:p>
          </table:table-cell>
          <table:table-cell office:value-type="float" office:value="8192" calcext:value-type="float">
            <text:p>8192</text:p>
          </table:table-cell>
          <table:table-cell office:value-type="float" office:value="23556" calcext:value-type="float">
            <text:p>2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10" calcext:value-type="float">
            <text:p>414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date" office:date-value="2022-03-04T14:11:17" calcext:value-type="date">
            <text:p>2022-03-04 14:11:17</text:p>
          </table:table-cell>
          <table:table-cell office:value-type="float" office:value="61937492" calcext:value-type="float">
            <text:p>619374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8456" calcext:value-type="float">
            <text:p>738456</text:p>
          </table:table-cell>
          <table:table-cell office:value-type="float" office:value="709816" calcext:value-type="float">
            <text:p>70981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8829" calcext:value-type="float">
            <text:p>28829</text:p>
          </table:table-cell>
          <table:table-cell office:value-type="float" office:value="25261" calcext:value-type="float">
            <text:p>25261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282" calcext:value-type="float">
            <text:p>82282</text:p>
          </table:table-cell>
          <table:table-cell office:value-type="float" office:value="14080" calcext:value-type="float">
            <text:p>14080</text:p>
          </table:table-cell>
          <table:table-cell office:value-type="float" office:value="13777" calcext:value-type="float">
            <text:p>13777</text:p>
          </table:table-cell>
          <table:table-cell office:value-type="float" office:value="1984" calcext:value-type="float">
            <text:p>1984</text:p>
          </table:table-cell>
          <table:table-cell office:value-type="float" office:value="1891" calcext:value-type="float">
            <text:p>1891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400771" calcext:value-type="float">
            <text:p>40077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4384" calcext:value-type="float">
            <text:p>54384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0" calcext:value-type="float">
            <text:p>2950</text:p>
          </table:table-cell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22" calcext:value-type="date">
            <text:p>2022-03-04 14:11:22</text:p>
          </table:table-cell>
          <table:table-cell office:value-type="float" office:value="61861904" calcext:value-type="float">
            <text:p>618619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9996" calcext:value-type="float">
            <text:p>809996</text:p>
          </table:table-cell>
          <table:table-cell office:value-type="float" office:value="781356" calcext:value-type="float">
            <text:p>7813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955" calcext:value-type="float">
            <text:p>1169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5" calcext:value-type="float">
            <text:p>13745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600" calcext:value-type="float">
            <text:p>9600</text:p>
          </table:table-cell>
          <table:table-cell office:value-type="float" office:value="150785" calcext:value-type="float">
            <text:p>15078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03-04T14:11:27" calcext:value-type="date">
            <text:p>2022-03-04 14:11:27</text:p>
          </table:table-cell>
          <table:table-cell office:value-type="float" office:value="61834468" calcext:value-type="float">
            <text:p>618344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35924" calcext:value-type="float">
            <text:p>835924</text:p>
          </table:table-cell>
          <table:table-cell office:value-type="float" office:value="807284" calcext:value-type="float">
            <text:p>8072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779" calcext:value-type="float">
            <text:p>15777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6" calcext:value-type="float">
            <text:p>13746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304820" calcext:value-type="float">
            <text:p>3048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32" calcext:value-type="date">
            <text:p>2022-03-04 14:11:32</text:p>
          </table:table-cell>
          <table:table-cell office:value-type="float" office:value="61815072" calcext:value-type="float">
            <text:p>618150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4964" calcext:value-type="float">
            <text:p>854964</text:p>
          </table:table-cell>
          <table:table-cell office:value-type="float" office:value="826324" calcext:value-type="float">
            <text:p>82632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584" calcext:value-type="float">
            <text:p>12958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1" calcext:value-type="float">
            <text:p>13751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77832" calcext:value-type="float">
            <text:p>2778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37" calcext:value-type="date">
            <text:p>2022-03-04 14:11:37</text:p>
          </table:table-cell>
          <table:table-cell office:value-type="float" office:value="61809544" calcext:value-type="float">
            <text:p>618095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7408" calcext:value-type="float">
            <text:p>857408</text:p>
          </table:table-cell>
          <table:table-cell office:value-type="float" office:value="828768" calcext:value-type="float">
            <text:p>8287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417" calcext:value-type="float">
            <text:p>434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1" calcext:value-type="float">
            <text:p>13751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78651" calcext:value-type="float">
            <text:p>27865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42" calcext:value-type="date">
            <text:p>2022-03-04 14:11:42</text:p>
          </table:table-cell>
          <table:table-cell office:value-type="float" office:value="61867972" calcext:value-type="float">
            <text:p>618679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956" calcext:value-type="float">
            <text:p>798956</text:p>
          </table:table-cell>
          <table:table-cell office:value-type="float" office:value="770316" calcext:value-type="float">
            <text:p>77031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454" calcext:value-type="float">
            <text:p>2645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3" calcext:value-type="float">
            <text:p>1375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345985" calcext:value-type="float">
            <text:p>3459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47" calcext:value-type="date">
            <text:p>2022-03-04 14:11:47</text:p>
          </table:table-cell>
          <table:table-cell office:value-type="float" office:value="61938848" calcext:value-type="float">
            <text:p>619388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2812" calcext:value-type="float">
            <text:p>732812</text:p>
          </table:table-cell>
          <table:table-cell office:value-type="float" office:value="704172" calcext:value-type="float">
            <text:p>70417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54" calcext:value-type="float">
            <text:p>9785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04782" calcext:value-type="float">
            <text:p>40478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52" calcext:value-type="date">
            <text:p>2022-03-04 14:11:52</text:p>
          </table:table-cell>
          <table:table-cell office:value-type="float" office:value="61933564" calcext:value-type="float">
            <text:p>619335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63" calcext:value-type="float">
            <text:p>11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7360" calcext:value-type="float">
            <text:p>737360</text:p>
          </table:table-cell>
          <table:table-cell office:value-type="float" office:value="708720" calcext:value-type="float">
            <text:p>70872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700" calcext:value-type="float">
            <text:p>9770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94151" calcext:value-type="float">
            <text:p>39415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3356" calcext:value-type="float">
            <text:p>533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1:57" calcext:value-type="date">
            <text:p>2022-03-04 14:11:57</text:p>
          </table:table-cell>
          <table:table-cell office:value-type="float" office:value="61907116" calcext:value-type="float">
            <text:p>619071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3008" calcext:value-type="float">
            <text:p>763008</text:p>
          </table:table-cell>
          <table:table-cell office:value-type="float" office:value="734368" calcext:value-type="float">
            <text:p>7343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92" calcext:value-type="float">
            <text:p>779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7" calcext:value-type="float">
            <text:p>13777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82621" calcext:value-type="float">
            <text:p>3826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02" calcext:value-type="date">
            <text:p>2022-03-04 14:12:02</text:p>
          </table:table-cell>
          <table:table-cell office:value-type="float" office:value="61892776" calcext:value-type="float">
            <text:p>618927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6208" calcext:value-type="float">
            <text:p>776208</text:p>
          </table:table-cell>
          <table:table-cell office:value-type="float" office:value="747568" calcext:value-type="float">
            <text:p>7475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871" calcext:value-type="float">
            <text:p>1218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94790" calcext:value-type="float">
            <text:p>29479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07" calcext:value-type="date">
            <text:p>2022-03-04 14:12:07</text:p>
          </table:table-cell>
          <table:table-cell office:value-type="float" office:value="61892016" calcext:value-type="float">
            <text:p>61892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5616" calcext:value-type="float">
            <text:p>775616</text:p>
          </table:table-cell>
          <table:table-cell office:value-type="float" office:value="746976" calcext:value-type="float">
            <text:p>74697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055" calcext:value-type="float">
            <text:p>1160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16941" calcext:value-type="float">
            <text:p>3169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12" calcext:value-type="date">
            <text:p>2022-03-04 14:12:12</text:p>
          </table:table-cell>
          <table:table-cell office:value-type="float" office:value="61889504" calcext:value-type="float">
            <text:p>618895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8284" calcext:value-type="float">
            <text:p>778284</text:p>
          </table:table-cell>
          <table:table-cell office:value-type="float" office:value="749644" calcext:value-type="float">
            <text:p>74964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649" calcext:value-type="float">
            <text:p>336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0" calcext:value-type="float">
            <text:p>13790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89236" calcext:value-type="float">
            <text:p>2892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17" calcext:value-type="date">
            <text:p>2022-03-04 14:12:17</text:p>
          </table:table-cell>
          <table:table-cell office:value-type="float" office:value="61915492" calcext:value-type="float">
            <text:p>619154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3684" calcext:value-type="float">
            <text:p>753684</text:p>
          </table:table-cell>
          <table:table-cell office:value-type="float" office:value="725044" calcext:value-type="float">
            <text:p>72504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515" calcext:value-type="float">
            <text:p>1295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74075" calcext:value-type="float">
            <text:p>2740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22" calcext:value-type="date">
            <text:p>2022-03-04 14:12:22</text:p>
          </table:table-cell>
          <table:table-cell office:value-type="float" office:value="61869680" calcext:value-type="float">
            <text:p>618696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1176" calcext:value-type="float">
            <text:p>801176</text:p>
          </table:table-cell>
          <table:table-cell office:value-type="float" office:value="772536" calcext:value-type="float">
            <text:p>77253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41" calcext:value-type="float">
            <text:p>1194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71927" calcext:value-type="float">
            <text:p>2719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4384" calcext:value-type="float">
            <text:p>5438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27" calcext:value-type="date">
            <text:p>2022-03-04 14:12:27</text:p>
          </table:table-cell>
          <table:table-cell office:value-type="float" office:value="61856328" calcext:value-type="float">
            <text:p>618563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6" calcext:value-type="float">
            <text:p>117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3764" calcext:value-type="float">
            <text:p>813764</text:p>
          </table:table-cell>
          <table:table-cell office:value-type="float" office:value="785124" calcext:value-type="float">
            <text:p>78512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124" calcext:value-type="float">
            <text:p>1261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2974" calcext:value-type="float">
            <text:p>20297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32" calcext:value-type="date">
            <text:p>2022-03-04 14:12:32</text:p>
          </table:table-cell>
          <table:table-cell office:value-type="float" office:value="61843988" calcext:value-type="float">
            <text:p>618439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4660" calcext:value-type="float">
            <text:p>824660</text:p>
          </table:table-cell>
          <table:table-cell office:value-type="float" office:value="796020" calcext:value-type="float">
            <text:p>79602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15" calcext:value-type="float">
            <text:p>79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27832" calcext:value-type="float">
            <text:p>4278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37" calcext:value-type="date">
            <text:p>2022-03-04 14:12:37</text:p>
          </table:table-cell>
          <table:table-cell office:value-type="float" office:value="61834680" calcext:value-type="float">
            <text:p>618346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32108" calcext:value-type="float">
            <text:p>832108</text:p>
          </table:table-cell>
          <table:table-cell office:value-type="float" office:value="803468" calcext:value-type="float">
            <text:p>8034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093" calcext:value-type="float">
            <text:p>3709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8974" calcext:value-type="float">
            <text:p>4189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42" calcext:value-type="date">
            <text:p>2022-03-04 14:12:42</text:p>
          </table:table-cell>
          <table:table-cell office:value-type="float" office:value="61813776" calcext:value-type="float">
            <text:p>618137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5304" calcext:value-type="float">
            <text:p>855304</text:p>
          </table:table-cell>
          <table:table-cell office:value-type="float" office:value="826664" calcext:value-type="float">
            <text:p>82666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38" calcext:value-type="float">
            <text:p>227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77420" calcext:value-type="float">
            <text:p>1774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47" calcext:value-type="date">
            <text:p>2022-03-04 14:12:47</text:p>
          </table:table-cell>
          <table:table-cell office:value-type="float" office:value="61919384" calcext:value-type="float">
            <text:p>619193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8" calcext:value-type="float">
            <text:p>11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8192" calcext:value-type="float">
            <text:p>748192</text:p>
          </table:table-cell>
          <table:table-cell office:value-type="float" office:value="719552" calcext:value-type="float">
            <text:p>71955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198" calcext:value-type="float">
            <text:p>591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89202" calcext:value-type="float">
            <text:p>1892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52" calcext:value-type="date">
            <text:p>2022-03-04 14:12:52</text:p>
          </table:table-cell>
          <table:table-cell office:value-type="float" office:value="61882868" calcext:value-type="float">
            <text:p>618828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3" calcext:value-type="float">
            <text:p>11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7684" calcext:value-type="float">
            <text:p>787684</text:p>
          </table:table-cell>
          <table:table-cell office:value-type="float" office:value="759044" calcext:value-type="float">
            <text:p>75904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39" calcext:value-type="float">
            <text:p>55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51205" calcext:value-type="float">
            <text:p>1512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2:57" calcext:value-type="date">
            <text:p>2022-03-04 14:12:57</text:p>
          </table:table-cell>
          <table:table-cell office:value-type="float" office:value="61871792" calcext:value-type="float">
            <text:p>618717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3604" calcext:value-type="float">
            <text:p>793604</text:p>
          </table:table-cell>
          <table:table-cell office:value-type="float" office:value="764964" calcext:value-type="float">
            <text:p>76496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960" calcext:value-type="float">
            <text:p>1539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49072" calcext:value-type="float">
            <text:p>2490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02" calcext:value-type="date">
            <text:p>2022-03-04 14:13:02</text:p>
          </table:table-cell>
          <table:table-cell office:value-type="float" office:value="61867776" calcext:value-type="float">
            <text:p>618677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864" calcext:value-type="float">
            <text:p>798864</text:p>
          </table:table-cell>
          <table:table-cell office:value-type="float" office:value="770224" calcext:value-type="float">
            <text:p>77022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293" calcext:value-type="float">
            <text:p>1062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4" calcext:value-type="float">
            <text:p>1381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86844" calcext:value-type="float">
            <text:p>2868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07" calcext:value-type="date">
            <text:p>2022-03-04 14:13:07</text:p>
          </table:table-cell>
          <table:table-cell office:value-type="float" office:value="61867036" calcext:value-type="float">
            <text:p>618670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0528" calcext:value-type="float">
            <text:p>800528</text:p>
          </table:table-cell>
          <table:table-cell office:value-type="float" office:value="771888" calcext:value-type="float">
            <text:p>77188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201" calcext:value-type="float">
            <text:p>752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4" calcext:value-type="float">
            <text:p>13814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21918" calcext:value-type="float">
            <text:p>3219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12" calcext:value-type="date">
            <text:p>2022-03-04 14:13:12</text:p>
          </table:table-cell>
          <table:table-cell office:value-type="float" office:value="61864776" calcext:value-type="float">
            <text:p>618647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4324" calcext:value-type="float">
            <text:p>804324</text:p>
          </table:table-cell>
          <table:table-cell office:value-type="float" office:value="775684" calcext:value-type="float">
            <text:p>7756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064" calcext:value-type="float">
            <text:p>1080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22637" calcext:value-type="float">
            <text:p>3226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17" calcext:value-type="date">
            <text:p>2022-03-04 14:13:17</text:p>
          </table:table-cell>
          <table:table-cell office:value-type="float" office:value="61888456" calcext:value-type="float">
            <text:p>618884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66" calcext:value-type="float">
            <text:p>116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2148" calcext:value-type="float">
            <text:p>782148</text:p>
          </table:table-cell>
          <table:table-cell office:value-type="float" office:value="753508" calcext:value-type="float">
            <text:p>75350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725" calcext:value-type="float">
            <text:p>1407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438356" calcext:value-type="float">
            <text:p>43835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22" calcext:value-type="date">
            <text:p>2022-03-04 14:13:22</text:p>
          </table:table-cell>
          <table:table-cell office:value-type="float" office:value="61871076" calcext:value-type="float">
            <text:p>618710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7636" calcext:value-type="float">
            <text:p>797636</text:p>
          </table:table-cell>
          <table:table-cell office:value-type="float" office:value="768996" calcext:value-type="float">
            <text:p>76899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507" calcext:value-type="float">
            <text:p>605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00339" calcext:value-type="float">
            <text:p>2003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27" calcext:value-type="date">
            <text:p>2022-03-04 14:13:27</text:p>
          </table:table-cell>
          <table:table-cell office:value-type="float" office:value="61869832" calcext:value-type="float">
            <text:p>6186983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7808" calcext:value-type="float">
            <text:p>797808</text:p>
          </table:table-cell>
          <table:table-cell office:value-type="float" office:value="769168" calcext:value-type="float">
            <text:p>7691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536" calcext:value-type="float">
            <text:p>1135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68752" calcext:value-type="float">
            <text:p>1687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32" calcext:value-type="date">
            <text:p>2022-03-04 14:13:32</text:p>
          </table:table-cell>
          <table:table-cell office:value-type="float" office:value="61866088" calcext:value-type="float">
            <text:p>618660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248" calcext:value-type="float">
            <text:p>798248</text:p>
          </table:table-cell>
          <table:table-cell office:value-type="float" office:value="769608" calcext:value-type="float">
            <text:p>76960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854" calcext:value-type="float">
            <text:p>1578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91098" calcext:value-type="float">
            <text:p>3910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37" calcext:value-type="date">
            <text:p>2022-03-04 14:13:37</text:p>
          </table:table-cell>
          <table:table-cell office:value-type="float" office:value="61854520" calcext:value-type="float">
            <text:p>618545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2816" calcext:value-type="float">
            <text:p>812816</text:p>
          </table:table-cell>
          <table:table-cell office:value-type="float" office:value="784176" calcext:value-type="float">
            <text:p>78417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123" calcext:value-type="float">
            <text:p>821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84585" calcext:value-type="float">
            <text:p>3845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42" calcext:value-type="date">
            <text:p>2022-03-04 14:13:42</text:p>
          </table:table-cell>
          <table:table-cell office:value-type="float" office:value="61854020" calcext:value-type="float">
            <text:p>618540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2996" calcext:value-type="float">
            <text:p>812996</text:p>
          </table:table-cell>
          <table:table-cell office:value-type="float" office:value="784356" calcext:value-type="float">
            <text:p>7843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580" calcext:value-type="float">
            <text:p>775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72790" calcext:value-type="float">
            <text:p>37279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47" calcext:value-type="date">
            <text:p>2022-03-04 14:13:47</text:p>
          </table:table-cell>
          <table:table-cell office:value-type="float" office:value="61888560" calcext:value-type="float">
            <text:p>618885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0720" calcext:value-type="float">
            <text:p>780720</text:p>
          </table:table-cell>
          <table:table-cell office:value-type="float" office:value="752080" calcext:value-type="float">
            <text:p>75208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760" calcext:value-type="float">
            <text:p>1427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59660" calcext:value-type="float">
            <text:p>35966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52" calcext:value-type="date">
            <text:p>2022-03-04 14:13:52</text:p>
          </table:table-cell>
          <table:table-cell office:value-type="float" office:value="61881008" calcext:value-type="float">
            <text:p>618810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8196" calcext:value-type="float">
            <text:p>788196</text:p>
          </table:table-cell>
          <table:table-cell office:value-type="float" office:value="759556" calcext:value-type="float">
            <text:p>7595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064" calcext:value-type="float">
            <text:p>1560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85702" calcext:value-type="float">
            <text:p>2857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3:57" calcext:value-type="date">
            <text:p>2022-03-04 14:13:57</text:p>
          </table:table-cell>
          <table:table-cell office:value-type="float" office:value="61875484" calcext:value-type="float">
            <text:p>61875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0" calcext:value-type="float">
            <text:p>11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1740" calcext:value-type="float">
            <text:p>791740</text:p>
          </table:table-cell>
          <table:table-cell office:value-type="float" office:value="763100" calcext:value-type="float">
            <text:p>76310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295" calcext:value-type="float">
            <text:p>622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63418" calcext:value-type="float">
            <text:p>2634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02" calcext:value-type="date">
            <text:p>2022-03-04 14:14:02</text:p>
          </table:table-cell>
          <table:table-cell office:value-type="float" office:value="61870976" calcext:value-type="float">
            <text:p>618709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0" calcext:value-type="float">
            <text:p>11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5436" calcext:value-type="float">
            <text:p>795436</text:p>
          </table:table-cell>
          <table:table-cell office:value-type="float" office:value="766796" calcext:value-type="float">
            <text:p>76679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272" calcext:value-type="float">
            <text:p>842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04372" calcext:value-type="float">
            <text:p>3043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07" calcext:value-type="date">
            <text:p>2022-03-04 14:14:07</text:p>
          </table:table-cell>
          <table:table-cell office:value-type="float" office:value="61862924" calcext:value-type="float">
            <text:p>618629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4340" calcext:value-type="float">
            <text:p>804340</text:p>
          </table:table-cell>
          <table:table-cell office:value-type="float" office:value="775700" calcext:value-type="float">
            <text:p>77570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232" calcext:value-type="float">
            <text:p>452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97326" calcext:value-type="float">
            <text:p>3973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12" calcext:value-type="date">
            <text:p>2022-03-04 14:14:12</text:p>
          </table:table-cell>
          <table:table-cell office:value-type="float" office:value="61862424" calcext:value-type="float">
            <text:p>618624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4576" calcext:value-type="float">
            <text:p>804576</text:p>
          </table:table-cell>
          <table:table-cell office:value-type="float" office:value="775936" calcext:value-type="float">
            <text:p>77593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39" calcext:value-type="float">
            <text:p>755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98047" calcext:value-type="float">
            <text:p>2980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17" calcext:value-type="date">
            <text:p>2022-03-04 14:14:17</text:p>
          </table:table-cell>
          <table:table-cell office:value-type="float" office:value="61886372" calcext:value-type="float">
            <text:p>61886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8" calcext:value-type="float">
            <text:p>12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0824" calcext:value-type="float">
            <text:p>750824</text:p>
          </table:table-cell>
          <table:table-cell office:value-type="float" office:value="722184" calcext:value-type="float">
            <text:p>7221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88" calcext:value-type="float">
            <text:p>349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53607" calcext:value-type="float">
            <text:p>25360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22" calcext:value-type="date">
            <text:p>2022-03-04 14:14:22</text:p>
          </table:table-cell>
          <table:table-cell office:value-type="float" office:value="61859184" calcext:value-type="float">
            <text:p>618591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4" calcext:value-type="float">
            <text:p>12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3840" calcext:value-type="float">
            <text:p>763840</text:p>
          </table:table-cell>
          <table:table-cell office:value-type="float" office:value="735200" calcext:value-type="float">
            <text:p>73520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422" calcext:value-type="float">
            <text:p>224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29698" calcext:value-type="float">
            <text:p>3296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27" calcext:value-type="date">
            <text:p>2022-03-04 14:14:27</text:p>
          </table:table-cell>
          <table:table-cell office:value-type="float" office:value="61862208" calcext:value-type="float">
            <text:p>6186220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1" calcext:value-type="float">
            <text:p>12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4048" calcext:value-type="float">
            <text:p>764048</text:p>
          </table:table-cell>
          <table:table-cell office:value-type="float" office:value="735408" calcext:value-type="float">
            <text:p>73540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58" calcext:value-type="float">
            <text:p>74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43021" calcext:value-type="float">
            <text:p>3430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32" calcext:value-type="date">
            <text:p>2022-03-04 14:14:32</text:p>
          </table:table-cell>
          <table:table-cell office:value-type="float" office:value="61847872" calcext:value-type="float">
            <text:p>618478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1" calcext:value-type="float">
            <text:p>12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3604" calcext:value-type="float">
            <text:p>783604</text:p>
          </table:table-cell>
          <table:table-cell office:value-type="float" office:value="754964" calcext:value-type="float">
            <text:p>75496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729" calcext:value-type="float">
            <text:p>1057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1926" calcext:value-type="float">
            <text:p>2619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37" calcext:value-type="date">
            <text:p>2022-03-04 14:14:37</text:p>
          </table:table-cell>
          <table:table-cell office:value-type="float" office:value="61844856" calcext:value-type="float">
            <text:p>618448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6" calcext:value-type="float">
            <text:p>11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0696" calcext:value-type="float">
            <text:p>800696</text:p>
          </table:table-cell>
          <table:table-cell office:value-type="float" office:value="772056" calcext:value-type="float">
            <text:p>7720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81" calcext:value-type="float">
            <text:p>5798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2720" calcext:value-type="float">
            <text:p>3727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42" calcext:value-type="date">
            <text:p>2022-03-04 14:14:42</text:p>
          </table:table-cell>
          <table:table-cell office:value-type="float" office:value="61842092" calcext:value-type="float">
            <text:p>618420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6" calcext:value-type="float">
            <text:p>11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2900" calcext:value-type="float">
            <text:p>802900</text:p>
          </table:table-cell>
          <table:table-cell office:value-type="float" office:value="774260" calcext:value-type="float">
            <text:p>77426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84" calcext:value-type="float">
            <text:p>77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7100" calcext:value-type="float">
            <text:p>337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47" calcext:value-type="date">
            <text:p>2022-03-04 14:14:47</text:p>
          </table:table-cell>
          <table:table-cell office:value-type="float" office:value="61883176" calcext:value-type="float">
            <text:p>618831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4144" calcext:value-type="float">
            <text:p>764144</text:p>
          </table:table-cell>
          <table:table-cell office:value-type="float" office:value="735504" calcext:value-type="float">
            <text:p>73550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401" calcext:value-type="float">
            <text:p>1594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6015" calcext:value-type="float">
            <text:p>2960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52" calcext:value-type="date">
            <text:p>2022-03-04 14:14:52</text:p>
          </table:table-cell>
          <table:table-cell office:value-type="float" office:value="61883276" calcext:value-type="float">
            <text:p>618832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5224" calcext:value-type="float">
            <text:p>785224</text:p>
          </table:table-cell>
          <table:table-cell office:value-type="float" office:value="756584" calcext:value-type="float">
            <text:p>7565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407" calcext:value-type="float">
            <text:p>1514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4122" calcext:value-type="float">
            <text:p>2341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4:57" calcext:value-type="date">
            <text:p>2022-03-04 14:14:57</text:p>
          </table:table-cell>
          <table:table-cell office:value-type="float" office:value="61881016" calcext:value-type="float">
            <text:p>61881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7040" calcext:value-type="float">
            <text:p>787040</text:p>
          </table:table-cell>
          <table:table-cell office:value-type="float" office:value="758400" calcext:value-type="float">
            <text:p>75840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555" calcext:value-type="float">
            <text:p>1165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6636" calcext:value-type="float">
            <text:p>3166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02" calcext:value-type="date">
            <text:p>2022-03-04 14:15:02</text:p>
          </table:table-cell>
          <table:table-cell office:value-type="float" office:value="61875032" calcext:value-type="float">
            <text:p>6187503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9868" calcext:value-type="float">
            <text:p>789868</text:p>
          </table:table-cell>
          <table:table-cell office:value-type="float" office:value="761228" calcext:value-type="float">
            <text:p>76122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356" calcext:value-type="float">
            <text:p>853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9817" calcext:value-type="float">
            <text:p>4098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07" calcext:value-type="date">
            <text:p>2022-03-04 14:15:07</text:p>
          </table:table-cell>
          <table:table-cell office:value-type="float" office:value="61872016" calcext:value-type="float">
            <text:p>61872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3260" calcext:value-type="float">
            <text:p>793260</text:p>
          </table:table-cell>
          <table:table-cell office:value-type="float" office:value="764620" calcext:value-type="float">
            <text:p>76462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668" calcext:value-type="float">
            <text:p>1386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586" calcext:value-type="float">
            <text:p>3965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12" calcext:value-type="date">
            <text:p>2022-03-04 14:15:12</text:p>
          </table:table-cell>
          <table:table-cell office:value-type="float" office:value="61867492" calcext:value-type="float">
            <text:p>618674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056" calcext:value-type="float">
            <text:p>798056</text:p>
          </table:table-cell>
          <table:table-cell office:value-type="float" office:value="769416" calcext:value-type="float">
            <text:p>76941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181" calcext:value-type="float">
            <text:p>3818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6785" calcext:value-type="float">
            <text:p>4067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17" calcext:value-type="date">
            <text:p>2022-03-04 14:15:17</text:p>
          </table:table-cell>
          <table:table-cell office:value-type="float" office:value="61918152" calcext:value-type="float">
            <text:p>619181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9892" calcext:value-type="float">
            <text:p>749892</text:p>
          </table:table-cell>
          <table:table-cell office:value-type="float" office:value="721252" calcext:value-type="float">
            <text:p>72125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666" calcext:value-type="float">
            <text:p>856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3" calcext:value-type="float">
            <text:p>1863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7208" calcext:value-type="float">
            <text:p>37720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22" calcext:value-type="date">
            <text:p>2022-03-04 14:15:22</text:p>
          </table:table-cell>
          <table:table-cell office:value-type="float" office:value="61884644" calcext:value-type="float">
            <text:p>618846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3896" calcext:value-type="float">
            <text:p>783896</text:p>
          </table:table-cell>
          <table:table-cell office:value-type="float" office:value="755256" calcext:value-type="float">
            <text:p>7552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019" calcext:value-type="float">
            <text:p>560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4656" calcext:value-type="float">
            <text:p>3246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3-04T14:15:27" calcext:value-type="date">
            <text:p>2022-03-04 14:15:27</text:p>
          </table:table-cell>
          <table:table-cell office:value-type="float" office:value="61883180" calcext:value-type="float">
            <text:p>618831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4984" calcext:value-type="float">
            <text:p>784984</text:p>
          </table:table-cell>
          <table:table-cell office:value-type="float" office:value="756344" calcext:value-type="float">
            <text:p>75634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883" calcext:value-type="float">
            <text:p>6788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9090" calcext:value-type="float">
            <text:p>25909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32" calcext:value-type="date">
            <text:p>2022-03-04 14:15:32</text:p>
          </table:table-cell>
          <table:table-cell office:value-type="float" office:value="61881692" calcext:value-type="float">
            <text:p>618816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5504" calcext:value-type="float">
            <text:p>785504</text:p>
          </table:table-cell>
          <table:table-cell office:value-type="float" office:value="756864" calcext:value-type="float">
            <text:p>75686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815" calcext:value-type="float">
            <text:p>958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1792" calcext:value-type="float">
            <text:p>4217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37" calcext:value-type="date">
            <text:p>2022-03-04 14:15:37</text:p>
          </table:table-cell>
          <table:table-cell office:value-type="float" office:value="61880188" calcext:value-type="float">
            <text:p>618801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7432" calcext:value-type="float">
            <text:p>787432</text:p>
          </table:table-cell>
          <table:table-cell office:value-type="float" office:value="758792" calcext:value-type="float">
            <text:p>75879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46" calcext:value-type="float">
            <text:p>115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7152" calcext:value-type="float">
            <text:p>3671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42" calcext:value-type="date">
            <text:p>2022-03-04 14:15:42</text:p>
          </table:table-cell>
          <table:table-cell office:value-type="float" office:value="61869364" calcext:value-type="float">
            <text:p>618693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6328" calcext:value-type="float">
            <text:p>796328</text:p>
          </table:table-cell>
          <table:table-cell office:value-type="float" office:value="767688" calcext:value-type="float">
            <text:p>76768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914" calcext:value-type="float">
            <text:p>1599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9058" calcext:value-type="float">
            <text:p>3190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47" calcext:value-type="date">
            <text:p>2022-03-04 14:15:47</text:p>
          </table:table-cell>
          <table:table-cell office:value-type="float" office:value="61909192" calcext:value-type="float">
            <text:p>619091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6708" calcext:value-type="float">
            <text:p>756708</text:p>
          </table:table-cell>
          <table:table-cell office:value-type="float" office:value="728068" calcext:value-type="float">
            <text:p>72806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946" calcext:value-type="float">
            <text:p>689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8370" calcext:value-type="float">
            <text:p>42837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52" calcext:value-type="date">
            <text:p>2022-03-04 14:15:52</text:p>
          </table:table-cell>
          <table:table-cell office:value-type="float" office:value="61905180" calcext:value-type="float">
            <text:p>619051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2552" calcext:value-type="float">
            <text:p>762552</text:p>
          </table:table-cell>
          <table:table-cell office:value-type="float" office:value="733912" calcext:value-type="float">
            <text:p>73391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238" calcext:value-type="float">
            <text:p>1072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8627" calcext:value-type="float">
            <text:p>3386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5:57" calcext:value-type="date">
            <text:p>2022-03-04 14:15:57</text:p>
          </table:table-cell>
          <table:table-cell office:value-type="float" office:value="61889312" calcext:value-type="float">
            <text:p>618893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6956" calcext:value-type="float">
            <text:p>776956</text:p>
          </table:table-cell>
          <table:table-cell office:value-type="float" office:value="748316" calcext:value-type="float">
            <text:p>74831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48" calcext:value-type="float">
            <text:p>111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93387" calcext:value-type="float">
            <text:p>933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02" calcext:value-type="date">
            <text:p>2022-03-04 14:16:02</text:p>
          </table:table-cell>
          <table:table-cell office:value-type="float" office:value="61867416" calcext:value-type="float">
            <text:p>618674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5952" calcext:value-type="float">
            <text:p>795952</text:p>
          </table:table-cell>
          <table:table-cell office:value-type="float" office:value="767312" calcext:value-type="float">
            <text:p>76731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614" calcext:value-type="float">
            <text:p>1496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3589" calcext:value-type="float">
            <text:p>27358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07" calcext:value-type="date">
            <text:p>2022-03-04 14:16:07</text:p>
          </table:table-cell>
          <table:table-cell office:value-type="float" office:value="61866668" calcext:value-type="float">
            <text:p>618666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7056" calcext:value-type="float">
            <text:p>797056</text:p>
          </table:table-cell>
          <table:table-cell office:value-type="float" office:value="768416" calcext:value-type="float">
            <text:p>76841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262" calcext:value-type="float">
            <text:p>1222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5472" calcext:value-type="float">
            <text:p>2354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12" calcext:value-type="date">
            <text:p>2022-03-04 14:16:12</text:p>
          </table:table-cell>
          <table:table-cell office:value-type="float" office:value="61864984" calcext:value-type="float">
            <text:p>618649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668" calcext:value-type="float">
            <text:p>798668</text:p>
          </table:table-cell>
          <table:table-cell office:value-type="float" office:value="770028" calcext:value-type="float">
            <text:p>77002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112" calcext:value-type="float">
            <text:p>1151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724" calcext:value-type="float">
            <text:p>4027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17" calcext:value-type="date">
            <text:p>2022-03-04 14:16:17</text:p>
          </table:table-cell>
          <table:table-cell office:value-type="float" office:value="61916156" calcext:value-type="float">
            <text:p>619161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7072" calcext:value-type="float">
            <text:p>747072</text:p>
          </table:table-cell>
          <table:table-cell office:value-type="float" office:value="718432" calcext:value-type="float">
            <text:p>71843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893" calcext:value-type="float">
            <text:p>1258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8928" calcext:value-type="float">
            <text:p>3389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22" calcext:value-type="date">
            <text:p>2022-03-04 14:16:22</text:p>
          </table:table-cell>
          <table:table-cell office:value-type="float" office:value="61896016" calcext:value-type="float">
            <text:p>61896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6424" calcext:value-type="float">
            <text:p>766424</text:p>
          </table:table-cell>
          <table:table-cell office:value-type="float" office:value="737784" calcext:value-type="float">
            <text:p>7377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856" calcext:value-type="float">
            <text:p>1308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8404" calcext:value-type="float">
            <text:p>2584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27" calcext:value-type="date">
            <text:p>2022-03-04 14:16:27</text:p>
          </table:table-cell>
          <table:table-cell office:value-type="float" office:value="61895268" calcext:value-type="float">
            <text:p>618952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9392" calcext:value-type="float">
            <text:p>769392</text:p>
          </table:table-cell>
          <table:table-cell office:value-type="float" office:value="740752" calcext:value-type="float">
            <text:p>74075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06" calcext:value-type="float">
            <text:p>1289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4462" calcext:value-type="float">
            <text:p>42446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32" calcext:value-type="date">
            <text:p>2022-03-04 14:16:32</text:p>
          </table:table-cell>
          <table:table-cell office:value-type="float" office:value="61883016" calcext:value-type="float">
            <text:p>618830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2288" calcext:value-type="float">
            <text:p>782288</text:p>
          </table:table-cell>
          <table:table-cell office:value-type="float" office:value="753648" calcext:value-type="float">
            <text:p>75364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595" calcext:value-type="float">
            <text:p>655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1752" calcext:value-type="float">
            <text:p>3417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37" calcext:value-type="date">
            <text:p>2022-03-04 14:16:37</text:p>
          </table:table-cell>
          <table:table-cell office:value-type="float" office:value="61862112" calcext:value-type="float">
            <text:p>618621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7" calcext:value-type="float">
            <text:p>116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4160" calcext:value-type="float">
            <text:p>804160</text:p>
          </table:table-cell>
          <table:table-cell office:value-type="float" office:value="775520" calcext:value-type="float">
            <text:p>77552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064" calcext:value-type="float">
            <text:p>1540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8349" calcext:value-type="float">
            <text:p>2983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42" calcext:value-type="date">
            <text:p>2022-03-04 14:16:42</text:p>
          </table:table-cell>
          <table:table-cell office:value-type="float" office:value="61857612" calcext:value-type="float">
            <text:p>618576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9" calcext:value-type="float">
            <text:p>11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5320" calcext:value-type="float">
            <text:p>805320</text:p>
          </table:table-cell>
          <table:table-cell office:value-type="float" office:value="776680" calcext:value-type="float">
            <text:p>77668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887" calcext:value-type="float">
            <text:p>1158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8584" calcext:value-type="float">
            <text:p>3285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47" calcext:value-type="date">
            <text:p>2022-03-04 14:16:47</text:p>
          </table:table-cell>
          <table:table-cell office:value-type="float" office:value="61890380" calcext:value-type="float">
            <text:p>618903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9" calcext:value-type="float">
            <text:p>11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7816" calcext:value-type="float">
            <text:p>777816</text:p>
          </table:table-cell>
          <table:table-cell office:value-type="float" office:value="749176" calcext:value-type="float">
            <text:p>74917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825" calcext:value-type="float">
            <text:p>1548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5369" calcext:value-type="float">
            <text:p>3453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52" calcext:value-type="date">
            <text:p>2022-03-04 14:16:52</text:p>
          </table:table-cell>
          <table:table-cell office:value-type="float" office:value="61881576" calcext:value-type="float">
            <text:p>618815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8" calcext:value-type="float">
            <text:p>11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4124" calcext:value-type="float">
            <text:p>784124</text:p>
          </table:table-cell>
          <table:table-cell office:value-type="float" office:value="755484" calcext:value-type="float">
            <text:p>75548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129" calcext:value-type="float">
            <text:p>411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2630" calcext:value-type="float">
            <text:p>3526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6:57" calcext:value-type="date">
            <text:p>2022-03-04 14:16:57</text:p>
          </table:table-cell>
          <table:table-cell office:value-type="float" office:value="61880324" calcext:value-type="float">
            <text:p>618803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8" calcext:value-type="float">
            <text:p>11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6260" calcext:value-type="float">
            <text:p>786260</text:p>
          </table:table-cell>
          <table:table-cell office:value-type="float" office:value="757620" calcext:value-type="float">
            <text:p>75762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999" calcext:value-type="float">
            <text:p>1009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7536" calcext:value-type="float">
            <text:p>2775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02" calcext:value-type="date">
            <text:p>2022-03-04 14:17:02</text:p>
          </table:table-cell>
          <table:table-cell office:value-type="float" office:value="61869768" calcext:value-type="float">
            <text:p>618697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8" calcext:value-type="float">
            <text:p>11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3096" calcext:value-type="float">
            <text:p>793096</text:p>
          </table:table-cell>
          <table:table-cell office:value-type="float" office:value="764456" calcext:value-type="float">
            <text:p>76445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126" calcext:value-type="float">
            <text:p>501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8017" calcext:value-type="float">
            <text:p>2180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07" calcext:value-type="date">
            <text:p>2022-03-04 14:17:07</text:p>
          </table:table-cell>
          <table:table-cell office:value-type="float" office:value="61868776" calcext:value-type="float">
            <text:p>618687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3" calcext:value-type="float">
            <text:p>116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4500" calcext:value-type="float">
            <text:p>794500</text:p>
          </table:table-cell>
          <table:table-cell office:value-type="float" office:value="765860" calcext:value-type="float">
            <text:p>76586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574" calcext:value-type="float">
            <text:p>1155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2003" calcext:value-type="float">
            <text:p>41200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5412" calcext:value-type="float">
            <text:p>5541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12" calcext:value-type="date">
            <text:p>2022-03-04 14:17:12</text:p>
          </table:table-cell>
          <table:table-cell office:value-type="float" office:value="61861484" calcext:value-type="float">
            <text:p>61861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3572" calcext:value-type="float">
            <text:p>803572</text:p>
          </table:table-cell>
          <table:table-cell office:value-type="float" office:value="774932" calcext:value-type="float">
            <text:p>77493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21" calcext:value-type="float">
            <text:p>48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69894" calcext:value-type="float">
            <text:p>698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6908" calcext:value-type="float">
            <text:p>369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17" calcext:value-type="date">
            <text:p>2022-03-04 14:17:17</text:p>
          </table:table-cell>
          <table:table-cell office:value-type="float" office:value="61908624" calcext:value-type="float">
            <text:p>619086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7800" calcext:value-type="float">
            <text:p>757800</text:p>
          </table:table-cell>
          <table:table-cell office:value-type="float" office:value="729160" calcext:value-type="float">
            <text:p>72916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59" calcext:value-type="float">
            <text:p>66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385" calcext:value-type="float">
            <text:p>2663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22" calcext:value-type="date">
            <text:p>2022-03-04 14:17:22</text:p>
          </table:table-cell>
          <table:table-cell office:value-type="float" office:value="61905360" calcext:value-type="float">
            <text:p>619053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0520" calcext:value-type="float">
            <text:p>760520</text:p>
          </table:table-cell>
          <table:table-cell office:value-type="float" office:value="731880" calcext:value-type="float">
            <text:p>73188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934" calcext:value-type="float">
            <text:p>959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688" calcext:value-type="float">
            <text:p>2666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27" calcext:value-type="date">
            <text:p>2022-03-04 14:17:27</text:p>
          </table:table-cell>
          <table:table-cell office:value-type="float" office:value="61887484" calcext:value-type="float">
            <text:p>61887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8680" calcext:value-type="float">
            <text:p>778680</text:p>
          </table:table-cell>
          <table:table-cell office:value-type="float" office:value="750040" calcext:value-type="float">
            <text:p>75004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924" calcext:value-type="float">
            <text:p>1129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62095" calcext:value-type="float">
            <text:p>1620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33" calcext:value-type="date">
            <text:p>2022-03-04 14:17:33</text:p>
          </table:table-cell>
          <table:table-cell office:value-type="float" office:value="61886736" calcext:value-type="float">
            <text:p>618867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9" calcext:value-type="float">
            <text:p>11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9340" calcext:value-type="float">
            <text:p>779340</text:p>
          </table:table-cell>
          <table:table-cell office:value-type="float" office:value="750700" calcext:value-type="float">
            <text:p>750700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796" calcext:value-type="float">
            <text:p>607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3205" calcext:value-type="float">
            <text:p>3432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38" calcext:value-type="date">
            <text:p>2022-03-04 14:17:38</text:p>
          </table:table-cell>
          <table:table-cell office:value-type="float" office:value="61879956" calcext:value-type="float">
            <text:p>618799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6436" calcext:value-type="float">
            <text:p>786436</text:p>
          </table:table-cell>
          <table:table-cell office:value-type="float" office:value="757796" calcext:value-type="float">
            <text:p>75779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861" calcext:value-type="float">
            <text:p>1178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6802" calcext:value-type="float">
            <text:p>2868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43" calcext:value-type="date">
            <text:p>2022-03-04 14:17:43</text:p>
          </table:table-cell>
          <table:table-cell office:value-type="float" office:value="61870404" calcext:value-type="float">
            <text:p>618704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4" calcext:value-type="float">
            <text:p>11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4648" calcext:value-type="float">
            <text:p>794648</text:p>
          </table:table-cell>
          <table:table-cell office:value-type="float" office:value="766008" calcext:value-type="float">
            <text:p>766008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22" calcext:value-type="float">
            <text:p>144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70339" calcext:value-type="float">
            <text:p>47033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48" calcext:value-type="date">
            <text:p>2022-03-04 14:17:48</text:p>
          </table:table-cell>
          <table:table-cell office:value-type="float" office:value="61965172" calcext:value-type="float">
            <text:p>619651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2316" calcext:value-type="float">
            <text:p>702316</text:p>
          </table:table-cell>
          <table:table-cell office:value-type="float" office:value="673676" calcext:value-type="float">
            <text:p>67367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179" calcext:value-type="float">
            <text:p>1381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023" calcext:value-type="float">
            <text:p>3980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53" calcext:value-type="date">
            <text:p>2022-03-04 14:17:53</text:p>
          </table:table-cell>
          <table:table-cell office:value-type="float" office:value="61881012" calcext:value-type="float">
            <text:p>618810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5576" calcext:value-type="float">
            <text:p>785576</text:p>
          </table:table-cell>
          <table:table-cell office:value-type="float" office:value="756936" calcext:value-type="float">
            <text:p>75693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863" calcext:value-type="float">
            <text:p>318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7130" calcext:value-type="float">
            <text:p>3171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7:58" calcext:value-type="date">
            <text:p>2022-03-04 14:17:58</text:p>
          </table:table-cell>
          <table:table-cell office:value-type="float" office:value="61875988" calcext:value-type="float">
            <text:p>618759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0576" calcext:value-type="float">
            <text:p>790576</text:p>
          </table:table-cell>
          <table:table-cell office:value-type="float" office:value="761936" calcext:value-type="float">
            <text:p>76193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360" calcext:value-type="float">
            <text:p>513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7427" calcext:value-type="float">
            <text:p>2474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8:03" calcext:value-type="date">
            <text:p>2022-03-04 14:18:03</text:p>
          </table:table-cell>
          <table:table-cell office:value-type="float" office:value="61872784" calcext:value-type="float">
            <text:p>618727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1264" calcext:value-type="float">
            <text:p>791264</text:p>
          </table:table-cell>
          <table:table-cell office:value-type="float" office:value="762624" calcext:value-type="float">
            <text:p>76262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437" calcext:value-type="float">
            <text:p>394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8641" calcext:value-type="float">
            <text:p>1886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8:08" calcext:value-type="date">
            <text:p>2022-03-04 14:18:08</text:p>
          </table:table-cell>
          <table:table-cell office:value-type="float" office:value="61871996" calcext:value-type="float">
            <text:p>618719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9" calcext:value-type="float">
            <text:p>11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2704" calcext:value-type="float">
            <text:p>792704</text:p>
          </table:table-cell>
          <table:table-cell office:value-type="float" office:value="764064" calcext:value-type="float">
            <text:p>76406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089" calcext:value-type="float">
            <text:p>1180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4531" calcext:value-type="float">
            <text:p>3545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8:13" calcext:value-type="date">
            <text:p>2022-03-04 14:18:13</text:p>
          </table:table-cell>
          <table:table-cell office:value-type="float" office:value="61865952" calcext:value-type="float">
            <text:p>61865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836" calcext:value-type="float">
            <text:p>798836</text:p>
          </table:table-cell>
          <table:table-cell office:value-type="float" office:value="770196" calcext:value-type="float">
            <text:p>770196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108" calcext:value-type="float">
            <text:p>601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6068" calcext:value-type="float">
            <text:p>2960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8:18" calcext:value-type="date">
            <text:p>2022-03-04 14:18:18</text:p>
          </table:table-cell>
          <table:table-cell office:value-type="float" office:value="61900748" calcext:value-type="float">
            <text:p>619007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8" calcext:value-type="float">
            <text:p>11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4964" calcext:value-type="float">
            <text:p>764964</text:p>
          </table:table-cell>
          <table:table-cell office:value-type="float" office:value="736324" calcext:value-type="float">
            <text:p>736324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209" calcext:value-type="float">
            <text:p>772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0727" calcext:value-type="float">
            <text:p>2307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4:18:23" calcext:value-type="date">
            <text:p>2022-03-04 14:18:23</text:p>
          </table:table-cell>
          <table:table-cell office:value-type="float" office:value="61897992" calcext:value-type="float">
            <text:p>618979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8192" calcext:value-type="float">
            <text:p>768192</text:p>
          </table:table-cell>
          <table:table-cell office:value-type="float" office:value="739552" calcext:value-type="float">
            <text:p>739552</text:p>
          </table:table-cell>
          <table:table-cell office:value-type="float" office:value="28640" calcext:value-type="float">
            <text:p>2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1411" calcext:value-type="float">
            <text:p>714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59" calcext:value-type="float">
            <text:p>1859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3376" calcext:value-type="float">
            <text:p>39337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132" calcext:value-type="float">
            <text:p>4513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ohne-autotrim" table:style-name="ta1">
        <table:table-column table:style-name="co2" table:default-cell-style-name="ce1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4 14:18:27</text:p>
          </table:table-cell>
          <table:table-cell office:value-type="float" office:value="62633248" calcext:value-type="float">
            <text:p>62633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860" calcext:value-type="float">
            <text:p>31860</text:p>
          </table:table-cell>
          <table:table-cell office:value-type="float" office:value="8200" calcext:value-type="float">
            <text:p>8200</text:p>
          </table:table-cell>
          <table:table-cell office:value-type="float" office:value="23660" calcext:value-type="float">
            <text:p>23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08" calcext:value-type="float">
            <text:p>41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4 14:18:32</text:p>
          </table:table-cell>
          <table:table-cell office:value-type="float" office:value="61979952" calcext:value-type="float">
            <text:p>61979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85716" calcext:value-type="float">
            <text:p>685716</text:p>
          </table:table-cell>
          <table:table-cell office:value-type="float" office:value="657104" calcext:value-type="float">
            <text:p>6571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848" calcext:value-type="float">
            <text:p>28848</text:p>
          </table:table-cell>
          <table:table-cell office:value-type="float" office:value="25261" calcext:value-type="float">
            <text:p>25261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690" calcext:value-type="float">
            <text:p>50690</text:p>
          </table:table-cell>
          <table:table-cell office:value-type="float" office:value="14144" calcext:value-type="float">
            <text:p>14144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98" calcext:value-type="float">
            <text:p>1898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401374" calcext:value-type="float">
            <text:p>40137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9992" calcext:value-type="float">
            <text:p>39992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2967" calcext:value-type="float">
            <text:p>2967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37</text:p>
          </table:table-cell>
          <table:table-cell office:value-type="float" office:value="61866056" calcext:value-type="float">
            <text:p>618660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1440" calcext:value-type="float">
            <text:p>801440</text:p>
          </table:table-cell>
          <table:table-cell office:value-type="float" office:value="772828" calcext:value-type="float">
            <text:p>7728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30" calcext:value-type="float">
            <text:p>11663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76480" calcext:value-type="float">
            <text:p>2764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2-03-04 14:18:43</text:p>
          </table:table-cell>
          <table:table-cell office:value-type="float" office:value="61812648" calcext:value-type="float">
            <text:p>618126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5292" calcext:value-type="float">
            <text:p>855292</text:p>
          </table:table-cell>
          <table:table-cell office:value-type="float" office:value="826680" calcext:value-type="float">
            <text:p>8266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632" calcext:value-type="float">
            <text:p>6863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73898" calcext:value-type="float">
            <text:p>2738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48</text:p>
          </table:table-cell>
          <table:table-cell office:value-type="float" office:value="61809140" calcext:value-type="float">
            <text:p>618091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7928" calcext:value-type="float">
            <text:p>857928</text:p>
          </table:table-cell>
          <table:table-cell office:value-type="float" office:value="829316" calcext:value-type="float">
            <text:p>8293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915" calcext:value-type="float">
            <text:p>1319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36102" calcext:value-type="float">
            <text:p>2361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53</text:p>
          </table:table-cell>
          <table:table-cell office:value-type="float" office:value="61791000" calcext:value-type="float">
            <text:p>617910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1" calcext:value-type="float">
            <text:p>11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5916" calcext:value-type="float">
            <text:p>875916</text:p>
          </table:table-cell>
          <table:table-cell office:value-type="float" office:value="847304" calcext:value-type="float">
            <text:p>8473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49" calcext:value-type="float">
            <text:p>1037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18493" calcext:value-type="float">
            <text:p>21849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58</text:p>
          </table:table-cell>
          <table:table-cell office:value-type="float" office:value="61760268" calcext:value-type="float">
            <text:p>617602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264" calcext:value-type="float">
            <text:p>905264</text:p>
          </table:table-cell>
          <table:table-cell office:value-type="float" office:value="876652" calcext:value-type="float">
            <text:p>8766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30" calcext:value-type="float">
            <text:p>11663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7" calcext:value-type="float">
            <text:p>13777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22986" calcext:value-type="float">
            <text:p>2229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03</text:p>
          </table:table-cell>
          <table:table-cell office:value-type="float" office:value="61749948" calcext:value-type="float">
            <text:p>617499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224" calcext:value-type="float">
            <text:p>915224</text:p>
          </table:table-cell>
          <table:table-cell office:value-type="float" office:value="886612" calcext:value-type="float">
            <text:p>88661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998" calcext:value-type="float">
            <text:p>10699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30509" calcext:value-type="float">
            <text:p>2305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08</text:p>
          </table:table-cell>
          <table:table-cell office:value-type="float" office:value="61739140" calcext:value-type="float">
            <text:p>617391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4508" calcext:value-type="float">
            <text:p>924508</text:p>
          </table:table-cell>
          <table:table-cell office:value-type="float" office:value="895896" calcext:value-type="float">
            <text:p>8958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31" calcext:value-type="float">
            <text:p>3633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39493" calcext:value-type="float">
            <text:p>339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13</text:p>
          </table:table-cell>
          <table:table-cell office:value-type="float" office:value="61731844" calcext:value-type="float">
            <text:p>617318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2004" calcext:value-type="float">
            <text:p>932004</text:p>
          </table:table-cell>
          <table:table-cell office:value-type="float" office:value="903392" calcext:value-type="float">
            <text:p>9033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105" calcext:value-type="float">
            <text:p>2110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1670" calcext:value-type="float">
            <text:p>3116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18</text:p>
          </table:table-cell>
          <table:table-cell office:value-type="float" office:value="61686640" calcext:value-type="float">
            <text:p>616866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4" calcext:value-type="float">
            <text:p>12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3656" calcext:value-type="float">
            <text:p>933656</text:p>
          </table:table-cell>
          <table:table-cell office:value-type="float" office:value="905044" calcext:value-type="float">
            <text:p>90504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45" calcext:value-type="float">
            <text:p>9744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03877" calcext:value-type="float">
            <text:p>3038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23</text:p>
          </table:table-cell>
          <table:table-cell office:value-type="float" office:value="61682024" calcext:value-type="float">
            <text:p>616820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6" calcext:value-type="float">
            <text:p>12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848" calcext:value-type="float">
            <text:p>937848</text:p>
          </table:table-cell>
          <table:table-cell office:value-type="float" office:value="909236" calcext:value-type="float">
            <text:p>9092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329" calcext:value-type="float">
            <text:p>5232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8134" calcext:value-type="float">
            <text:p>3281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28</text:p>
          </table:table-cell>
          <table:table-cell office:value-type="float" office:value="61677292" calcext:value-type="float">
            <text:p>616772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2" calcext:value-type="float">
            <text:p>12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8160" calcext:value-type="float">
            <text:p>948160</text:p>
          </table:table-cell>
          <table:table-cell office:value-type="float" office:value="919548" calcext:value-type="float">
            <text:p>91954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50" calcext:value-type="float">
            <text:p>251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36178" calcext:value-type="float">
            <text:p>3361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33</text:p>
          </table:table-cell>
          <table:table-cell office:value-type="float" office:value="61673276" calcext:value-type="float">
            <text:p>616732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5772" calcext:value-type="float">
            <text:p>955772</text:p>
          </table:table-cell>
          <table:table-cell office:value-type="float" office:value="927160" calcext:value-type="float">
            <text:p>9271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462" calcext:value-type="float">
            <text:p>204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7" calcext:value-type="float">
            <text:p>13817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63079" calcext:value-type="float">
            <text:p>3630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38</text:p>
          </table:table-cell>
          <table:table-cell office:value-type="float" office:value="61672780" calcext:value-type="float">
            <text:p>616727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8772" calcext:value-type="float">
            <text:p>968772</text:p>
          </table:table-cell>
          <table:table-cell office:value-type="float" office:value="940160" calcext:value-type="float">
            <text:p>9401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262" calcext:value-type="float">
            <text:p>222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60606" calcext:value-type="float">
            <text:p>3606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43</text:p>
          </table:table-cell>
          <table:table-cell office:value-type="float" office:value="61666000" calcext:value-type="float">
            <text:p>616660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632" calcext:value-type="float">
            <text:p>976632</text:p>
          </table:table-cell>
          <table:table-cell office:value-type="float" office:value="948020" calcext:value-type="float">
            <text:p>94802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258" calcext:value-type="float">
            <text:p>1072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36960" calcext:value-type="float">
            <text:p>33696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48</text:p>
          </table:table-cell>
          <table:table-cell office:value-type="float" office:value="61665252" calcext:value-type="float">
            <text:p>616652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8" calcext:value-type="float">
            <text:p>11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808" calcext:value-type="float">
            <text:p>977808</text:p>
          </table:table-cell>
          <table:table-cell office:value-type="float" office:value="949196" calcext:value-type="float">
            <text:p>949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641" calcext:value-type="float">
            <text:p>53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36604" calcext:value-type="float">
            <text:p>3366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53</text:p>
          </table:table-cell>
          <table:table-cell office:value-type="float" office:value="61684440" calcext:value-type="float">
            <text:p>616844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840" calcext:value-type="float">
            <text:p>977840</text:p>
          </table:table-cell>
          <table:table-cell office:value-type="float" office:value="949228" calcext:value-type="float">
            <text:p>9492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357" calcext:value-type="float">
            <text:p>443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40962" calcext:value-type="float">
            <text:p>3409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58</text:p>
          </table:table-cell>
          <table:table-cell office:value-type="float" office:value="61683692" calcext:value-type="float">
            <text:p>616836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996" calcext:value-type="float">
            <text:p>977996</text:p>
          </table:table-cell>
          <table:table-cell office:value-type="float" office:value="949384" calcext:value-type="float">
            <text:p>94938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365" calcext:value-type="float">
            <text:p>493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3914" calcext:value-type="float">
            <text:p>3439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03</text:p>
          </table:table-cell>
          <table:table-cell office:value-type="float" office:value="61683460" calcext:value-type="float">
            <text:p>616834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8264" calcext:value-type="float">
            <text:p>978264</text:p>
          </table:table-cell>
          <table:table-cell office:value-type="float" office:value="949652" calcext:value-type="float">
            <text:p>9496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097" calcext:value-type="float">
            <text:p>740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829" calcext:value-type="float">
            <text:p>34282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08</text:p>
          </table:table-cell>
          <table:table-cell office:value-type="float" office:value="61679952" calcext:value-type="float">
            <text:p>61679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0724" calcext:value-type="float">
            <text:p>980724</text:p>
          </table:table-cell>
          <table:table-cell office:value-type="float" office:value="952112" calcext:value-type="float">
            <text:p>95211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84" calcext:value-type="float">
            <text:p>824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0889" calcext:value-type="float">
            <text:p>32088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13</text:p>
          </table:table-cell>
          <table:table-cell office:value-type="float" office:value="61674696" calcext:value-type="float">
            <text:p>616746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7344" calcext:value-type="float">
            <text:p>987344</text:p>
          </table:table-cell>
          <table:table-cell office:value-type="float" office:value="958732" calcext:value-type="float">
            <text:p>95873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039" calcext:value-type="float">
            <text:p>870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0515" calcext:value-type="float">
            <text:p>3205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18</text:p>
          </table:table-cell>
          <table:table-cell office:value-type="float" office:value="61673660" calcext:value-type="float">
            <text:p>616736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8328" calcext:value-type="float">
            <text:p>988328</text:p>
          </table:table-cell>
          <table:table-cell office:value-type="float" office:value="959716" calcext:value-type="float">
            <text:p>9597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98" calcext:value-type="float">
            <text:p>257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9" calcext:value-type="float">
            <text:p>1383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7001" calcext:value-type="float">
            <text:p>2970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23</text:p>
          </table:table-cell>
          <table:table-cell office:value-type="float" office:value="61673156" calcext:value-type="float">
            <text:p>616731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8688" calcext:value-type="float">
            <text:p>988688</text:p>
          </table:table-cell>
          <table:table-cell office:value-type="float" office:value="960076" calcext:value-type="float">
            <text:p>9600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702" calcext:value-type="float">
            <text:p>877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9" calcext:value-type="float">
            <text:p>1383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4059" calcext:value-type="float">
            <text:p>3040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28</text:p>
          </table:table-cell>
          <table:table-cell office:value-type="float" office:value="61668132" calcext:value-type="float">
            <text:p>6166813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3216" calcext:value-type="float">
            <text:p>993216</text:p>
          </table:table-cell>
          <table:table-cell office:value-type="float" office:value="964604" calcext:value-type="float">
            <text:p>9646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816" calcext:value-type="float">
            <text:p>1548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7966" calcext:value-type="float">
            <text:p>3179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33</text:p>
          </table:table-cell>
          <table:table-cell office:value-type="float" office:value="61665872" calcext:value-type="float">
            <text:p>616658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6408" calcext:value-type="float">
            <text:p>996408</text:p>
          </table:table-cell>
          <table:table-cell office:value-type="float" office:value="967796" calcext:value-type="float">
            <text:p>9677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136" calcext:value-type="float">
            <text:p>1001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1244" calcext:value-type="float">
            <text:p>4312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38</text:p>
          </table:table-cell>
          <table:table-cell office:value-type="float" office:value="61661092" calcext:value-type="float">
            <text:p>616610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1696" calcext:value-type="float">
            <text:p>1001696</text:p>
          </table:table-cell>
          <table:table-cell office:value-type="float" office:value="973084" calcext:value-type="float">
            <text:p>97308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557" calcext:value-type="float">
            <text:p>725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5150" calcext:value-type="float">
            <text:p>2851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43</text:p>
          </table:table-cell>
          <table:table-cell office:value-type="float" office:value="61660848" calcext:value-type="float">
            <text:p>616608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1992" calcext:value-type="float">
            <text:p>1001992</text:p>
          </table:table-cell>
          <table:table-cell office:value-type="float" office:value="973380" calcext:value-type="float">
            <text:p>9733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389" calcext:value-type="float">
            <text:p>1093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063" calcext:value-type="float">
            <text:p>2860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48</text:p>
          </table:table-cell>
          <table:table-cell office:value-type="float" office:value="61654820" calcext:value-type="float">
            <text:p>616548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6788" calcext:value-type="float">
            <text:p>1006788</text:p>
          </table:table-cell>
          <table:table-cell office:value-type="float" office:value="978176" calcext:value-type="float">
            <text:p>978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338" calcext:value-type="float">
            <text:p>473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3934" calcext:value-type="float">
            <text:p>2839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53</text:p>
          </table:table-cell>
          <table:table-cell office:value-type="float" office:value="61654076" calcext:value-type="float">
            <text:p>616540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5" calcext:value-type="float">
            <text:p>1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7984" calcext:value-type="float">
            <text:p>1007984</text:p>
          </table:table-cell>
          <table:table-cell office:value-type="float" office:value="979372" calcext:value-type="float">
            <text:p>97937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467" calcext:value-type="float">
            <text:p>584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7620" calcext:value-type="float">
            <text:p>2776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58</text:p>
          </table:table-cell>
          <table:table-cell office:value-type="float" office:value="61652576" calcext:value-type="float">
            <text:p>616525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040" calcext:value-type="float">
            <text:p>1009040</text:p>
          </table:table-cell>
          <table:table-cell office:value-type="float" office:value="980428" calcext:value-type="float">
            <text:p>98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642" calcext:value-type="float">
            <text:p>1226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6024" calcext:value-type="float">
            <text:p>2560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03</text:p>
          </table:table-cell>
          <table:table-cell office:value-type="float" office:value="61652340" calcext:value-type="float">
            <text:p>616523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040" calcext:value-type="float">
            <text:p>1009040</text:p>
          </table:table-cell>
          <table:table-cell office:value-type="float" office:value="980428" calcext:value-type="float">
            <text:p>98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122" calcext:value-type="float">
            <text:p>411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1695" calcext:value-type="float">
            <text:p>3516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08</text:p>
          </table:table-cell>
          <table:table-cell office:value-type="float" office:value="61650348" calcext:value-type="float">
            <text:p>616503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852" calcext:value-type="float">
            <text:p>1009852</text:p>
          </table:table-cell>
          <table:table-cell office:value-type="float" office:value="981240" calcext:value-type="float">
            <text:p>98124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019" calcext:value-type="float">
            <text:p>670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6130" calcext:value-type="float">
            <text:p>3061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13</text:p>
          </table:table-cell>
          <table:table-cell office:value-type="float" office:value="61649104" calcext:value-type="float">
            <text:p>616491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0648" calcext:value-type="float">
            <text:p>1010648</text:p>
          </table:table-cell>
          <table:table-cell office:value-type="float" office:value="982036" calcext:value-type="float">
            <text:p>982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1570" calcext:value-type="float">
            <text:p>715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3506" calcext:value-type="float">
            <text:p>4635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18</text:p>
          </table:table-cell>
          <table:table-cell office:value-type="float" office:value="61648608" calcext:value-type="float">
            <text:p>616486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572" calcext:value-type="float">
            <text:p>1011572</text:p>
          </table:table-cell>
          <table:table-cell office:value-type="float" office:value="982960" calcext:value-type="float">
            <text:p>9829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610" calcext:value-type="float">
            <text:p>1326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0867" calcext:value-type="float">
            <text:p>4608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23</text:p>
          </table:table-cell>
          <table:table-cell office:value-type="float" office:value="61648364" calcext:value-type="float">
            <text:p>616483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780" calcext:value-type="float">
            <text:p>1011780</text:p>
          </table:table-cell>
          <table:table-cell office:value-type="float" office:value="983168" calcext:value-type="float">
            <text:p>98316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606" calcext:value-type="float">
            <text:p>436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3148" calcext:value-type="float">
            <text:p>4631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28</text:p>
          </table:table-cell>
          <table:table-cell office:value-type="float" office:value="61648128" calcext:value-type="float">
            <text:p>616481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808" calcext:value-type="float">
            <text:p>1011808</text:p>
          </table:table-cell>
          <table:table-cell office:value-type="float" office:value="983196" calcext:value-type="float">
            <text:p>983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068" calcext:value-type="float">
            <text:p>820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0314" calcext:value-type="float">
            <text:p>4603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33</text:p>
          </table:table-cell>
          <table:table-cell office:value-type="float" office:value="61645872" calcext:value-type="float">
            <text:p>616458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4768" calcext:value-type="float">
            <text:p>1014768</text:p>
          </table:table-cell>
          <table:table-cell office:value-type="float" office:value="986156" calcext:value-type="float">
            <text:p>9861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360" calcext:value-type="float">
            <text:p>1523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1123" calcext:value-type="float">
            <text:p>4311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38</text:p>
          </table:table-cell>
          <table:table-cell office:value-type="float" office:value="61645644" calcext:value-type="float">
            <text:p>616456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4768" calcext:value-type="float">
            <text:p>1014768</text:p>
          </table:table-cell>
          <table:table-cell office:value-type="float" office:value="986156" calcext:value-type="float">
            <text:p>9861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82" calcext:value-type="float">
            <text:p>357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25396" calcext:value-type="float">
            <text:p>4253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43</text:p>
          </table:table-cell>
          <table:table-cell office:value-type="float" office:value="61645400" calcext:value-type="float">
            <text:p>616454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028" calcext:value-type="float">
            <text:p>1015028</text:p>
          </table:table-cell>
          <table:table-cell office:value-type="float" office:value="986416" calcext:value-type="float">
            <text:p>9864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549" calcext:value-type="float">
            <text:p>1205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8889" calcext:value-type="float">
            <text:p>43888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48</text:p>
          </table:table-cell>
          <table:table-cell office:value-type="float" office:value="61643664" calcext:value-type="float">
            <text:p>616436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092" calcext:value-type="float">
            <text:p>1015092</text:p>
          </table:table-cell>
          <table:table-cell office:value-type="float" office:value="986480" calcext:value-type="float">
            <text:p>9864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076" calcext:value-type="float">
            <text:p>1010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43860" calcext:value-type="float">
            <text:p>4438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53</text:p>
          </table:table-cell>
          <table:table-cell office:value-type="float" office:value="61643172" calcext:value-type="float">
            <text:p>616431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172" calcext:value-type="float">
            <text:p>1015172</text:p>
          </table:table-cell>
          <table:table-cell office:value-type="float" office:value="986560" calcext:value-type="float">
            <text:p>9865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244" calcext:value-type="float">
            <text:p>1582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7401" calcext:value-type="float">
            <text:p>1974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58</text:p>
          </table:table-cell>
          <table:table-cell office:value-type="float" office:value="61643184" calcext:value-type="float">
            <text:p>616431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172" calcext:value-type="float">
            <text:p>1015172</text:p>
          </table:table-cell>
          <table:table-cell office:value-type="float" office:value="986560" calcext:value-type="float">
            <text:p>9865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70" calcext:value-type="float">
            <text:p>180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6319" calcext:value-type="float">
            <text:p>1863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03</text:p>
          </table:table-cell>
          <table:table-cell office:value-type="float" office:value="61642696" calcext:value-type="float">
            <text:p>616426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6588" calcext:value-type="float">
            <text:p>1016588</text:p>
          </table:table-cell>
          <table:table-cell office:value-type="float" office:value="987976" calcext:value-type="float">
            <text:p>9879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163" calcext:value-type="float">
            <text:p>1551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6649" calcext:value-type="float">
            <text:p>20664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08</text:p>
          </table:table-cell>
          <table:table-cell office:value-type="float" office:value="61640444" calcext:value-type="float">
            <text:p>61640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954" calcext:value-type="float">
            <text:p>199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9316" calcext:value-type="float">
            <text:p>1393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13</text:p>
          </table:table-cell>
          <table:table-cell office:value-type="float" office:value="61640220" calcext:value-type="float">
            <text:p>616402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560" calcext:value-type="float">
            <text:p>133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6795" calcext:value-type="float">
            <text:p>3967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18</text:p>
          </table:table-cell>
          <table:table-cell office:value-type="float" office:value="61640220" calcext:value-type="float">
            <text:p>616402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11" calcext:value-type="float">
            <text:p>458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7408" calcext:value-type="float">
            <text:p>2574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23</text:p>
          </table:table-cell>
          <table:table-cell office:value-type="float" office:value="61641048" calcext:value-type="float">
            <text:p>616410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568" calcext:value-type="float">
            <text:p>1017568</text:p>
          </table:table-cell>
          <table:table-cell office:value-type="float" office:value="988956" calcext:value-type="float">
            <text:p>9889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82" calcext:value-type="float">
            <text:p>157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64557" calcext:value-type="float">
            <text:p>2645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28</text:p>
          </table:table-cell>
          <table:table-cell office:value-type="float" office:value="61640252" calcext:value-type="float">
            <text:p>616402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352" calcext:value-type="float">
            <text:p>1018352</text:p>
          </table:table-cell>
          <table:table-cell office:value-type="float" office:value="989740" calcext:value-type="float">
            <text:p>98974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777" calcext:value-type="float">
            <text:p>457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75860" calcext:value-type="float">
            <text:p>3758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33</text:p>
          </table:table-cell>
          <table:table-cell office:value-type="float" office:value="61640012" calcext:value-type="float">
            <text:p>616400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788" calcext:value-type="float">
            <text:p>1018788</text:p>
          </table:table-cell>
          <table:table-cell office:value-type="float" office:value="990176" calcext:value-type="float">
            <text:p>990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858" calcext:value-type="float">
            <text:p>1618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08343" calcext:value-type="float">
            <text:p>4083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38</text:p>
          </table:table-cell>
          <table:table-cell office:value-type="float" office:value="61639760" calcext:value-type="float">
            <text:p>616397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5" calcext:value-type="float">
            <text:p>11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788" calcext:value-type="float">
            <text:p>1018788</text:p>
          </table:table-cell>
          <table:table-cell office:value-type="float" office:value="990176" calcext:value-type="float">
            <text:p>990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752" calcext:value-type="float">
            <text:p>1007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5069" calcext:value-type="float">
            <text:p>38506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43</text:p>
          </table:table-cell>
          <table:table-cell office:value-type="float" office:value="61640028" calcext:value-type="float">
            <text:p>616400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366" calcext:value-type="float">
            <text:p>873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816" calcext:value-type="float">
            <text:p>3428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-03-04 14:22:48</text:p>
          </table:table-cell>
          <table:table-cell office:value-type="float" office:value="61639452" calcext:value-type="float">
            <text:p>616394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319" calcext:value-type="float">
            <text:p>1133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245" calcext:value-type="float">
            <text:p>3422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53</text:p>
          </table:table-cell>
          <table:table-cell office:value-type="float" office:value="61638296" calcext:value-type="float">
            <text:p>616382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464" calcext:value-type="float">
            <text:p>424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6488" calcext:value-type="float">
            <text:p>3264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58</text:p>
          </table:table-cell>
          <table:table-cell office:value-type="float" office:value="61637808" calcext:value-type="float">
            <text:p>616378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825" calcext:value-type="float">
            <text:p>1118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6571" calcext:value-type="float">
            <text:p>3165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03</text:p>
          </table:table-cell>
          <table:table-cell office:value-type="float" office:value="61637312" calcext:value-type="float">
            <text:p>616373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304" calcext:value-type="float">
            <text:p>1019304</text:p>
          </table:table-cell>
          <table:table-cell office:value-type="float" office:value="990692" calcext:value-type="float">
            <text:p>9906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125" calcext:value-type="float">
            <text:p>1261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6381" calcext:value-type="float">
            <text:p>3263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08</text:p>
          </table:table-cell>
          <table:table-cell office:value-type="float" office:value="61637088" calcext:value-type="float">
            <text:p>616370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700" calcext:value-type="float">
            <text:p>1019700</text:p>
          </table:table-cell>
          <table:table-cell office:value-type="float" office:value="991088" calcext:value-type="float">
            <text:p>9910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371" calcext:value-type="float">
            <text:p>1063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6760" calcext:value-type="float">
            <text:p>3167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13</text:p>
          </table:table-cell>
          <table:table-cell office:value-type="float" office:value="61636340" calcext:value-type="float">
            <text:p>616363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700" calcext:value-type="float">
            <text:p>1019700</text:p>
          </table:table-cell>
          <table:table-cell office:value-type="float" office:value="991088" calcext:value-type="float">
            <text:p>9910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93" calcext:value-type="float">
            <text:p>245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357" calcext:value-type="float">
            <text:p>2863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18</text:p>
          </table:table-cell>
          <table:table-cell office:value-type="float" office:value="61635820" calcext:value-type="float">
            <text:p>616358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0204" calcext:value-type="float">
            <text:p>1020204</text:p>
          </table:table-cell>
          <table:table-cell office:value-type="float" office:value="991592" calcext:value-type="float">
            <text:p>9915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808" calcext:value-type="float">
            <text:p>1398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0127" calcext:value-type="float">
            <text:p>3001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23</text:p>
          </table:table-cell>
          <table:table-cell office:value-type="float" office:value="61634080" calcext:value-type="float">
            <text:p>616340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7" calcext:value-type="float">
            <text:p>11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372" calcext:value-type="float">
            <text:p>1023372</text:p>
          </table:table-cell>
          <table:table-cell office:value-type="float" office:value="994760" calcext:value-type="float">
            <text:p>9947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041" calcext:value-type="float">
            <text:p>119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2910" calcext:value-type="float">
            <text:p>3029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28</text:p>
          </table:table-cell>
          <table:table-cell office:value-type="float" office:value="61632484" calcext:value-type="float">
            <text:p>61632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533" calcext:value-type="float">
            <text:p>1015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4394" calcext:value-type="float">
            <text:p>29439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33</text:p>
          </table:table-cell>
          <table:table-cell office:value-type="float" office:value="61630372" calcext:value-type="float">
            <text:p>616303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695" calcext:value-type="float">
            <text:p>436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10899" calcext:value-type="float">
            <text:p>4108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38</text:p>
          </table:table-cell>
          <table:table-cell office:value-type="float" office:value="61632624" calcext:value-type="float">
            <text:p>616326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659" calcext:value-type="float">
            <text:p>916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110" calcext:value-type="float">
            <text:p>2861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43</text:p>
          </table:table-cell>
          <table:table-cell office:value-type="float" office:value="61632888" calcext:value-type="float">
            <text:p>616328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364" calcext:value-type="float">
            <text:p>1024364</text:p>
          </table:table-cell>
          <table:table-cell office:value-type="float" office:value="995752" calcext:value-type="float">
            <text:p>9957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096" calcext:value-type="float">
            <text:p>550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1315" calcext:value-type="float">
            <text:p>3213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2048" calcext:value-type="float">
            <text:p>420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48</text:p>
          </table:table-cell>
          <table:table-cell office:value-type="float" office:value="61632392" calcext:value-type="float">
            <text:p>616323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588" calcext:value-type="float">
            <text:p>1024588</text:p>
          </table:table-cell>
          <table:table-cell office:value-type="float" office:value="995976" calcext:value-type="float">
            <text:p>9959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625" calcext:value-type="float">
            <text:p>846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3180" calcext:value-type="float">
            <text:p>3831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53</text:p>
          </table:table-cell>
          <table:table-cell office:value-type="float" office:value="61630980" calcext:value-type="float">
            <text:p>616309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4" calcext:value-type="float">
            <text:p>1024644</text:p>
          </table:table-cell>
          <table:table-cell office:value-type="float" office:value="996032" calcext:value-type="float">
            <text:p>99603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5" calcext:value-type="float">
            <text:p>92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3001" calcext:value-type="float">
            <text:p>3830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58</text:p>
          </table:table-cell>
          <table:table-cell office:value-type="float" office:value="61630988" calcext:value-type="float">
            <text:p>616309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8" calcext:value-type="float">
            <text:p>1024648</text:p>
          </table:table-cell>
          <table:table-cell office:value-type="float" office:value="996036" calcext:value-type="float">
            <text:p>996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17" calcext:value-type="float">
            <text:p>1505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47486" calcext:value-type="float">
            <text:p>4474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03</text:p>
          </table:table-cell>
          <table:table-cell office:value-type="float" office:value="61630244" calcext:value-type="float">
            <text:p>616302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8" calcext:value-type="float">
            <text:p>1024648</text:p>
          </table:table-cell>
          <table:table-cell office:value-type="float" office:value="996036" calcext:value-type="float">
            <text:p>996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047" calcext:value-type="float">
            <text:p>390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4080" calcext:value-type="float">
            <text:p>46408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08</text:p>
          </table:table-cell>
          <table:table-cell office:value-type="float" office:value="61630320" calcext:value-type="float">
            <text:p>616303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900" calcext:value-type="float">
            <text:p>1024900</text:p>
          </table:table-cell>
          <table:table-cell office:value-type="float" office:value="996288" calcext:value-type="float">
            <text:p>9962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00" calcext:value-type="float">
            <text:p>361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7069" calcext:value-type="float">
            <text:p>2070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13</text:p>
          </table:table-cell>
          <table:table-cell office:value-type="float" office:value="61630100" calcext:value-type="float">
            <text:p>616301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900" calcext:value-type="float">
            <text:p>1024900</text:p>
          </table:table-cell>
          <table:table-cell office:value-type="float" office:value="996288" calcext:value-type="float">
            <text:p>9962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29" calcext:value-type="float">
            <text:p>67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72456" calcext:value-type="float">
            <text:p>1724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4104" calcext:value-type="float">
            <text:p>4410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18</text:p>
          </table:table-cell>
          <table:table-cell office:value-type="float" office:value="61591156" calcext:value-type="float">
            <text:p>615911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5" calcext:value-type="float">
            <text:p>12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164" calcext:value-type="float">
            <text:p>1025164</text:p>
          </table:table-cell>
          <table:table-cell office:value-type="float" office:value="996552" calcext:value-type="float">
            <text:p>9965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78" calcext:value-type="float">
            <text:p>159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38157" calcext:value-type="float">
            <text:p>3381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23</text:p>
          </table:table-cell>
          <table:table-cell office:value-type="float" office:value="61591416" calcext:value-type="float">
            <text:p>615914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6" calcext:value-type="float">
            <text:p>12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164" calcext:value-type="float">
            <text:p>1025164</text:p>
          </table:table-cell>
          <table:table-cell office:value-type="float" office:value="996552" calcext:value-type="float">
            <text:p>9965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684" calcext:value-type="float">
            <text:p>956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096" calcext:value-type="float">
            <text:p>3420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28</text:p>
          </table:table-cell>
          <table:table-cell office:value-type="float" office:value="61593724" calcext:value-type="float">
            <text:p>615937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13" calcext:value-type="float">
            <text:p>12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240" calcext:value-type="float">
            <text:p>1262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3056" calcext:value-type="float">
            <text:p>3430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33</text:p>
          </table:table-cell>
          <table:table-cell office:value-type="float" office:value="61603468" calcext:value-type="float">
            <text:p>616034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62" calcext:value-type="float">
            <text:p>87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4159" calcext:value-type="float">
            <text:p>3441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38</text:p>
          </table:table-cell>
          <table:table-cell office:value-type="float" office:value="61604364" calcext:value-type="float">
            <text:p>616043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98" calcext:value-type="float">
            <text:p>11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521" calcext:value-type="float">
            <text:p>445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7997" calcext:value-type="float">
            <text:p>3179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43</text:p>
          </table:table-cell>
          <table:table-cell office:value-type="float" office:value="61604372" calcext:value-type="float">
            <text:p>61604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8" calcext:value-type="float">
            <text:p>11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605" calcext:value-type="float">
            <text:p>606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3021" calcext:value-type="float">
            <text:p>3330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2328" calcext:value-type="float">
            <text:p>5232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48</text:p>
          </table:table-cell>
          <table:table-cell office:value-type="float" office:value="61625724" calcext:value-type="float">
            <text:p>616257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400" calcext:value-type="float">
            <text:p>1184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90527" calcext:value-type="float">
            <text:p>29052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4664" calcext:value-type="float">
            <text:p>6466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53</text:p>
          </table:table-cell>
          <table:table-cell office:value-type="float" office:value="61626188" calcext:value-type="float">
            <text:p>616261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111" calcext:value-type="float">
            <text:p>771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4442" calcext:value-type="float">
            <text:p>3344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58</text:p>
          </table:table-cell>
          <table:table-cell office:value-type="float" office:value="61626444" calcext:value-type="float">
            <text:p>61626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103" calcext:value-type="float">
            <text:p>1421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94198" calcext:value-type="float">
            <text:p>4941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03</text:p>
          </table:table-cell>
          <table:table-cell office:value-type="float" office:value="61626460" calcext:value-type="float">
            <text:p>616264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13" calcext:value-type="float">
            <text:p>137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08</text:p>
          </table:table-cell>
          <table:table-cell office:value-type="float" office:value="61625204" calcext:value-type="float">
            <text:p>616252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220" calcext:value-type="float">
            <text:p>1030220</text:p>
          </table:table-cell>
          <table:table-cell office:value-type="float" office:value="1001608" calcext:value-type="float">
            <text:p>100160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41" calcext:value-type="float">
            <text:p>117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38148" calcext:value-type="float">
            <text:p>2381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13</text:p>
          </table:table-cell>
          <table:table-cell office:value-type="float" office:value="61625216" calcext:value-type="float">
            <text:p>616252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54" calcext:value-type="float">
            <text:p>755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49960" calcext:value-type="float">
            <text:p>4499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18</text:p>
          </table:table-cell>
          <table:table-cell office:value-type="float" office:value="61625212" calcext:value-type="float">
            <text:p>616252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059" calcext:value-type="float">
            <text:p>330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20869" calcext:value-type="float">
            <text:p>42086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23</text:p>
          </table:table-cell>
          <table:table-cell office:value-type="float" office:value="61624996" calcext:value-type="float">
            <text:p>616249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03" calcext:value-type="float">
            <text:p>63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13678" calcext:value-type="float">
            <text:p>4136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28</text:p>
          </table:table-cell>
          <table:table-cell office:value-type="float" office:value="61624512" calcext:value-type="float">
            <text:p>616245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804" calcext:value-type="float">
            <text:p>1030804</text:p>
          </table:table-cell>
          <table:table-cell office:value-type="float" office:value="1002192" calcext:value-type="float">
            <text:p>10021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298" calcext:value-type="float">
            <text:p>1352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86349" calcext:value-type="float">
            <text:p>3863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33</text:p>
          </table:table-cell>
          <table:table-cell office:value-type="float" office:value="61623012" calcext:value-type="float">
            <text:p>616230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804" calcext:value-type="float">
            <text:p>1030804</text:p>
          </table:table-cell>
          <table:table-cell office:value-type="float" office:value="1002192" calcext:value-type="float">
            <text:p>10021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078" calcext:value-type="float">
            <text:p>330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41101" calcext:value-type="float">
            <text:p>3411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38</text:p>
          </table:table-cell>
          <table:table-cell office:value-type="float" office:value="61622772" calcext:value-type="float">
            <text:p>616227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1056" calcext:value-type="float">
            <text:p>1031056</text:p>
          </table:table-cell>
          <table:table-cell office:value-type="float" office:value="1002444" calcext:value-type="float">
            <text:p>100244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697" calcext:value-type="float">
            <text:p>1316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4571" calcext:value-type="float">
            <text:p>3345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43</text:p>
          </table:table-cell>
          <table:table-cell office:value-type="float" office:value="61621028" calcext:value-type="float">
            <text:p>616210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3872" calcext:value-type="float">
            <text:p>1033872</text:p>
          </table:table-cell>
          <table:table-cell office:value-type="float" office:value="1005260" calcext:value-type="float">
            <text:p>10052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41" calcext:value-type="float">
            <text:p>6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14209" calcext:value-type="float">
            <text:p>3142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48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9.0614in" svg:height="10.7213in" svg:x="5.0079in" svg:y="0.2799in">
            <draw:object draw:notify-on-update-of-ranges="Sheet4.A1:Sheet4.A1 Sheet4.A2:Sheet4.A100 Sheet4.B1:Sheet4.B1 Sheet4.B2:Sheet4.B100 Sheet4.C1:Sheet4.C1 Sheet4.C2:Sheet4.C100 Sheet4.D1:Sheet4.D1 Sheet4.D2:Sheet4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 mit trim (1s)</text:p>
          </table:table-cell>
          <table:table-cell office:value-type="string" calcext:value-type="string">
            <text:p>rss mit trim (30s)</text:p>
          </table:table-cell>
          <table:table-cell office:value-type="string" calcext:value-type="string">
            <text:p>rss ohne </text:p>
          </table:table-cell>
          <table:table-cell office:value-type="string" calcext:value-type="string">
            <text:p>NMT says</text:p>
          </table:table-cell>
        </table:table-row>
        <table:table-row table:style-name="ro1">
          <table:table-cell table:formula="of:=[$'mit-autotrim-1s'.R2]" office:value-type="float" office:value="31784" calcext:value-type="float">
            <text:p>31784</text:p>
          </table:table-cell>
          <table:table-cell table:formula="of:=[$'mit-autotrim-30s'.R2]" office:value-type="float" office:value="31748" calcext:value-type="float">
            <text:p>31748</text:p>
          </table:table-cell>
          <table:table-cell table:formula="of:=[$'ohne-autotrim'.R2]" office:value-type="float" office:value="31860" calcext:value-type="float">
            <text:p>31860</text:p>
          </table:table-cell>
          <table:table-cell table:formula="of:=[$'mit-autotrim-1s'.AL2]" office:value-type="float" office:value="41378" calcext:value-type="float">
            <text:p>41378</text:p>
          </table:table-cell>
        </table:table-row>
        <table:table-row table:style-name="ro1">
          <table:table-cell table:formula="of:=[$'mit-autotrim-1s'.R3]" office:value-type="float" office:value="678820" calcext:value-type="float">
            <text:p>678820</text:p>
          </table:table-cell>
          <table:table-cell table:formula="of:=[$'mit-autotrim-30s'.R3]" office:value-type="float" office:value="738456" calcext:value-type="float">
            <text:p>738456</text:p>
          </table:table-cell>
          <table:table-cell table:formula="of:=[$'ohne-autotrim'.R3]" office:value-type="float" office:value="685716" calcext:value-type="float">
            <text:p>685716</text:p>
          </table:table-cell>
          <table:table-cell table:formula="of:=[$'mit-autotrim-1s'.AL3]" office:value-type="float" office:value="450574" calcext:value-type="float">
            <text:p>450574</text:p>
          </table:table-cell>
        </table:table-row>
        <table:table-row table:style-name="ro1">
          <table:table-cell table:formula="of:=[$'mit-autotrim-1s'.R4]" office:value-type="float" office:value="679432" calcext:value-type="float">
            <text:p>679432</text:p>
          </table:table-cell>
          <table:table-cell table:formula="of:=[$'mit-autotrim-30s'.R4]" office:value-type="float" office:value="809996" calcext:value-type="float">
            <text:p>809996</text:p>
          </table:table-cell>
          <table:table-cell table:formula="of:=[$'ohne-autotrim'.R4]" office:value-type="float" office:value="801440" calcext:value-type="float">
            <text:p>801440</text:p>
          </table:table-cell>
          <table:table-cell table:formula="of:=[$'mit-autotrim-1s'.AL4]" office:value-type="float" office:value="263937" calcext:value-type="float">
            <text:p>263937</text:p>
          </table:table-cell>
        </table:table-row>
        <table:table-row table:style-name="ro1">
          <table:table-cell table:formula="of:=[$'mit-autotrim-1s'.R5]" office:value-type="float" office:value="543392" calcext:value-type="float">
            <text:p>543392</text:p>
          </table:table-cell>
          <table:table-cell table:formula="of:=[$'mit-autotrim-30s'.R5]" office:value-type="float" office:value="835924" calcext:value-type="float">
            <text:p>835924</text:p>
          </table:table-cell>
          <table:table-cell table:formula="of:=[$'ohne-autotrim'.R5]" office:value-type="float" office:value="855292" calcext:value-type="float">
            <text:p>855292</text:p>
          </table:table-cell>
          <table:table-cell table:formula="of:=[$'mit-autotrim-1s'.AL5]" office:value-type="float" office:value="144074" calcext:value-type="float">
            <text:p>144074</text:p>
          </table:table-cell>
        </table:table-row>
        <table:table-row table:style-name="ro1">
          <table:table-cell table:formula="of:=[$'mit-autotrim-1s'.R6]" office:value-type="float" office:value="505600" calcext:value-type="float">
            <text:p>505600</text:p>
          </table:table-cell>
          <table:table-cell table:formula="of:=[$'mit-autotrim-30s'.R6]" office:value-type="float" office:value="854964" calcext:value-type="float">
            <text:p>854964</text:p>
          </table:table-cell>
          <table:table-cell table:formula="of:=[$'ohne-autotrim'.R6]" office:value-type="float" office:value="857928" calcext:value-type="float">
            <text:p>857928</text:p>
          </table:table-cell>
          <table:table-cell table:formula="of:=[$'mit-autotrim-1s'.AL6]" office:value-type="float" office:value="140774" calcext:value-type="float">
            <text:p>140774</text:p>
          </table:table-cell>
        </table:table-row>
        <table:table-row table:style-name="ro1">
          <table:table-cell table:formula="of:=[$'mit-autotrim-1s'.R7]" office:value-type="float" office:value="458112" calcext:value-type="float">
            <text:p>458112</text:p>
          </table:table-cell>
          <table:table-cell table:formula="of:=[$'mit-autotrim-30s'.R7]" office:value-type="float" office:value="857408" calcext:value-type="float">
            <text:p>857408</text:p>
          </table:table-cell>
          <table:table-cell table:formula="of:=[$'ohne-autotrim'.R7]" office:value-type="float" office:value="875916" calcext:value-type="float">
            <text:p>875916</text:p>
          </table:table-cell>
          <table:table-cell table:formula="of:=[$'mit-autotrim-1s'.AL7]" office:value-type="float" office:value="211233" calcext:value-type="float">
            <text:p>211233</text:p>
          </table:table-cell>
        </table:table-row>
        <table:table-row table:style-name="ro1">
          <table:table-cell table:formula="of:=[$'mit-autotrim-1s'.R8]" office:value-type="float" office:value="561364" calcext:value-type="float">
            <text:p>561364</text:p>
          </table:table-cell>
          <table:table-cell table:formula="of:=[$'mit-autotrim-30s'.R8]" office:value-type="float" office:value="798956" calcext:value-type="float">
            <text:p>798956</text:p>
          </table:table-cell>
          <table:table-cell table:formula="of:=[$'ohne-autotrim'.R8]" office:value-type="float" office:value="905264" calcext:value-type="float">
            <text:p>905264</text:p>
          </table:table-cell>
          <table:table-cell table:formula="of:=[$'mit-autotrim-1s'.AL8]" office:value-type="float" office:value="310585" calcext:value-type="float">
            <text:p>310585</text:p>
          </table:table-cell>
        </table:table-row>
        <table:table-row table:style-name="ro1">
          <table:table-cell table:formula="of:=[$'mit-autotrim-1s'.R9]" office:value-type="float" office:value="523260" calcext:value-type="float">
            <text:p>523260</text:p>
          </table:table-cell>
          <table:table-cell table:formula="of:=[$'mit-autotrim-30s'.R9]" office:value-type="float" office:value="732812" calcext:value-type="float">
            <text:p>732812</text:p>
          </table:table-cell>
          <table:table-cell table:formula="of:=[$'ohne-autotrim'.R9]" office:value-type="float" office:value="915224" calcext:value-type="float">
            <text:p>915224</text:p>
          </table:table-cell>
          <table:table-cell table:formula="of:=[$'mit-autotrim-1s'.AL9]" office:value-type="float" office:value="158091" calcext:value-type="float">
            <text:p>158091</text:p>
          </table:table-cell>
        </table:table-row>
        <table:table-row table:style-name="ro1">
          <table:table-cell table:formula="of:=[$'mit-autotrim-1s'.R10]" office:value-type="float" office:value="501276" calcext:value-type="float">
            <text:p>501276</text:p>
          </table:table-cell>
          <table:table-cell table:formula="of:=[$'mit-autotrim-30s'.R10]" office:value-type="float" office:value="737360" calcext:value-type="float">
            <text:p>737360</text:p>
          </table:table-cell>
          <table:table-cell table:formula="of:=[$'ohne-autotrim'.R10]" office:value-type="float" office:value="924508" calcext:value-type="float">
            <text:p>924508</text:p>
          </table:table-cell>
          <table:table-cell table:formula="of:=[$'mit-autotrim-1s'.AL10]" office:value-type="float" office:value="222081" calcext:value-type="float">
            <text:p>222081</text:p>
          </table:table-cell>
        </table:table-row>
        <table:table-row table:style-name="ro1">
          <table:table-cell table:formula="of:=[$'mit-autotrim-1s'.R11]" office:value-type="float" office:value="546540" calcext:value-type="float">
            <text:p>546540</text:p>
          </table:table-cell>
          <table:table-cell table:formula="of:=[$'mit-autotrim-30s'.R11]" office:value-type="float" office:value="763008" calcext:value-type="float">
            <text:p>763008</text:p>
          </table:table-cell>
          <table:table-cell table:formula="of:=[$'ohne-autotrim'.R11]" office:value-type="float" office:value="932004" calcext:value-type="float">
            <text:p>932004</text:p>
          </table:table-cell>
          <table:table-cell table:formula="of:=[$'mit-autotrim-1s'.AL11]" office:value-type="float" office:value="294991" calcext:value-type="float">
            <text:p>294991</text:p>
          </table:table-cell>
        </table:table-row>
        <table:table-row table:style-name="ro1">
          <table:table-cell table:formula="of:=[$'mit-autotrim-1s'.R12]" office:value-type="float" office:value="608764" calcext:value-type="float">
            <text:p>608764</text:p>
          </table:table-cell>
          <table:table-cell table:formula="of:=[$'mit-autotrim-30s'.R12]" office:value-type="float" office:value="776208" calcext:value-type="float">
            <text:p>776208</text:p>
          </table:table-cell>
          <table:table-cell table:formula="of:=[$'ohne-autotrim'.R12]" office:value-type="float" office:value="933656" calcext:value-type="float">
            <text:p>933656</text:p>
          </table:table-cell>
          <table:table-cell table:formula="of:=[$'mit-autotrim-1s'.AL12]" office:value-type="float" office:value="371419" calcext:value-type="float">
            <text:p>371419</text:p>
          </table:table-cell>
        </table:table-row>
        <table:table-row table:style-name="ro1">
          <table:table-cell table:formula="of:=[$'mit-autotrim-1s'.R13]" office:value-type="float" office:value="470920" calcext:value-type="float">
            <text:p>470920</text:p>
          </table:table-cell>
          <table:table-cell table:formula="of:=[$'mit-autotrim-30s'.R13]" office:value-type="float" office:value="775616" calcext:value-type="float">
            <text:p>775616</text:p>
          </table:table-cell>
          <table:table-cell table:formula="of:=[$'ohne-autotrim'.R13]" office:value-type="float" office:value="937848" calcext:value-type="float">
            <text:p>937848</text:p>
          </table:table-cell>
          <table:table-cell table:formula="of:=[$'mit-autotrim-1s'.AL13]" office:value-type="float" office:value="212846" calcext:value-type="float">
            <text:p>212846</text:p>
          </table:table-cell>
        </table:table-row>
        <table:table-row table:style-name="ro1">
          <table:table-cell table:formula="of:=[$'mit-autotrim-1s'.R14]" office:value-type="float" office:value="539532" calcext:value-type="float">
            <text:p>539532</text:p>
          </table:table-cell>
          <table:table-cell table:formula="of:=[$'mit-autotrim-30s'.R14]" office:value-type="float" office:value="778284" calcext:value-type="float">
            <text:p>778284</text:p>
          </table:table-cell>
          <table:table-cell table:formula="of:=[$'ohne-autotrim'.R14]" office:value-type="float" office:value="948160" calcext:value-type="float">
            <text:p>948160</text:p>
          </table:table-cell>
          <table:table-cell table:formula="of:=[$'mit-autotrim-1s'.AL14]" office:value-type="float" office:value="280150" calcext:value-type="float">
            <text:p>280150</text:p>
          </table:table-cell>
        </table:table-row>
        <table:table-row table:style-name="ro1">
          <table:table-cell table:formula="of:=[$'mit-autotrim-1s'.R15]" office:value-type="float" office:value="527756" calcext:value-type="float">
            <text:p>527756</text:p>
          </table:table-cell>
          <table:table-cell table:formula="of:=[$'mit-autotrim-30s'.R15]" office:value-type="float" office:value="753684" calcext:value-type="float">
            <text:p>753684</text:p>
          </table:table-cell>
          <table:table-cell table:formula="of:=[$'ohne-autotrim'.R15]" office:value-type="float" office:value="955772" calcext:value-type="float">
            <text:p>955772</text:p>
          </table:table-cell>
          <table:table-cell table:formula="of:=[$'mit-autotrim-1s'.AL15]" office:value-type="float" office:value="125834" calcext:value-type="float">
            <text:p>125834</text:p>
          </table:table-cell>
        </table:table-row>
        <table:table-row table:style-name="ro1">
          <table:table-cell table:formula="of:=[$'mit-autotrim-1s'.R16]" office:value-type="float" office:value="501980" calcext:value-type="float">
            <text:p>501980</text:p>
          </table:table-cell>
          <table:table-cell table:formula="of:=[$'mit-autotrim-30s'.R16]" office:value-type="float" office:value="801176" calcext:value-type="float">
            <text:p>801176</text:p>
          </table:table-cell>
          <table:table-cell table:formula="of:=[$'ohne-autotrim'.R16]" office:value-type="float" office:value="968772" calcext:value-type="float">
            <text:p>968772</text:p>
          </table:table-cell>
          <table:table-cell table:formula="of:=[$'mit-autotrim-1s'.AL16]" office:value-type="float" office:value="180231" calcext:value-type="float">
            <text:p>180231</text:p>
          </table:table-cell>
        </table:table-row>
        <table:table-row table:style-name="ro1">
          <table:table-cell table:formula="of:=[$'mit-autotrim-1s'.R17]" office:value-type="float" office:value="501376" calcext:value-type="float">
            <text:p>501376</text:p>
          </table:table-cell>
          <table:table-cell table:formula="of:=[$'mit-autotrim-30s'.R17]" office:value-type="float" office:value="813764" calcext:value-type="float">
            <text:p>813764</text:p>
          </table:table-cell>
          <table:table-cell table:formula="of:=[$'ohne-autotrim'.R17]" office:value-type="float" office:value="976632" calcext:value-type="float">
            <text:p>976632</text:p>
          </table:table-cell>
          <table:table-cell table:formula="of:=[$'mit-autotrim-1s'.AL17]" office:value-type="float" office:value="241887" calcext:value-type="float">
            <text:p>241887</text:p>
          </table:table-cell>
        </table:table-row>
        <table:table-row table:style-name="ro1">
          <table:table-cell table:formula="of:=[$'mit-autotrim-1s'.R18]" office:value-type="float" office:value="400572" calcext:value-type="float">
            <text:p>400572</text:p>
          </table:table-cell>
          <table:table-cell table:formula="of:=[$'mit-autotrim-30s'.R18]" office:value-type="float" office:value="824660" calcext:value-type="float">
            <text:p>824660</text:p>
          </table:table-cell>
          <table:table-cell table:formula="of:=[$'ohne-autotrim'.R18]" office:value-type="float" office:value="977808" calcext:value-type="float">
            <text:p>977808</text:p>
          </table:table-cell>
          <table:table-cell table:formula="of:=[$'mit-autotrim-1s'.AL18]" office:value-type="float" office:value="123608" calcext:value-type="float">
            <text:p>123608</text:p>
          </table:table-cell>
        </table:table-row>
        <table:table-row table:style-name="ro1">
          <table:table-cell table:formula="of:=[$'mit-autotrim-1s'.R19]" office:value-type="float" office:value="458244" calcext:value-type="float">
            <text:p>458244</text:p>
          </table:table-cell>
          <table:table-cell table:formula="of:=[$'mit-autotrim-30s'.R19]" office:value-type="float" office:value="832108" calcext:value-type="float">
            <text:p>832108</text:p>
          </table:table-cell>
          <table:table-cell table:formula="of:=[$'ohne-autotrim'.R19]" office:value-type="float" office:value="977840" calcext:value-type="float">
            <text:p>977840</text:p>
          </table:table-cell>
          <table:table-cell table:formula="of:=[$'mit-autotrim-1s'.AL19]" office:value-type="float" office:value="165541" calcext:value-type="float">
            <text:p>165541</text:p>
          </table:table-cell>
        </table:table-row>
        <table:table-row table:style-name="ro1">
          <table:table-cell table:formula="of:=[$'mit-autotrim-1s'.R20]" office:value-type="float" office:value="479148" calcext:value-type="float">
            <text:p>479148</text:p>
          </table:table-cell>
          <table:table-cell table:formula="of:=[$'mit-autotrim-30s'.R20]" office:value-type="float" office:value="855304" calcext:value-type="float">
            <text:p>855304</text:p>
          </table:table-cell>
          <table:table-cell table:formula="of:=[$'ohne-autotrim'.R20]" office:value-type="float" office:value="977996" calcext:value-type="float">
            <text:p>977996</text:p>
          </table:table-cell>
          <table:table-cell table:formula="of:=[$'mit-autotrim-1s'.AL20]" office:value-type="float" office:value="216901" calcext:value-type="float">
            <text:p>216901</text:p>
          </table:table-cell>
        </table:table-row>
        <table:table-row table:style-name="ro1">
          <table:table-cell table:formula="of:=[$'mit-autotrim-1s'.R21]" office:value-type="float" office:value="543732" calcext:value-type="float">
            <text:p>543732</text:p>
          </table:table-cell>
          <table:table-cell table:formula="of:=[$'mit-autotrim-30s'.R21]" office:value-type="float" office:value="748192" calcext:value-type="float">
            <text:p>748192</text:p>
          </table:table-cell>
          <table:table-cell table:formula="of:=[$'ohne-autotrim'.R21]" office:value-type="float" office:value="978264" calcext:value-type="float">
            <text:p>978264</text:p>
          </table:table-cell>
          <table:table-cell table:formula="of:=[$'mit-autotrim-1s'.AL21]" office:value-type="float" office:value="161906" calcext:value-type="float">
            <text:p>161906</text:p>
          </table:table-cell>
        </table:table-row>
        <table:table-row table:style-name="ro1">
          <table:table-cell table:formula="of:=[$'mit-autotrim-1s'.R22]" office:value-type="float" office:value="567108" calcext:value-type="float">
            <text:p>567108</text:p>
          </table:table-cell>
          <table:table-cell table:formula="of:=[$'mit-autotrim-30s'.R22]" office:value-type="float" office:value="787684" calcext:value-type="float">
            <text:p>787684</text:p>
          </table:table-cell>
          <table:table-cell table:formula="of:=[$'ohne-autotrim'.R22]" office:value-type="float" office:value="980724" calcext:value-type="float">
            <text:p>980724</text:p>
          </table:table-cell>
          <table:table-cell table:formula="of:=[$'mit-autotrim-1s'.AL22]" office:value-type="float" office:value="140097" calcext:value-type="float">
            <text:p>140097</text:p>
          </table:table-cell>
        </table:table-row>
        <table:table-row table:style-name="ro1">
          <table:table-cell table:formula="of:=[$'mit-autotrim-1s'.R23]" office:value-type="float" office:value="473148" calcext:value-type="float">
            <text:p>473148</text:p>
          </table:table-cell>
          <table:table-cell table:formula="of:=[$'mit-autotrim-30s'.R23]" office:value-type="float" office:value="793604" calcext:value-type="float">
            <text:p>793604</text:p>
          </table:table-cell>
          <table:table-cell table:formula="of:=[$'ohne-autotrim'.R23]" office:value-type="float" office:value="987344" calcext:value-type="float">
            <text:p>987344</text:p>
          </table:table-cell>
          <table:table-cell table:formula="of:=[$'mit-autotrim-1s'.AL23]" office:value-type="float" office:value="192723" calcext:value-type="float">
            <text:p>192723</text:p>
          </table:table-cell>
        </table:table-row>
        <table:table-row table:style-name="ro1">
          <table:table-cell table:formula="of:=[$'mit-autotrim-1s'.R24]" office:value-type="float" office:value="530596" calcext:value-type="float">
            <text:p>530596</text:p>
          </table:table-cell>
          <table:table-cell table:formula="of:=[$'mit-autotrim-30s'.R24]" office:value-type="float" office:value="798864" calcext:value-type="float">
            <text:p>798864</text:p>
          </table:table-cell>
          <table:table-cell table:formula="of:=[$'ohne-autotrim'.R24]" office:value-type="float" office:value="988328" calcext:value-type="float">
            <text:p>988328</text:p>
          </table:table-cell>
          <table:table-cell table:formula="of:=[$'mit-autotrim-1s'.AL24]" office:value-type="float" office:value="273186" calcext:value-type="float">
            <text:p>273186</text:p>
          </table:table-cell>
        </table:table-row>
        <table:table-row table:style-name="ro1">
          <table:table-cell table:formula="of:=[$'mit-autotrim-1s'.R25]" office:value-type="float" office:value="561964" calcext:value-type="float">
            <text:p>561964</text:p>
          </table:table-cell>
          <table:table-cell table:formula="of:=[$'mit-autotrim-30s'.R25]" office:value-type="float" office:value="800528" calcext:value-type="float">
            <text:p>800528</text:p>
          </table:table-cell>
          <table:table-cell table:formula="of:=[$'ohne-autotrim'.R25]" office:value-type="float" office:value="988688" calcext:value-type="float">
            <text:p>988688</text:p>
          </table:table-cell>
          <table:table-cell table:formula="of:=[$'mit-autotrim-1s'.AL25]" office:value-type="float" office:value="303959" calcext:value-type="float">
            <text:p>303959</text:p>
          </table:table-cell>
        </table:table-row>
        <table:table-row table:style-name="ro1">
          <table:table-cell table:formula="of:=[$'mit-autotrim-1s'.R26]" office:value-type="float" office:value="585460" calcext:value-type="float">
            <text:p>585460</text:p>
          </table:table-cell>
          <table:table-cell table:formula="of:=[$'mit-autotrim-30s'.R26]" office:value-type="float" office:value="804324" calcext:value-type="float">
            <text:p>804324</text:p>
          </table:table-cell>
          <table:table-cell table:formula="of:=[$'ohne-autotrim'.R26]" office:value-type="float" office:value="993216" calcext:value-type="float">
            <text:p>993216</text:p>
          </table:table-cell>
          <table:table-cell table:formula="of:=[$'mit-autotrim-1s'.AL26]" office:value-type="float" office:value="266300" calcext:value-type="float">
            <text:p>266300</text:p>
          </table:table-cell>
        </table:table-row>
        <table:table-row table:style-name="ro1">
          <table:table-cell table:formula="of:=[$'mit-autotrim-1s'.R27]" office:value-type="float" office:value="449060" calcext:value-type="float">
            <text:p>449060</text:p>
          </table:table-cell>
          <table:table-cell table:formula="of:=[$'mit-autotrim-30s'.R27]" office:value-type="float" office:value="782148" calcext:value-type="float">
            <text:p>782148</text:p>
          </table:table-cell>
          <table:table-cell table:formula="of:=[$'ohne-autotrim'.R27]" office:value-type="float" office:value="996408" calcext:value-type="float">
            <text:p>996408</text:p>
          </table:table-cell>
          <table:table-cell table:formula="of:=[$'mit-autotrim-1s'.AL27]" office:value-type="float" office:value="185727" calcext:value-type="float">
            <text:p>185727</text:p>
          </table:table-cell>
        </table:table-row>
        <table:table-row table:style-name="ro1">
          <table:table-cell table:formula="of:=[$'mit-autotrim-1s'.R28]" office:value-type="float" office:value="492932" calcext:value-type="float">
            <text:p>492932</text:p>
          </table:table-cell>
          <table:table-cell table:formula="of:=[$'mit-autotrim-30s'.R28]" office:value-type="float" office:value="797636" calcext:value-type="float">
            <text:p>797636</text:p>
          </table:table-cell>
          <table:table-cell table:formula="of:=[$'ohne-autotrim'.R28]" office:value-type="float" office:value="1001696" calcext:value-type="float">
            <text:p>1001696</text:p>
          </table:table-cell>
          <table:table-cell table:formula="of:=[$'mit-autotrim-1s'.AL28]" office:value-type="float" office:value="224773" calcext:value-type="float">
            <text:p>224773</text:p>
          </table:table-cell>
        </table:table-row>
        <table:table-row table:style-name="ro1">
          <table:table-cell table:formula="of:=[$'mit-autotrim-1s'.R29]" office:value-type="float" office:value="550080" calcext:value-type="float">
            <text:p>550080</text:p>
          </table:table-cell>
          <table:table-cell table:formula="of:=[$'mit-autotrim-30s'.R29]" office:value-type="float" office:value="797808" calcext:value-type="float">
            <text:p>797808</text:p>
          </table:table-cell>
          <table:table-cell table:formula="of:=[$'ohne-autotrim'.R29]" office:value-type="float" office:value="1001992" calcext:value-type="float">
            <text:p>1001992</text:p>
          </table:table-cell>
          <table:table-cell table:formula="of:=[$'mit-autotrim-1s'.AL29]" office:value-type="float" office:value="174795" calcext:value-type="float">
            <text:p>174795</text:p>
          </table:table-cell>
        </table:table-row>
        <table:table-row table:style-name="ro1">
          <table:table-cell table:formula="of:=[$'mit-autotrim-1s'.R30]" office:value-type="float" office:value="508280" calcext:value-type="float">
            <text:p>508280</text:p>
          </table:table-cell>
          <table:table-cell table:formula="of:=[$'mit-autotrim-30s'.R30]" office:value-type="float" office:value="798248" calcext:value-type="float">
            <text:p>798248</text:p>
          </table:table-cell>
          <table:table-cell table:formula="of:=[$'ohne-autotrim'.R30]" office:value-type="float" office:value="1006788" calcext:value-type="float">
            <text:p>1006788</text:p>
          </table:table-cell>
          <table:table-cell table:formula="of:=[$'mit-autotrim-1s'.AL30]" office:value-type="float" office:value="135653" calcext:value-type="float">
            <text:p>135653</text:p>
          </table:table-cell>
        </table:table-row>
        <table:table-row table:style-name="ro1">
          <table:table-cell table:formula="of:=[$'mit-autotrim-1s'.R31]" office:value-type="float" office:value="488076" calcext:value-type="float">
            <text:p>488076</text:p>
          </table:table-cell>
          <table:table-cell table:formula="of:=[$'mit-autotrim-30s'.R31]" office:value-type="float" office:value="812816" calcext:value-type="float">
            <text:p>812816</text:p>
          </table:table-cell>
          <table:table-cell table:formula="of:=[$'ohne-autotrim'.R31]" office:value-type="float" office:value="1007984" calcext:value-type="float">
            <text:p>1007984</text:p>
          </table:table-cell>
          <table:table-cell table:formula="of:=[$'mit-autotrim-1s'.AL31]" office:value-type="float" office:value="231087" calcext:value-type="float">
            <text:p>231087</text:p>
          </table:table-cell>
        </table:table-row>
        <table:table-row table:style-name="ro1">
          <table:table-cell table:formula="of:=[$'mit-autotrim-1s'.R32]" office:value-type="float" office:value="531660" calcext:value-type="float">
            <text:p>531660</text:p>
          </table:table-cell>
          <table:table-cell table:formula="of:=[$'mit-autotrim-30s'.R32]" office:value-type="float" office:value="812996" calcext:value-type="float">
            <text:p>812996</text:p>
          </table:table-cell>
          <table:table-cell table:formula="of:=[$'ohne-autotrim'.R32]" office:value-type="float" office:value="1009040" calcext:value-type="float">
            <text:p>1009040</text:p>
          </table:table-cell>
          <table:table-cell table:formula="of:=[$'mit-autotrim-1s'.AL32]" office:value-type="float" office:value="274908" calcext:value-type="float">
            <text:p>274908</text:p>
          </table:table-cell>
        </table:table-row>
        <table:table-row table:style-name="ro1">
          <table:table-cell table:formula="of:=[$'mit-autotrim-1s'.R33]" office:value-type="float" office:value="559528" calcext:value-type="float">
            <text:p>559528</text:p>
          </table:table-cell>
          <table:table-cell table:formula="of:=[$'mit-autotrim-30s'.R33]" office:value-type="float" office:value="780720" calcext:value-type="float">
            <text:p>780720</text:p>
          </table:table-cell>
          <table:table-cell table:formula="of:=[$'ohne-autotrim'.R33]" office:value-type="float" office:value="1009040" calcext:value-type="float">
            <text:p>1009040</text:p>
          </table:table-cell>
          <table:table-cell table:formula="of:=[$'mit-autotrim-1s'.AL33]" office:value-type="float" office:value="302173" calcext:value-type="float">
            <text:p>302173</text:p>
          </table:table-cell>
        </table:table-row>
        <table:table-row table:style-name="ro1">
          <table:table-cell table:formula="of:=[$'mit-autotrim-1s'.R34]" office:value-type="float" office:value="432812" calcext:value-type="float">
            <text:p>432812</text:p>
          </table:table-cell>
          <table:table-cell table:formula="of:=[$'mit-autotrim-30s'.R34]" office:value-type="float" office:value="788196" calcext:value-type="float">
            <text:p>788196</text:p>
          </table:table-cell>
          <table:table-cell table:formula="of:=[$'ohne-autotrim'.R34]" office:value-type="float" office:value="1009852" calcext:value-type="float">
            <text:p>1009852</text:p>
          </table:table-cell>
          <table:table-cell table:formula="of:=[$'mit-autotrim-1s'.AL34]" office:value-type="float" office:value="165196" calcext:value-type="float">
            <text:p>165196</text:p>
          </table:table-cell>
        </table:table-row>
        <table:table-row table:style-name="ro1">
          <table:table-cell table:formula="of:=[$'mit-autotrim-1s'.R35]" office:value-type="float" office:value="471936" calcext:value-type="float">
            <text:p>471936</text:p>
          </table:table-cell>
          <table:table-cell table:formula="of:=[$'mit-autotrim-30s'.R35]" office:value-type="float" office:value="791740" calcext:value-type="float">
            <text:p>791740</text:p>
          </table:table-cell>
          <table:table-cell table:formula="of:=[$'ohne-autotrim'.R35]" office:value-type="float" office:value="1010648" calcext:value-type="float">
            <text:p>1010648</text:p>
          </table:table-cell>
          <table:table-cell table:formula="of:=[$'mit-autotrim-1s'.AL35]" office:value-type="float" office:value="210164" calcext:value-type="float">
            <text:p>210164</text:p>
          </table:table-cell>
        </table:table-row>
        <table:table-row table:style-name="ro1">
          <table:table-cell table:formula="of:=[$'mit-autotrim-1s'.R36]" office:value-type="float" office:value="514892" calcext:value-type="float">
            <text:p>514892</text:p>
          </table:table-cell>
          <table:table-cell table:formula="of:=[$'mit-autotrim-30s'.R36]" office:value-type="float" office:value="795436" calcext:value-type="float">
            <text:p>795436</text:p>
          </table:table-cell>
          <table:table-cell table:formula="of:=[$'ohne-autotrim'.R36]" office:value-type="float" office:value="1011572" calcext:value-type="float">
            <text:p>1011572</text:p>
          </table:table-cell>
          <table:table-cell table:formula="of:=[$'mit-autotrim-1s'.AL36]" office:value-type="float" office:value="226130" calcext:value-type="float">
            <text:p>226130</text:p>
          </table:table-cell>
        </table:table-row>
        <table:table-row table:style-name="ro1">
          <table:table-cell table:formula="of:=[$'mit-autotrim-1s'.R37]" office:value-type="float" office:value="514372" calcext:value-type="float">
            <text:p>514372</text:p>
          </table:table-cell>
          <table:table-cell table:formula="of:=[$'mit-autotrim-30s'.R37]" office:value-type="float" office:value="804340" calcext:value-type="float">
            <text:p>804340</text:p>
          </table:table-cell>
          <table:table-cell table:formula="of:=[$'ohne-autotrim'.R37]" office:value-type="float" office:value="1011780" calcext:value-type="float">
            <text:p>1011780</text:p>
          </table:table-cell>
          <table:table-cell table:formula="of:=[$'mit-autotrim-1s'.AL37]" office:value-type="float" office:value="190352" calcext:value-type="float">
            <text:p>190352</text:p>
          </table:table-cell>
        </table:table-row>
        <table:table-row table:style-name="ro1">
          <table:table-cell table:formula="of:=[$'mit-autotrim-1s'.R38]" office:value-type="float" office:value="503252" calcext:value-type="float">
            <text:p>503252</text:p>
          </table:table-cell>
          <table:table-cell table:formula="of:=[$'mit-autotrim-30s'.R38]" office:value-type="float" office:value="804576" calcext:value-type="float">
            <text:p>804576</text:p>
          </table:table-cell>
          <table:table-cell table:formula="of:=[$'ohne-autotrim'.R38]" office:value-type="float" office:value="1011808" calcext:value-type="float">
            <text:p>1011808</text:p>
          </table:table-cell>
          <table:table-cell table:formula="of:=[$'mit-autotrim-1s'.AL38]" office:value-type="float" office:value="230346" calcext:value-type="float">
            <text:p>230346</text:p>
          </table:table-cell>
        </table:table-row>
        <table:table-row table:style-name="ro1">
          <table:table-cell table:formula="of:=[$'mit-autotrim-1s'.R39]" office:value-type="float" office:value="517192" calcext:value-type="float">
            <text:p>517192</text:p>
          </table:table-cell>
          <table:table-cell table:formula="of:=[$'mit-autotrim-30s'.R39]" office:value-type="float" office:value="750824" calcext:value-type="float">
            <text:p>750824</text:p>
          </table:table-cell>
          <table:table-cell table:formula="of:=[$'ohne-autotrim'.R39]" office:value-type="float" office:value="1014768" calcext:value-type="float">
            <text:p>1014768</text:p>
          </table:table-cell>
          <table:table-cell table:formula="of:=[$'mit-autotrim-1s'.AL39]" office:value-type="float" office:value="247136" calcext:value-type="float">
            <text:p>247136</text:p>
          </table:table-cell>
        </table:table-row>
        <table:table-row table:style-name="ro1">
          <table:table-cell table:formula="of:=[$'mit-autotrim-1s'.R40]" office:value-type="float" office:value="537948" calcext:value-type="float">
            <text:p>537948</text:p>
          </table:table-cell>
          <table:table-cell table:formula="of:=[$'mit-autotrim-30s'.R40]" office:value-type="float" office:value="763840" calcext:value-type="float">
            <text:p>763840</text:p>
          </table:table-cell>
          <table:table-cell table:formula="of:=[$'ohne-autotrim'.R40]" office:value-type="float" office:value="1014768" calcext:value-type="float">
            <text:p>1014768</text:p>
          </table:table-cell>
          <table:table-cell table:formula="of:=[$'mit-autotrim-1s'.AL40]" office:value-type="float" office:value="271567" calcext:value-type="float">
            <text:p>271567</text:p>
          </table:table-cell>
        </table:table-row>
        <table:table-row table:style-name="ro1">
          <table:table-cell table:formula="of:=[$'mit-autotrim-1s'.R41]" office:value-type="float" office:value="474748" calcext:value-type="float">
            <text:p>474748</text:p>
          </table:table-cell>
          <table:table-cell table:formula="of:=[$'mit-autotrim-30s'.R41]" office:value-type="float" office:value="764048" calcext:value-type="float">
            <text:p>764048</text:p>
          </table:table-cell>
          <table:table-cell table:formula="of:=[$'ohne-autotrim'.R41]" office:value-type="float" office:value="1015028" calcext:value-type="float">
            <text:p>1015028</text:p>
          </table:table-cell>
          <table:table-cell table:formula="of:=[$'mit-autotrim-1s'.AL41]" office:value-type="float" office:value="113298" calcext:value-type="float">
            <text:p>113298</text:p>
          </table:table-cell>
        </table:table-row>
        <table:table-row table:style-name="ro1">
          <table:table-cell table:formula="of:=[$'mit-autotrim-1s'.R42]" office:value-type="float" office:value="455672" calcext:value-type="float">
            <text:p>455672</text:p>
          </table:table-cell>
          <table:table-cell table:formula="of:=[$'mit-autotrim-30s'.R42]" office:value-type="float" office:value="783604" calcext:value-type="float">
            <text:p>783604</text:p>
          </table:table-cell>
          <table:table-cell table:formula="of:=[$'ohne-autotrim'.R42]" office:value-type="float" office:value="1015092" calcext:value-type="float">
            <text:p>1015092</text:p>
          </table:table-cell>
          <table:table-cell table:formula="of:=[$'mit-autotrim-1s'.AL42]" office:value-type="float" office:value="163094" calcext:value-type="float">
            <text:p>163094</text:p>
          </table:table-cell>
        </table:table-row>
        <table:table-row table:style-name="ro1">
          <table:table-cell table:formula="of:=[$'mit-autotrim-1s'.R43]" office:value-type="float" office:value="502976" calcext:value-type="float">
            <text:p>502976</text:p>
          </table:table-cell>
          <table:table-cell table:formula="of:=[$'mit-autotrim-30s'.R43]" office:value-type="float" office:value="800696" calcext:value-type="float">
            <text:p>800696</text:p>
          </table:table-cell>
          <table:table-cell table:formula="of:=[$'ohne-autotrim'.R43]" office:value-type="float" office:value="1015172" calcext:value-type="float">
            <text:p>1015172</text:p>
          </table:table-cell>
          <table:table-cell table:formula="of:=[$'mit-autotrim-1s'.AL43]" office:value-type="float" office:value="248264" calcext:value-type="float">
            <text:p>248264</text:p>
          </table:table-cell>
        </table:table-row>
        <table:table-row table:style-name="ro1">
          <table:table-cell table:formula="of:=[$'mit-autotrim-1s'.R44]" office:value-type="float" office:value="567652" calcext:value-type="float">
            <text:p>567652</text:p>
          </table:table-cell>
          <table:table-cell table:formula="of:=[$'mit-autotrim-30s'.R44]" office:value-type="float" office:value="802900" calcext:value-type="float">
            <text:p>802900</text:p>
          </table:table-cell>
          <table:table-cell table:formula="of:=[$'ohne-autotrim'.R44]" office:value-type="float" office:value="1015172" calcext:value-type="float">
            <text:p>1015172</text:p>
          </table:table-cell>
          <table:table-cell table:formula="of:=[$'mit-autotrim-1s'.AL44]" office:value-type="float" office:value="309387" calcext:value-type="float">
            <text:p>309387</text:p>
          </table:table-cell>
        </table:table-row>
        <table:table-row table:style-name="ro1">
          <table:table-cell table:formula="of:=[$'mit-autotrim-1s'.R45]" office:value-type="float" office:value="606856" calcext:value-type="float">
            <text:p>606856</text:p>
          </table:table-cell>
          <table:table-cell table:formula="of:=[$'mit-autotrim-30s'.R45]" office:value-type="float" office:value="764144" calcext:value-type="float">
            <text:p>764144</text:p>
          </table:table-cell>
          <table:table-cell table:formula="of:=[$'ohne-autotrim'.R45]" office:value-type="float" office:value="1016588" calcext:value-type="float">
            <text:p>1016588</text:p>
          </table:table-cell>
          <table:table-cell table:formula="of:=[$'mit-autotrim-1s'.AL45]" office:value-type="float" office:value="177572" calcext:value-type="float">
            <text:p>177572</text:p>
          </table:table-cell>
        </table:table-row>
        <table:table-row table:style-name="ro1">
          <table:table-cell table:formula="of:=[$'mit-autotrim-1s'.R46]" office:value-type="float" office:value="474636" calcext:value-type="float">
            <text:p>474636</text:p>
          </table:table-cell>
          <table:table-cell table:formula="of:=[$'mit-autotrim-30s'.R46]" office:value-type="float" office:value="785224" calcext:value-type="float">
            <text:p>785224</text:p>
          </table:table-cell>
          <table:table-cell table:formula="of:=[$'ohne-autotrim'.R46]" office:value-type="float" office:value="1017416" calcext:value-type="float">
            <text:p>1017416</text:p>
          </table:table-cell>
          <table:table-cell table:formula="of:=[$'mit-autotrim-1s'.AL46]" office:value-type="float" office:value="211415" calcext:value-type="float">
            <text:p>211415</text:p>
          </table:table-cell>
        </table:table-row>
        <table:table-row table:style-name="ro1">
          <table:table-cell table:formula="of:=[$'mit-autotrim-1s'.R47]" office:value-type="float" office:value="530096" calcext:value-type="float">
            <text:p>530096</text:p>
          </table:table-cell>
          <table:table-cell table:formula="of:=[$'mit-autotrim-30s'.R47]" office:value-type="float" office:value="787040" calcext:value-type="float">
            <text:p>787040</text:p>
          </table:table-cell>
          <table:table-cell table:formula="of:=[$'ohne-autotrim'.R47]" office:value-type="float" office:value="1017416" calcext:value-type="float">
            <text:p>1017416</text:p>
          </table:table-cell>
          <table:table-cell table:formula="of:=[$'mit-autotrim-1s'.AL47]" office:value-type="float" office:value="265816" calcext:value-type="float">
            <text:p>265816</text:p>
          </table:table-cell>
        </table:table-row>
        <table:table-row table:style-name="ro1">
          <table:table-cell table:formula="of:=[$'mit-autotrim-1s'.R48]" office:value-type="float" office:value="533892" calcext:value-type="float">
            <text:p>533892</text:p>
          </table:table-cell>
          <table:table-cell table:formula="of:=[$'mit-autotrim-30s'.R48]" office:value-type="float" office:value="789868" calcext:value-type="float">
            <text:p>789868</text:p>
          </table:table-cell>
          <table:table-cell table:formula="of:=[$'ohne-autotrim'.R48]" office:value-type="float" office:value="1017416" calcext:value-type="float">
            <text:p>1017416</text:p>
          </table:table-cell>
          <table:table-cell table:formula="of:=[$'mit-autotrim-1s'.AL48]" office:value-type="float" office:value="105604" calcext:value-type="float">
            <text:p>105604</text:p>
          </table:table-cell>
        </table:table-row>
        <table:table-row table:style-name="ro1">
          <table:table-cell table:formula="of:=[$'mit-autotrim-1s'.R49]" office:value-type="float" office:value="449928" calcext:value-type="float">
            <text:p>449928</text:p>
          </table:table-cell>
          <table:table-cell table:formula="of:=[$'mit-autotrim-30s'.R49]" office:value-type="float" office:value="793260" calcext:value-type="float">
            <text:p>793260</text:p>
          </table:table-cell>
          <table:table-cell table:formula="of:=[$'ohne-autotrim'.R49]" office:value-type="float" office:value="1017568" calcext:value-type="float">
            <text:p>1017568</text:p>
          </table:table-cell>
          <table:table-cell table:formula="of:=[$'mit-autotrim-1s'.AL49]" office:value-type="float" office:value="150926" calcext:value-type="float">
            <text:p>150926</text:p>
          </table:table-cell>
        </table:table-row>
        <table:table-row table:style-name="ro1">
          <table:table-cell table:formula="of:=[$'mit-autotrim-1s'.R50]" office:value-type="float" office:value="567232" calcext:value-type="float">
            <text:p>567232</text:p>
          </table:table-cell>
          <table:table-cell table:formula="of:=[$'mit-autotrim-30s'.R50]" office:value-type="float" office:value="798056" calcext:value-type="float">
            <text:p>798056</text:p>
          </table:table-cell>
          <table:table-cell table:formula="of:=[$'ohne-autotrim'.R50]" office:value-type="float" office:value="1018352" calcext:value-type="float">
            <text:p>1018352</text:p>
          </table:table-cell>
          <table:table-cell table:formula="of:=[$'mit-autotrim-1s'.AL50]" office:value-type="float" office:value="183281" calcext:value-type="float">
            <text:p>183281</text:p>
          </table:table-cell>
        </table:table-row>
        <table:table-row table:style-name="ro1">
          <table:table-cell table:formula="of:=[$'mit-autotrim-1s'.R51]" office:value-type="float" office:value="575928" calcext:value-type="float">
            <text:p>575928</text:p>
          </table:table-cell>
          <table:table-cell table:formula="of:=[$'mit-autotrim-30s'.R51]" office:value-type="float" office:value="749892" calcext:value-type="float">
            <text:p>749892</text:p>
          </table:table-cell>
          <table:table-cell table:formula="of:=[$'ohne-autotrim'.R51]" office:value-type="float" office:value="1018788" calcext:value-type="float">
            <text:p>1018788</text:p>
          </table:table-cell>
          <table:table-cell table:formula="of:=[$'mit-autotrim-1s'.AL51]" office:value-type="float" office:value="211696" calcext:value-type="float">
            <text:p>211696</text:p>
          </table:table-cell>
        </table:table-row>
        <table:table-row table:style-name="ro1">
          <table:table-cell table:formula="of:=[$'mit-autotrim-1s'.R52]" office:value-type="float" office:value="524228" calcext:value-type="float">
            <text:p>524228</text:p>
          </table:table-cell>
          <table:table-cell table:formula="of:=[$'mit-autotrim-30s'.R52]" office:value-type="float" office:value="783896" calcext:value-type="float">
            <text:p>783896</text:p>
          </table:table-cell>
          <table:table-cell table:formula="of:=[$'ohne-autotrim'.R52]" office:value-type="float" office:value="1018788" calcext:value-type="float">
            <text:p>1018788</text:p>
          </table:table-cell>
          <table:table-cell table:formula="of:=[$'mit-autotrim-1s'.AL52]" office:value-type="float" office:value="257544" calcext:value-type="float">
            <text:p>257544</text:p>
          </table:table-cell>
        </table:table-row>
        <table:table-row table:style-name="ro1">
          <table:table-cell table:formula="of:=[$'mit-autotrim-1s'.R53]" office:value-type="float" office:value="560796" calcext:value-type="float">
            <text:p>560796</text:p>
          </table:table-cell>
          <table:table-cell table:formula="of:=[$'mit-autotrim-30s'.R53]" office:value-type="float" office:value="784984" calcext:value-type="float">
            <text:p>784984</text:p>
          </table:table-cell>
          <table:table-cell table:formula="of:=[$'ohne-autotrim'.R53]" office:value-type="float" office:value="1019040" calcext:value-type="float">
            <text:p>1019040</text:p>
          </table:table-cell>
          <table:table-cell table:formula="of:=[$'mit-autotrim-1s'.AL53]" office:value-type="float" office:value="296857" calcext:value-type="float">
            <text:p>296857</text:p>
          </table:table-cell>
        </table:table-row>
        <table:table-row table:style-name="ro1">
          <table:table-cell table:formula="of:=[$'mit-autotrim-1s'.R54]" office:value-type="float" office:value="420296" calcext:value-type="float">
            <text:p>420296</text:p>
          </table:table-cell>
          <table:table-cell table:formula="of:=[$'mit-autotrim-30s'.R54]" office:value-type="float" office:value="785504" calcext:value-type="float">
            <text:p>785504</text:p>
          </table:table-cell>
          <table:table-cell table:formula="of:=[$'ohne-autotrim'.R54]" office:value-type="float" office:value="1019040" calcext:value-type="float">
            <text:p>1019040</text:p>
          </table:table-cell>
          <table:table-cell table:formula="of:=[$'mit-autotrim-1s'.AL54]" office:value-type="float" office:value="158292" calcext:value-type="float">
            <text:p>158292</text:p>
          </table:table-cell>
        </table:table-row>
        <table:table-row table:style-name="ro1">
          <table:table-cell table:formula="of:=[$'mit-autotrim-1s'.R55]" office:value-type="float" office:value="484704" calcext:value-type="float">
            <text:p>484704</text:p>
          </table:table-cell>
          <table:table-cell table:formula="of:=[$'mit-autotrim-30s'.R55]" office:value-type="float" office:value="787432" calcext:value-type="float">
            <text:p>787432</text:p>
          </table:table-cell>
          <table:table-cell table:formula="of:=[$'ohne-autotrim'.R55]" office:value-type="float" office:value="1019040" calcext:value-type="float">
            <text:p>1019040</text:p>
          </table:table-cell>
          <table:table-cell table:formula="of:=[$'mit-autotrim-1s'.AL55]" office:value-type="float" office:value="221725" calcext:value-type="float">
            <text:p>221725</text:p>
          </table:table-cell>
        </table:table-row>
        <table:table-row table:style-name="ro1">
          <table:table-cell table:formula="of:=[$'mit-autotrim-1s'.R56]" office:value-type="float" office:value="496632" calcext:value-type="float">
            <text:p>496632</text:p>
          </table:table-cell>
          <table:table-cell table:formula="of:=[$'mit-autotrim-30s'.R56]" office:value-type="float" office:value="796328" calcext:value-type="float">
            <text:p>796328</text:p>
          </table:table-cell>
          <table:table-cell table:formula="of:=[$'ohne-autotrim'.R56]" office:value-type="float" office:value="1019040" calcext:value-type="float">
            <text:p>1019040</text:p>
          </table:table-cell>
          <table:table-cell table:formula="of:=[$'mit-autotrim-1s'.AL56]" office:value-type="float" office:value="97977" calcext:value-type="float">
            <text:p>97977</text:p>
          </table:table-cell>
        </table:table-row>
        <table:table-row table:style-name="ro1">
          <table:table-cell table:formula="of:=[$'mit-autotrim-1s'.R57]" office:value-type="float" office:value="580820" calcext:value-type="float">
            <text:p>580820</text:p>
          </table:table-cell>
          <table:table-cell table:formula="of:=[$'mit-autotrim-30s'.R57]" office:value-type="float" office:value="756708" calcext:value-type="float">
            <text:p>756708</text:p>
          </table:table-cell>
          <table:table-cell table:formula="of:=[$'ohne-autotrim'.R57]" office:value-type="float" office:value="1019304" calcext:value-type="float">
            <text:p>1019304</text:p>
          </table:table-cell>
          <table:table-cell table:formula="of:=[$'mit-autotrim-1s'.AL57]" office:value-type="float" office:value="149140" calcext:value-type="float">
            <text:p>149140</text:p>
          </table:table-cell>
        </table:table-row>
        <table:table-row table:style-name="ro1">
          <table:table-cell table:formula="of:=[$'mit-autotrim-1s'.R58]" office:value-type="float" office:value="593688" calcext:value-type="float">
            <text:p>593688</text:p>
          </table:table-cell>
          <table:table-cell table:formula="of:=[$'mit-autotrim-30s'.R58]" office:value-type="float" office:value="762552" calcext:value-type="float">
            <text:p>762552</text:p>
          </table:table-cell>
          <table:table-cell table:formula="of:=[$'ohne-autotrim'.R58]" office:value-type="float" office:value="1019700" calcext:value-type="float">
            <text:p>1019700</text:p>
          </table:table-cell>
          <table:table-cell table:formula="of:=[$'mit-autotrim-1s'.AL58]" office:value-type="float" office:value="208070" calcext:value-type="float">
            <text:p>208070</text:p>
          </table:table-cell>
        </table:table-row>
        <table:table-row table:style-name="ro1">
          <table:table-cell table:formula="of:=[$'mit-autotrim-1s'.R59]" office:value-type="float" office:value="537848" calcext:value-type="float">
            <text:p>537848</text:p>
          </table:table-cell>
          <table:table-cell table:formula="of:=[$'mit-autotrim-30s'.R59]" office:value-type="float" office:value="776956" calcext:value-type="float">
            <text:p>776956</text:p>
          </table:table-cell>
          <table:table-cell table:formula="of:=[$'ohne-autotrim'.R59]" office:value-type="float" office:value="1019700" calcext:value-type="float">
            <text:p>1019700</text:p>
          </table:table-cell>
          <table:table-cell table:formula="of:=[$'mit-autotrim-1s'.AL59]" office:value-type="float" office:value="273512" calcext:value-type="float">
            <text:p>273512</text:p>
          </table:table-cell>
        </table:table-row>
        <table:table-row table:style-name="ro1">
          <table:table-cell table:formula="of:=[$'mit-autotrim-1s'.R60]" office:value-type="float" office:value="592656" calcext:value-type="float">
            <text:p>592656</text:p>
          </table:table-cell>
          <table:table-cell table:formula="of:=[$'mit-autotrim-30s'.R60]" office:value-type="float" office:value="795952" calcext:value-type="float">
            <text:p>795952</text:p>
          </table:table-cell>
          <table:table-cell table:formula="of:=[$'ohne-autotrim'.R60]" office:value-type="float" office:value="1020204" calcext:value-type="float">
            <text:p>1020204</text:p>
          </table:table-cell>
          <table:table-cell table:formula="of:=[$'mit-autotrim-1s'.AL60]" office:value-type="float" office:value="326693" calcext:value-type="float">
            <text:p>326693</text:p>
          </table:table-cell>
        </table:table-row>
        <table:table-row table:style-name="ro1">
          <table:table-cell table:formula="of:=[$'mit-autotrim-1s'.R61]" office:value-type="float" office:value="443920" calcext:value-type="float">
            <text:p>443920</text:p>
          </table:table-cell>
          <table:table-cell table:formula="of:=[$'mit-autotrim-30s'.R61]" office:value-type="float" office:value="797056" calcext:value-type="float">
            <text:p>797056</text:p>
          </table:table-cell>
          <table:table-cell table:formula="of:=[$'ohne-autotrim'.R61]" office:value-type="float" office:value="1023372" calcext:value-type="float">
            <text:p>1023372</text:p>
          </table:table-cell>
          <table:table-cell table:formula="of:=[$'mit-autotrim-1s'.AL61]" office:value-type="float" office:value="172305" calcext:value-type="float">
            <text:p>172305</text:p>
          </table:table-cell>
        </table:table-row>
        <table:table-row table:style-name="ro1">
          <table:table-cell table:formula="of:=[$'mit-autotrim-1s'.R62]" office:value-type="float" office:value="493260" calcext:value-type="float">
            <text:p>493260</text:p>
          </table:table-cell>
          <table:table-cell table:formula="of:=[$'mit-autotrim-30s'.R62]" office:value-type="float" office:value="798668" calcext:value-type="float">
            <text:p>798668</text:p>
          </table:table-cell>
          <table:table-cell table:formula="of:=[$'ohne-autotrim'.R62]" office:value-type="float" office:value="1023836" calcext:value-type="float">
            <text:p>1023836</text:p>
          </table:table-cell>
          <table:table-cell table:formula="of:=[$'mit-autotrim-1s'.AL62]" office:value-type="float" office:value="215318" calcext:value-type="float">
            <text:p>215318</text:p>
          </table:table-cell>
        </table:table-row>
        <table:table-row table:style-name="ro1">
          <table:table-cell table:formula="of:=[$'mit-autotrim-1s'.R63]" office:value-type="float" office:value="563632" calcext:value-type="float">
            <text:p>563632</text:p>
          </table:table-cell>
          <table:table-cell table:formula="of:=[$'mit-autotrim-30s'.R63]" office:value-type="float" office:value="747072" calcext:value-type="float">
            <text:p>747072</text:p>
          </table:table-cell>
          <table:table-cell table:formula="of:=[$'ohne-autotrim'.R63]" office:value-type="float" office:value="1023836" calcext:value-type="float">
            <text:p>1023836</text:p>
          </table:table-cell>
          <table:table-cell table:formula="of:=[$'mit-autotrim-1s'.AL63]" office:value-type="float" office:value="135449" calcext:value-type="float">
            <text:p>135449</text:p>
          </table:table-cell>
        </table:table-row>
        <table:table-row table:style-name="ro1">
          <table:table-cell table:formula="of:=[$'mit-autotrim-1s'.R64]" office:value-type="float" office:value="584120" calcext:value-type="float">
            <text:p>584120</text:p>
          </table:table-cell>
          <table:table-cell table:formula="of:=[$'mit-autotrim-30s'.R64]" office:value-type="float" office:value="766424" calcext:value-type="float">
            <text:p>766424</text:p>
          </table:table-cell>
          <table:table-cell table:formula="of:=[$'ohne-autotrim'.R64]" office:value-type="float" office:value="1023836" calcext:value-type="float">
            <text:p>1023836</text:p>
          </table:table-cell>
          <table:table-cell table:formula="of:=[$'mit-autotrim-1s'.AL64]" office:value-type="float" office:value="139352" calcext:value-type="float">
            <text:p>139352</text:p>
          </table:table-cell>
        </table:table-row>
        <table:table-row table:style-name="ro1">
          <table:table-cell table:formula="of:=[$'mit-autotrim-1s'.R65]" office:value-type="float" office:value="465192" calcext:value-type="float">
            <text:p>465192</text:p>
          </table:table-cell>
          <table:table-cell table:formula="of:=[$'mit-autotrim-30s'.R65]" office:value-type="float" office:value="769392" calcext:value-type="float">
            <text:p>769392</text:p>
          </table:table-cell>
          <table:table-cell table:formula="of:=[$'ohne-autotrim'.R65]" office:value-type="float" office:value="1024364" calcext:value-type="float">
            <text:p>1024364</text:p>
          </table:table-cell>
          <table:table-cell table:formula="of:=[$'mit-autotrim-1s'.AL65]" office:value-type="float" office:value="199360" calcext:value-type="float">
            <text:p>199360</text:p>
          </table:table-cell>
        </table:table-row>
        <table:table-row table:style-name="ro1">
          <table:table-cell table:formula="of:=[$'mit-autotrim-1s'.R66]" office:value-type="float" office:value="520412" calcext:value-type="float">
            <text:p>520412</text:p>
          </table:table-cell>
          <table:table-cell table:formula="of:=[$'mit-autotrim-30s'.R66]" office:value-type="float" office:value="782288" calcext:value-type="float">
            <text:p>782288</text:p>
          </table:table-cell>
          <table:table-cell table:formula="of:=[$'ohne-autotrim'.R66]" office:value-type="float" office:value="1024588" calcext:value-type="float">
            <text:p>1024588</text:p>
          </table:table-cell>
          <table:table-cell table:formula="of:=[$'mit-autotrim-1s'.AL66]" office:value-type="float" office:value="255064" calcext:value-type="float">
            <text:p>255064</text:p>
          </table:table-cell>
        </table:table-row>
        <table:table-row table:style-name="ro1">
          <table:table-cell table:formula="of:=[$'mit-autotrim-1s'.R67]" office:value-type="float" office:value="465036" calcext:value-type="float">
            <text:p>465036</text:p>
          </table:table-cell>
          <table:table-cell table:formula="of:=[$'mit-autotrim-30s'.R67]" office:value-type="float" office:value="804160" calcext:value-type="float">
            <text:p>804160</text:p>
          </table:table-cell>
          <table:table-cell table:formula="of:=[$'ohne-autotrim'.R67]" office:value-type="float" office:value="1024644" calcext:value-type="float">
            <text:p>1024644</text:p>
          </table:table-cell>
          <table:table-cell table:formula="of:=[$'mit-autotrim-1s'.AL67]" office:value-type="float" office:value="121030" calcext:value-type="float">
            <text:p>121030</text:p>
          </table:table-cell>
        </table:table-row>
        <table:table-row table:style-name="ro1">
          <table:table-cell table:formula="of:=[$'mit-autotrim-1s'.R68]" office:value-type="float" office:value="493088" calcext:value-type="float">
            <text:p>493088</text:p>
          </table:table-cell>
          <table:table-cell table:formula="of:=[$'mit-autotrim-30s'.R68]" office:value-type="float" office:value="805320" calcext:value-type="float">
            <text:p>805320</text:p>
          </table:table-cell>
          <table:table-cell table:formula="of:=[$'ohne-autotrim'.R68]" office:value-type="float" office:value="1024648" calcext:value-type="float">
            <text:p>1024648</text:p>
          </table:table-cell>
          <table:table-cell table:formula="of:=[$'mit-autotrim-1s'.AL68]" office:value-type="float" office:value="173711" calcext:value-type="float">
            <text:p>173711</text:p>
          </table:table-cell>
        </table:table-row>
        <table:table-row table:style-name="ro1">
          <table:table-cell table:formula="of:=[$'mit-autotrim-1s'.R69]" office:value-type="float" office:value="517444" calcext:value-type="float">
            <text:p>517444</text:p>
          </table:table-cell>
          <table:table-cell table:formula="of:=[$'mit-autotrim-30s'.R69]" office:value-type="float" office:value="777816" calcext:value-type="float">
            <text:p>777816</text:p>
          </table:table-cell>
          <table:table-cell table:formula="of:=[$'ohne-autotrim'.R69]" office:value-type="float" office:value="1024648" calcext:value-type="float">
            <text:p>1024648</text:p>
          </table:table-cell>
          <table:table-cell table:formula="of:=[$'mit-autotrim-1s'.AL69]" office:value-type="float" office:value="252253" calcext:value-type="float">
            <text:p>252253</text:p>
          </table:table-cell>
        </table:table-row>
        <table:table-row table:style-name="ro1">
          <table:table-cell table:formula="of:=[$'mit-autotrim-1s'.R70]" office:value-type="float" office:value="527072" calcext:value-type="float">
            <text:p>527072</text:p>
          </table:table-cell>
          <table:table-cell table:formula="of:=[$'mit-autotrim-30s'.R70]" office:value-type="float" office:value="784124" calcext:value-type="float">
            <text:p>784124</text:p>
          </table:table-cell>
          <table:table-cell table:formula="of:=[$'ohne-autotrim'.R70]" office:value-type="float" office:value="1024900" calcext:value-type="float">
            <text:p>1024900</text:p>
          </table:table-cell>
          <table:table-cell table:formula="of:=[$'mit-autotrim-1s'.AL70]" office:value-type="float" office:value="114175" calcext:value-type="float">
            <text:p>114175</text:p>
          </table:table-cell>
        </table:table-row>
        <table:table-row table:style-name="ro1">
          <table:table-cell table:formula="of:=[$'mit-autotrim-1s'.R71]" office:value-type="float" office:value="498868" calcext:value-type="float">
            <text:p>498868</text:p>
          </table:table-cell>
          <table:table-cell table:formula="of:=[$'mit-autotrim-30s'.R71]" office:value-type="float" office:value="786260" calcext:value-type="float">
            <text:p>786260</text:p>
          </table:table-cell>
          <table:table-cell table:formula="of:=[$'ohne-autotrim'.R71]" office:value-type="float" office:value="1024900" calcext:value-type="float">
            <text:p>1024900</text:p>
          </table:table-cell>
          <table:table-cell table:formula="of:=[$'mit-autotrim-1s'.AL71]" office:value-type="float" office:value="180088" calcext:value-type="float">
            <text:p>180088</text:p>
          </table:table-cell>
        </table:table-row>
        <table:table-row table:style-name="ro1">
          <table:table-cell table:formula="of:=[$'mit-autotrim-1s'.R72]" office:value-type="float" office:value="532808" calcext:value-type="float">
            <text:p>532808</text:p>
          </table:table-cell>
          <table:table-cell table:formula="of:=[$'mit-autotrim-30s'.R72]" office:value-type="float" office:value="793096" calcext:value-type="float">
            <text:p>793096</text:p>
          </table:table-cell>
          <table:table-cell table:formula="of:=[$'ohne-autotrim'.R72]" office:value-type="float" office:value="1025164" calcext:value-type="float">
            <text:p>1025164</text:p>
          </table:table-cell>
          <table:table-cell table:formula="of:=[$'mit-autotrim-1s'.AL72]" office:value-type="float" office:value="269672" calcext:value-type="float">
            <text:p>269672</text:p>
          </table:table-cell>
        </table:table-row>
        <table:table-row table:style-name="ro1">
          <table:table-cell table:formula="of:=[$'mit-autotrim-1s'.R73]" office:value-type="float" office:value="578880" calcext:value-type="float">
            <text:p>578880</text:p>
          </table:table-cell>
          <table:table-cell table:formula="of:=[$'mit-autotrim-30s'.R73]" office:value-type="float" office:value="794500" calcext:value-type="float">
            <text:p>794500</text:p>
          </table:table-cell>
          <table:table-cell table:formula="of:=[$'ohne-autotrim'.R73]" office:value-type="float" office:value="1025164" calcext:value-type="float">
            <text:p>1025164</text:p>
          </table:table-cell>
          <table:table-cell table:formula="of:=[$'mit-autotrim-1s'.AL73]" office:value-type="float" office:value="312019" calcext:value-type="float">
            <text:p>312019</text:p>
          </table:table-cell>
        </table:table-row>
        <table:table-row table:style-name="ro1">
          <table:table-cell table:formula="of:=[$'mit-autotrim-1s'.R74]" office:value-type="float" office:value="434776" calcext:value-type="float">
            <text:p>434776</text:p>
          </table:table-cell>
          <table:table-cell table:formula="of:=[$'mit-autotrim-30s'.R74]" office:value-type="float" office:value="803572" calcext:value-type="float">
            <text:p>803572</text:p>
          </table:table-cell>
          <table:table-cell table:formula="of:=[$'ohne-autotrim'.R74]" office:value-type="float" office:value="1025740" calcext:value-type="float">
            <text:p>1025740</text:p>
          </table:table-cell>
          <table:table-cell table:formula="of:=[$'mit-autotrim-1s'.AL74]" office:value-type="float" office:value="153495" calcext:value-type="float">
            <text:p>153495</text:p>
          </table:table-cell>
        </table:table-row>
        <table:table-row table:style-name="ro1">
          <table:table-cell table:formula="of:=[$'mit-autotrim-1s'.R75]" office:value-type="float" office:value="557252" calcext:value-type="float">
            <text:p>557252</text:p>
          </table:table-cell>
          <table:table-cell table:formula="of:=[$'mit-autotrim-30s'.R75]" office:value-type="float" office:value="757800" calcext:value-type="float">
            <text:p>757800</text:p>
          </table:table-cell>
          <table:table-cell table:formula="of:=[$'ohne-autotrim'.R75]" office:value-type="float" office:value="1025740" calcext:value-type="float">
            <text:p>1025740</text:p>
          </table:table-cell>
          <table:table-cell table:formula="of:=[$'mit-autotrim-1s'.AL75]" office:value-type="float" office:value="197155" calcext:value-type="float">
            <text:p>197155</text:p>
          </table:table-cell>
        </table:table-row>
        <table:table-row table:style-name="ro1">
          <table:table-cell table:formula="of:=[$'mit-autotrim-1s'.R76]" office:value-type="float" office:value="528992" calcext:value-type="float">
            <text:p>528992</text:p>
          </table:table-cell>
          <table:table-cell table:formula="of:=[$'mit-autotrim-30s'.R76]" office:value-type="float" office:value="760520" calcext:value-type="float">
            <text:p>760520</text:p>
          </table:table-cell>
          <table:table-cell table:formula="of:=[$'ohne-autotrim'.R76]" office:value-type="float" office:value="1025740" calcext:value-type="float">
            <text:p>1025740</text:p>
          </table:table-cell>
          <table:table-cell table:formula="of:=[$'mit-autotrim-1s'.AL76]" office:value-type="float" office:value="259452" calcext:value-type="float">
            <text:p>259452</text:p>
          </table:table-cell>
        </table:table-row>
        <table:table-row table:style-name="ro1">
          <table:table-cell table:formula="of:=[$'mit-autotrim-1s'.R77]" office:value-type="float" office:value="574296" calcext:value-type="float">
            <text:p>574296</text:p>
          </table:table-cell>
          <table:table-cell table:formula="of:=[$'mit-autotrim-30s'.R77]" office:value-type="float" office:value="778680" calcext:value-type="float">
            <text:p>778680</text:p>
          </table:table-cell>
          <table:table-cell table:formula="of:=[$'ohne-autotrim'.R77]" office:value-type="float" office:value="1025808" calcext:value-type="float">
            <text:p>1025808</text:p>
          </table:table-cell>
          <table:table-cell table:formula="of:=[$'mit-autotrim-1s'.AL77]" office:value-type="float" office:value="318446" calcext:value-type="float">
            <text:p>318446</text:p>
          </table:table-cell>
        </table:table-row>
        <table:table-row table:style-name="ro1">
          <table:table-cell table:formula="of:=[$'mit-autotrim-1s'.R78]" office:value-type="float" office:value="452176" calcext:value-type="float">
            <text:p>452176</text:p>
          </table:table-cell>
          <table:table-cell table:formula="of:=[$'mit-autotrim-30s'.R78]" office:value-type="float" office:value="779340" calcext:value-type="float">
            <text:p>779340</text:p>
          </table:table-cell>
          <table:table-cell table:formula="of:=[$'ohne-autotrim'.R78]" office:value-type="float" office:value="1025808" calcext:value-type="float">
            <text:p>1025808</text:p>
          </table:table-cell>
          <table:table-cell table:formula="of:=[$'mit-autotrim-1s'.AL78]" office:value-type="float" office:value="179623" calcext:value-type="float">
            <text:p>179623</text:p>
          </table:table-cell>
        </table:table-row>
        <table:table-row table:style-name="ro1">
          <table:table-cell table:formula="of:=[$'mit-autotrim-1s'.R79]" office:value-type="float" office:value="510704" calcext:value-type="float">
            <text:p>510704</text:p>
          </table:table-cell>
          <table:table-cell table:formula="of:=[$'mit-autotrim-30s'.R79]" office:value-type="float" office:value="786436" calcext:value-type="float">
            <text:p>786436</text:p>
          </table:table-cell>
          <table:table-cell table:formula="of:=[$'ohne-autotrim'.R79]" office:value-type="float" office:value="1025808" calcext:value-type="float">
            <text:p>1025808</text:p>
          </table:table-cell>
          <table:table-cell table:formula="of:=[$'mit-autotrim-1s'.AL79]" office:value-type="float" office:value="241344" calcext:value-type="float">
            <text:p>241344</text:p>
          </table:table-cell>
        </table:table-row>
        <table:table-row table:style-name="ro1">
          <table:table-cell table:formula="of:=[$'mit-autotrim-1s'.R80]" office:value-type="float" office:value="408196" calcext:value-type="float">
            <text:p>408196</text:p>
          </table:table-cell>
          <table:table-cell table:formula="of:=[$'mit-autotrim-30s'.R80]" office:value-type="float" office:value="794648" calcext:value-type="float">
            <text:p>794648</text:p>
          </table:table-cell>
          <table:table-cell table:formula="of:=[$'ohne-autotrim'.R80]" office:value-type="float" office:value="1025808" calcext:value-type="float">
            <text:p>1025808</text:p>
          </table:table-cell>
          <table:table-cell table:formula="of:=[$'mit-autotrim-1s'.AL80]" office:value-type="float" office:value="116268" calcext:value-type="float">
            <text:p>116268</text:p>
          </table:table-cell>
        </table:table-row>
        <table:table-row table:style-name="ro1">
          <table:table-cell table:formula="of:=[$'mit-autotrim-1s'.R81]" office:value-type="float" office:value="611684" calcext:value-type="float">
            <text:p>611684</text:p>
          </table:table-cell>
          <table:table-cell table:formula="of:=[$'mit-autotrim-30s'.R81]" office:value-type="float" office:value="702316" calcext:value-type="float">
            <text:p>702316</text:p>
          </table:table-cell>
          <table:table-cell table:formula="of:=[$'ohne-autotrim'.R81]" office:value-type="float" office:value="1025808" calcext:value-type="float">
            <text:p>1025808</text:p>
          </table:table-cell>
          <table:table-cell table:formula="of:=[$'mit-autotrim-1s'.AL81]" office:value-type="float" office:value="192918" calcext:value-type="float">
            <text:p>192918</text:p>
          </table:table-cell>
        </table:table-row>
        <table:table-row table:style-name="ro1">
          <table:table-cell table:formula="of:=[$'mit-autotrim-1s'.R82]" office:value-type="float" office:value="553784" calcext:value-type="float">
            <text:p>553784</text:p>
          </table:table-cell>
          <table:table-cell table:formula="of:=[$'mit-autotrim-30s'.R82]" office:value-type="float" office:value="785576" calcext:value-type="float">
            <text:p>785576</text:p>
          </table:table-cell>
          <table:table-cell table:formula="of:=[$'ohne-autotrim'.R82]" office:value-type="float" office:value="1030220" calcext:value-type="float">
            <text:p>1030220</text:p>
          </table:table-cell>
          <table:table-cell table:formula="of:=[$'mit-autotrim-1s'.AL82]" office:value-type="float" office:value="288627" calcext:value-type="float">
            <text:p>288627</text:p>
          </table:table-cell>
        </table:table-row>
        <table:table-row table:style-name="ro1">
          <table:table-cell table:formula="of:=[$'mit-autotrim-1s'.R83]" office:value-type="float" office:value="450012" calcext:value-type="float">
            <text:p>450012</text:p>
          </table:table-cell>
          <table:table-cell table:formula="of:=[$'mit-autotrim-30s'.R83]" office:value-type="float" office:value="790576" calcext:value-type="float">
            <text:p>790576</text:p>
          </table:table-cell>
          <table:table-cell table:formula="of:=[$'ohne-autotrim'.R83]" office:value-type="float" office:value="1030540" calcext:value-type="float">
            <text:p>1030540</text:p>
          </table:table-cell>
          <table:table-cell table:formula="of:=[$'mit-autotrim-1s'.AL83]" office:value-type="float" office:value="146105" calcext:value-type="float">
            <text:p>146105</text:p>
          </table:table-cell>
        </table:table-row>
        <table:table-row table:style-name="ro1">
          <table:table-cell table:formula="of:=[$'mit-autotrim-1s'.R84]" office:value-type="float" office:value="495136" calcext:value-type="float">
            <text:p>495136</text:p>
          </table:table-cell>
          <table:table-cell table:formula="of:=[$'mit-autotrim-30s'.R84]" office:value-type="float" office:value="791264" calcext:value-type="float">
            <text:p>791264</text:p>
          </table:table-cell>
          <table:table-cell table:formula="of:=[$'ohne-autotrim'.R84]" office:value-type="float" office:value="1030540" calcext:value-type="float">
            <text:p>1030540</text:p>
          </table:table-cell>
          <table:table-cell table:formula="of:=[$'mit-autotrim-1s'.AL84]" office:value-type="float" office:value="204203" calcext:value-type="float">
            <text:p>204203</text:p>
          </table:table-cell>
        </table:table-row>
        <table:table-row table:style-name="ro1">
          <table:table-cell table:formula="of:=[$'mit-autotrim-1s'.R85]" office:value-type="float" office:value="573644" calcext:value-type="float">
            <text:p>573644</text:p>
          </table:table-cell>
          <table:table-cell table:formula="of:=[$'mit-autotrim-30s'.R85]" office:value-type="float" office:value="792704" calcext:value-type="float">
            <text:p>792704</text:p>
          </table:table-cell>
          <table:table-cell table:formula="of:=[$'ohne-autotrim'.R85]" office:value-type="float" office:value="1030540" calcext:value-type="float">
            <text:p>1030540</text:p>
          </table:table-cell>
          <table:table-cell table:formula="of:=[$'mit-autotrim-1s'.AL85]" office:value-type="float" office:value="309204" calcext:value-type="float">
            <text:p>309204</text:p>
          </table:table-cell>
        </table:table-row>
        <table:table-row table:style-name="ro1">
          <table:table-cell table:formula="of:=[$'mit-autotrim-1s'.R86]" office:value-type="float" office:value="492656" calcext:value-type="float">
            <text:p>492656</text:p>
          </table:table-cell>
          <table:table-cell table:formula="of:=[$'mit-autotrim-30s'.R86]" office:value-type="float" office:value="798836" calcext:value-type="float">
            <text:p>798836</text:p>
          </table:table-cell>
          <table:table-cell table:formula="of:=[$'ohne-autotrim'.R86]" office:value-type="float" office:value="1030804" calcext:value-type="float">
            <text:p>1030804</text:p>
          </table:table-cell>
          <table:table-cell table:formula="of:=[$'mit-autotrim-1s'.AL86]" office:value-type="float" office:value="203955" calcext:value-type="float">
            <text:p>203955</text:p>
          </table:table-cell>
        </table:table-row>
        <table:table-row table:style-name="ro1">
          <table:table-cell table:formula="of:=[$'mit-autotrim-1s'.R87]" office:value-type="float" office:value="471032" calcext:value-type="float">
            <text:p>471032</text:p>
          </table:table-cell>
          <table:table-cell table:formula="of:=[$'mit-autotrim-30s'.R87]" office:value-type="float" office:value="764964" calcext:value-type="float">
            <text:p>764964</text:p>
          </table:table-cell>
          <table:table-cell table:formula="of:=[$'ohne-autotrim'.R87]" office:value-type="float" office:value="1030804" calcext:value-type="float">
            <text:p>1030804</text:p>
          </table:table-cell>
          <table:table-cell table:formula="of:=[$'mit-autotrim-1s'.AL87]" office:value-type="float" office:value="183219" calcext:value-type="float">
            <text:p>183219</text:p>
          </table:table-cell>
        </table:table-row>
        <table:table-row table:style-name="ro1">
          <table:table-cell table:formula="of:=[$'mit-autotrim-1s'.R88]" office:value-type="float" office:value="521852" calcext:value-type="float">
            <text:p>521852</text:p>
          </table:table-cell>
          <table:table-cell table:formula="of:=[$'mit-autotrim-30s'.R88]" office:value-type="float" office:value="768192" calcext:value-type="float">
            <text:p>768192</text:p>
          </table:table-cell>
          <table:table-cell table:formula="of:=[$'ohne-autotrim'.R88]" office:value-type="float" office:value="1031056" calcext:value-type="float">
            <text:p>1031056</text:p>
          </table:table-cell>
          <table:table-cell table:formula="of:=[$'mit-autotrim-1s'.AL88]" office:value-type="float" office:value="241136" calcext:value-type="float">
            <text:p>241136</text:p>
          </table:table-cell>
        </table:table-row>
        <table:table-row table:style-name="ro1">
          <table:table-cell table:formula="of:=[$'mit-autotrim-1s'.R89]" office:value-type="float" office:value="568128" calcext:value-type="float">
            <text:p>568128</text:p>
          </table:table-cell>
          <table:table-cell table:formula="of:=[$'mit-autotrim-30s'.R89]" office:value-type="float" office:value="0" calcext:value-type="float">
            <text:p>0</text:p>
          </table:table-cell>
          <table:table-cell table:formula="of:=[$'ohne-autotrim'.R89]" office:value-type="float" office:value="1033872" calcext:value-type="float">
            <text:p>1033872</text:p>
          </table:table-cell>
          <table:table-cell table:formula="of:=[$'mit-autotrim-1s'.AL89]" office:value-type="float" office:value="123691" calcext:value-type="float">
            <text:p>123691</text:p>
          </table:table-cell>
        </table:table-row>
        <table:table-row table:style-name="ro1">
          <table:table-cell table:formula="of:=[$'mit-autotrim-1s'.R90]" office:value-type="float" office:value="459792" calcext:value-type="float">
            <text:p>459792</text:p>
          </table:table-cell>
          <table:table-cell table:formula="of:=[$'mit-autotrim-30s'.R90]" office:value-type="float" office:value="0" calcext:value-type="float">
            <text:p>0</text:p>
          </table:table-cell>
          <table:table-cell table:formula="of:=[$'ohne-autotrim'.R90]" office:value-type="float" office:value="0" calcext:value-type="float">
            <text:p>0</text:p>
          </table:table-cell>
          <table:table-cell table:formula="of:=[$'mit-autotrim-1s'.AL90]" office:value-type="float" office:value="198892" calcext:value-type="float">
            <text:p>198892</text:p>
          </table:table-cell>
        </table:table-row>
        <table:table-row table:style-name="ro1">
          <table:table-cell table:formula="of:=[$'mit-autotrim-1s'.R91]" office:value-type="float" office:value="543128" calcext:value-type="float">
            <text:p>543128</text:p>
          </table:table-cell>
          <table:table-cell table:formula="of:=[$'mit-autotrim-30s'.R91]" office:value-type="float" office:value="0" calcext:value-type="float">
            <text:p>0</text:p>
          </table:table-cell>
          <table:table-cell table:formula="of:=[$'ohne-autotrim'.R91]" office:value-type="float" office:value="0" calcext:value-type="float">
            <text:p>0</text:p>
          </table:table-cell>
          <table:table-cell table:formula="of:=[$'mit-autotrim-1s'.AL91]" office:value-type="float" office:value="275391" calcext:value-type="float">
            <text:p>275391</text:p>
          </table:table-cell>
        </table:table-row>
        <table:table-row table:style-name="ro1">
          <table:table-cell table:formula="of:=[$'mit-autotrim-1s'.R92]" office:value-type="float" office:value="611460" calcext:value-type="float">
            <text:p>611460</text:p>
          </table:table-cell>
          <table:table-cell table:formula="of:=[$'mit-autotrim-30s'.R92]" office:value-type="float" office:value="0" calcext:value-type="float">
            <text:p>0</text:p>
          </table:table-cell>
          <table:table-cell table:formula="of:=[$'ohne-autotrim'.R92]" office:value-type="float" office:value="0" calcext:value-type="float">
            <text:p>0</text:p>
          </table:table-cell>
          <table:table-cell table:formula="of:=[$'mit-autotrim-1s'.AL92]" office:value-type="float" office:value="340028" calcext:value-type="float">
            <text:p>340028</text:p>
          </table:table-cell>
        </table:table-row>
        <table:table-row table:style-name="ro1">
          <table:table-cell table:formula="of:=[$'mit-autotrim-1s'.R93]" office:value-type="float" office:value="498508" calcext:value-type="float">
            <text:p>498508</text:p>
          </table:table-cell>
          <table:table-cell table:formula="of:=[$'mit-autotrim-30s'.R93]" office:value-type="float" office:value="0" calcext:value-type="float">
            <text:p>0</text:p>
          </table:table-cell>
          <table:table-cell table:formula="of:=[$'ohne-autotrim'.R93]" office:value-type="float" office:value="0" calcext:value-type="float">
            <text:p>0</text:p>
          </table:table-cell>
          <table:table-cell table:formula="of:=[$'mit-autotrim-1s'.AL93]" office:value-type="float" office:value="183428" calcext:value-type="float">
            <text:p>183428</text:p>
          </table:table-cell>
        </table:table-row>
        <table:table-row table:style-name="ro1">
          <table:table-cell table:formula="of:=[$'mit-autotrim-1s'.R94]" office:value-type="float" office:value="535508" calcext:value-type="float">
            <text:p>535508</text:p>
          </table:table-cell>
          <table:table-cell table:formula="of:=[$'mit-autotrim-30s'.R94]" office:value-type="float" office:value="0" calcext:value-type="float">
            <text:p>0</text:p>
          </table:table-cell>
          <table:table-cell table:formula="of:=[$'ohne-autotrim'.R94]" office:value-type="float" office:value="0" calcext:value-type="float">
            <text:p>0</text:p>
          </table:table-cell>
          <table:table-cell table:formula="of:=[$'mit-autotrim-1s'.AL94]" office:value-type="float" office:value="250316" calcext:value-type="float">
            <text:p>250316</text:p>
          </table:table-cell>
        </table:table-row>
        <table:table-row table:style-name="ro1">
          <table:table-cell table:formula="of:=[$'mit-autotrim-1s'.R95]" office:value-type="float" office:value="0" calcext:value-type="float">
            <text:p>0</text:p>
          </table:table-cell>
          <table:table-cell table:formula="of:=[$'mit-autotrim-30s'.R95]" office:value-type="float" office:value="0" calcext:value-type="float">
            <text:p>0</text:p>
          </table:table-cell>
          <table:table-cell table:formula="of:=[$'ohne-autotrim'.R95]" office:value-type="float" office:value="0" calcext:value-type="float">
            <text:p>0</text:p>
          </table:table-cell>
          <table:table-cell table:formula="of:=[$'mit-autotrim-1s'.AL9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6]" office:value-type="float" office:value="0" calcext:value-type="float">
            <text:p>0</text:p>
          </table:table-cell>
          <table:table-cell table:formula="of:=[$'mit-autotrim-30s'.R96]" office:value-type="float" office:value="0" calcext:value-type="float">
            <text:p>0</text:p>
          </table:table-cell>
          <table:table-cell table:formula="of:=[$'ohne-autotrim'.R96]" office:value-type="float" office:value="0" calcext:value-type="float">
            <text:p>0</text:p>
          </table:table-cell>
          <table:table-cell table:formula="of:=[$'mit-autotrim-1s'.AL9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7]" office:value-type="float" office:value="0" calcext:value-type="float">
            <text:p>0</text:p>
          </table:table-cell>
          <table:table-cell table:formula="of:=[$'mit-autotrim-30s'.R97]" office:value-type="float" office:value="0" calcext:value-type="float">
            <text:p>0</text:p>
          </table:table-cell>
          <table:table-cell table:formula="of:=[$'ohne-autotrim'.R97]" office:value-type="float" office:value="0" calcext:value-type="float">
            <text:p>0</text:p>
          </table:table-cell>
          <table:table-cell table:formula="of:=[$'mit-autotrim-1s'.AL9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8]" office:value-type="float" office:value="0" calcext:value-type="float">
            <text:p>0</text:p>
          </table:table-cell>
          <table:table-cell table:formula="of:=[$'mit-autotrim-30s'.R98]" office:value-type="float" office:value="0" calcext:value-type="float">
            <text:p>0</text:p>
          </table:table-cell>
          <table:table-cell table:formula="of:=[$'ohne-autotrim'.R98]" office:value-type="float" office:value="0" calcext:value-type="float">
            <text:p>0</text:p>
          </table:table-cell>
          <table:table-cell table:formula="of:=[$'mit-autotrim-1s'.AL9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9]" office:value-type="float" office:value="0" calcext:value-type="float">
            <text:p>0</text:p>
          </table:table-cell>
          <table:table-cell table:formula="of:=[$'mit-autotrim-30s'.R99]" office:value-type="float" office:value="0" calcext:value-type="float">
            <text:p>0</text:p>
          </table:table-cell>
          <table:table-cell table:formula="of:=[$'ohne-autotrim'.R99]" office:value-type="float" office:value="0" calcext:value-type="float">
            <text:p>0</text:p>
          </table:table-cell>
          <table:table-cell table:formula="of:=[$'mit-autotrim-1s'.AL9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0]" office:value-type="float" office:value="0" calcext:value-type="float">
            <text:p>0</text:p>
          </table:table-cell>
          <table:table-cell table:formula="of:=[$'mit-autotrim-30s'.R100]" office:value-type="float" office:value="0" calcext:value-type="float">
            <text:p>0</text:p>
          </table:table-cell>
          <table:table-cell table:formula="of:=[$'ohne-autotrim'.R100]" office:value-type="float" office:value="0" calcext:value-type="float">
            <text:p>0</text:p>
          </table:table-cell>
          <table:table-cell table:formula="of:=[$'mit-autotrim-1s'.AL10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1]" office:value-type="float" office:value="0" calcext:value-type="float">
            <text:p>0</text:p>
          </table:table-cell>
          <table:table-cell table:formula="of:=[$'mit-autotrim-30s'.R101]" office:value-type="float" office:value="0" calcext:value-type="float">
            <text:p>0</text:p>
          </table:table-cell>
          <table:table-cell table:formula="of:=[$'ohne-autotrim'.R101]" office:value-type="float" office:value="0" calcext:value-type="float">
            <text:p>0</text:p>
          </table:table-cell>
          <table:table-cell table:formula="of:=[$'mit-autotrim-1s'.AL10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2]" office:value-type="float" office:value="0" calcext:value-type="float">
            <text:p>0</text:p>
          </table:table-cell>
          <table:table-cell table:formula="of:=[$'mit-autotrim-30s'.R102]" office:value-type="float" office:value="0" calcext:value-type="float">
            <text:p>0</text:p>
          </table:table-cell>
          <table:table-cell table:formula="of:=[$'ohne-autotrim'.R102]" office:value-type="float" office:value="0" calcext:value-type="float">
            <text:p>0</text:p>
          </table:table-cell>
          <table:table-cell table:formula="of:=[$'mit-autotrim-1s'.AL10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3]" office:value-type="float" office:value="0" calcext:value-type="float">
            <text:p>0</text:p>
          </table:table-cell>
          <table:table-cell table:formula="of:=[$'mit-autotrim-30s'.R103]" office:value-type="float" office:value="0" calcext:value-type="float">
            <text:p>0</text:p>
          </table:table-cell>
          <table:table-cell table:formula="of:=[$'ohne-autotrim'.R103]" office:value-type="float" office:value="0" calcext:value-type="float">
            <text:p>0</text:p>
          </table:table-cell>
          <table:table-cell table:formula="of:=[$'mit-autotrim-1s'.AL10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4]" office:value-type="float" office:value="0" calcext:value-type="float">
            <text:p>0</text:p>
          </table:table-cell>
          <table:table-cell table:formula="of:=[$'mit-autotrim-30s'.R104]" office:value-type="float" office:value="0" calcext:value-type="float">
            <text:p>0</text:p>
          </table:table-cell>
          <table:table-cell table:formula="of:=[$'ohne-autotrim'.R104]" office:value-type="float" office:value="0" calcext:value-type="float">
            <text:p>0</text:p>
          </table:table-cell>
          <table:table-cell table:formula="of:=[$'mit-autotrim-1s'.AL10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5]" office:value-type="float" office:value="0" calcext:value-type="float">
            <text:p>0</text:p>
          </table:table-cell>
          <table:table-cell table:formula="of:=[$'mit-autotrim-30s'.R105]" office:value-type="float" office:value="0" calcext:value-type="float">
            <text:p>0</text:p>
          </table:table-cell>
          <table:table-cell table:formula="of:=[$'ohne-autotrim'.R105]" office:value-type="float" office:value="0" calcext:value-type="float">
            <text:p>0</text:p>
          </table:table-cell>
          <table:table-cell table:formula="of:=[$'mit-autotrim-1s'.AL10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6]" office:value-type="float" office:value="0" calcext:value-type="float">
            <text:p>0</text:p>
          </table:table-cell>
          <table:table-cell table:formula="of:=[$'mit-autotrim-30s'.R106]" office:value-type="float" office:value="0" calcext:value-type="float">
            <text:p>0</text:p>
          </table:table-cell>
          <table:table-cell table:formula="of:=[$'ohne-autotrim'.R106]" office:value-type="float" office:value="0" calcext:value-type="float">
            <text:p>0</text:p>
          </table:table-cell>
          <table:table-cell table:formula="of:=[$'mit-autotrim-1s'.AL10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7]" office:value-type="float" office:value="0" calcext:value-type="float">
            <text:p>0</text:p>
          </table:table-cell>
          <table:table-cell table:formula="of:=[$'mit-autotrim-30s'.R107]" office:value-type="float" office:value="0" calcext:value-type="float">
            <text:p>0</text:p>
          </table:table-cell>
          <table:table-cell table:formula="of:=[$'ohne-autotrim'.R107]" office:value-type="float" office:value="0" calcext:value-type="float">
            <text:p>0</text:p>
          </table:table-cell>
          <table:table-cell table:formula="of:=[$'mit-autotrim-1s'.AL10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8]" office:value-type="float" office:value="0" calcext:value-type="float">
            <text:p>0</text:p>
          </table:table-cell>
          <table:table-cell table:formula="of:=[$'mit-autotrim-30s'.R108]" office:value-type="float" office:value="0" calcext:value-type="float">
            <text:p>0</text:p>
          </table:table-cell>
          <table:table-cell table:formula="of:=[$'ohne-autotrim'.R108]" office:value-type="float" office:value="0" calcext:value-type="float">
            <text:p>0</text:p>
          </table:table-cell>
          <table:table-cell table:formula="of:=[$'mit-autotrim-1s'.AL10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9]" office:value-type="float" office:value="0" calcext:value-type="float">
            <text:p>0</text:p>
          </table:table-cell>
          <table:table-cell table:formula="of:=[$'mit-autotrim-30s'.R109]" office:value-type="float" office:value="0" calcext:value-type="float">
            <text:p>0</text:p>
          </table:table-cell>
          <table:table-cell table:formula="of:=[$'ohne-autotrim'.R109]" office:value-type="float" office:value="0" calcext:value-type="float">
            <text:p>0</text:p>
          </table:table-cell>
          <table:table-cell table:formula="of:=[$'mit-autotrim-1s'.AL10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0]" office:value-type="float" office:value="0" calcext:value-type="float">
            <text:p>0</text:p>
          </table:table-cell>
          <table:table-cell table:formula="of:=[$'mit-autotrim-30s'.R110]" office:value-type="float" office:value="0" calcext:value-type="float">
            <text:p>0</text:p>
          </table:table-cell>
          <table:table-cell table:formula="of:=[$'ohne-autotrim'.R110]" office:value-type="float" office:value="0" calcext:value-type="float">
            <text:p>0</text:p>
          </table:table-cell>
          <table:table-cell table:formula="of:=[$'mit-autotrim-1s'.AL11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1]" office:value-type="float" office:value="0" calcext:value-type="float">
            <text:p>0</text:p>
          </table:table-cell>
          <table:table-cell table:formula="of:=[$'mit-autotrim-30s'.R111]" office:value-type="float" office:value="0" calcext:value-type="float">
            <text:p>0</text:p>
          </table:table-cell>
          <table:table-cell table:formula="of:=[$'ohne-autotrim'.R111]" office:value-type="float" office:value="0" calcext:value-type="float">
            <text:p>0</text:p>
          </table:table-cell>
          <table:table-cell table:formula="of:=[$'mit-autotrim-1s'.AL11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2]" office:value-type="float" office:value="0" calcext:value-type="float">
            <text:p>0</text:p>
          </table:table-cell>
          <table:table-cell table:formula="of:=[$'mit-autotrim-30s'.R112]" office:value-type="float" office:value="0" calcext:value-type="float">
            <text:p>0</text:p>
          </table:table-cell>
          <table:table-cell table:formula="of:=[$'ohne-autotrim'.R112]" office:value-type="float" office:value="0" calcext:value-type="float">
            <text:p>0</text:p>
          </table:table-cell>
          <table:table-cell table:formula="of:=[$'mit-autotrim-1s'.AL11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3]" office:value-type="float" office:value="0" calcext:value-type="float">
            <text:p>0</text:p>
          </table:table-cell>
          <table:table-cell table:formula="of:=[$'mit-autotrim-30s'.R113]" office:value-type="float" office:value="0" calcext:value-type="float">
            <text:p>0</text:p>
          </table:table-cell>
          <table:table-cell table:formula="of:=[$'ohne-autotrim'.R113]" office:value-type="float" office:value="0" calcext:value-type="float">
            <text:p>0</text:p>
          </table:table-cell>
          <table:table-cell table:formula="of:=[$'mit-autotrim-1s'.AL11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4]" office:value-type="float" office:value="0" calcext:value-type="float">
            <text:p>0</text:p>
          </table:table-cell>
          <table:table-cell table:formula="of:=[$'mit-autotrim-30s'.R114]" office:value-type="float" office:value="0" calcext:value-type="float">
            <text:p>0</text:p>
          </table:table-cell>
          <table:table-cell table:formula="of:=[$'ohne-autotrim'.R114]" office:value-type="float" office:value="0" calcext:value-type="float">
            <text:p>0</text:p>
          </table:table-cell>
          <table:table-cell table:formula="of:=[$'mit-autotrim-1s'.AL11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5]" office:value-type="float" office:value="0" calcext:value-type="float">
            <text:p>0</text:p>
          </table:table-cell>
          <table:table-cell table:formula="of:=[$'mit-autotrim-30s'.R115]" office:value-type="float" office:value="0" calcext:value-type="float">
            <text:p>0</text:p>
          </table:table-cell>
          <table:table-cell table:formula="of:=[$'ohne-autotrim'.R115]" office:value-type="float" office:value="0" calcext:value-type="float">
            <text:p>0</text:p>
          </table:table-cell>
          <table:table-cell table:formula="of:=[$'mit-autotrim-1s'.AL11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6]" office:value-type="float" office:value="0" calcext:value-type="float">
            <text:p>0</text:p>
          </table:table-cell>
          <table:table-cell table:formula="of:=[$'mit-autotrim-30s'.R116]" office:value-type="float" office:value="0" calcext:value-type="float">
            <text:p>0</text:p>
          </table:table-cell>
          <table:table-cell table:formula="of:=[$'ohne-autotrim'.R116]" office:value-type="float" office:value="0" calcext:value-type="float">
            <text:p>0</text:p>
          </table:table-cell>
          <table:table-cell table:formula="of:=[$'mit-autotrim-1s'.AL11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7]" office:value-type="float" office:value="0" calcext:value-type="float">
            <text:p>0</text:p>
          </table:table-cell>
          <table:table-cell table:formula="of:=[$'mit-autotrim-30s'.R117]" office:value-type="float" office:value="0" calcext:value-type="float">
            <text:p>0</text:p>
          </table:table-cell>
          <table:table-cell table:formula="of:=[$'ohne-autotrim'.R117]" office:value-type="float" office:value="0" calcext:value-type="float">
            <text:p>0</text:p>
          </table:table-cell>
          <table:table-cell table:formula="of:=[$'mit-autotrim-1s'.AL11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8]" office:value-type="float" office:value="0" calcext:value-type="float">
            <text:p>0</text:p>
          </table:table-cell>
          <table:table-cell table:formula="of:=[$'mit-autotrim-30s'.R118]" office:value-type="float" office:value="0" calcext:value-type="float">
            <text:p>0</text:p>
          </table:table-cell>
          <table:table-cell table:formula="of:=[$'ohne-autotrim'.R118]" office:value-type="float" office:value="0" calcext:value-type="float">
            <text:p>0</text:p>
          </table:table-cell>
          <table:table-cell table:formula="of:=[$'mit-autotrim-1s'.AL11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9]" office:value-type="float" office:value="0" calcext:value-type="float">
            <text:p>0</text:p>
          </table:table-cell>
          <table:table-cell table:formula="of:=[$'mit-autotrim-30s'.R119]" office:value-type="float" office:value="0" calcext:value-type="float">
            <text:p>0</text:p>
          </table:table-cell>
          <table:table-cell table:formula="of:=[$'ohne-autotrim'.R119]" office:value-type="float" office:value="0" calcext:value-type="float">
            <text:p>0</text:p>
          </table:table-cell>
          <table:table-cell table:formula="of:=[$'mit-autotrim-1s'.AL11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0]" office:value-type="float" office:value="0" calcext:value-type="float">
            <text:p>0</text:p>
          </table:table-cell>
          <table:table-cell table:formula="of:=[$'mit-autotrim-30s'.R120]" office:value-type="float" office:value="0" calcext:value-type="float">
            <text:p>0</text:p>
          </table:table-cell>
          <table:table-cell table:formula="of:=[$'ohne-autotrim'.R120]" office:value-type="float" office:value="0" calcext:value-type="float">
            <text:p>0</text:p>
          </table:table-cell>
          <table:table-cell table:formula="of:=[$'mit-autotrim-1s'.AL12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1]" office:value-type="float" office:value="0" calcext:value-type="float">
            <text:p>0</text:p>
          </table:table-cell>
          <table:table-cell table:formula="of:=[$'mit-autotrim-30s'.R121]" office:value-type="float" office:value="0" calcext:value-type="float">
            <text:p>0</text:p>
          </table:table-cell>
          <table:table-cell table:formula="of:=[$'ohne-autotrim'.R121]" office:value-type="float" office:value="0" calcext:value-type="float">
            <text:p>0</text:p>
          </table:table-cell>
          <table:table-cell table:formula="of:=[$'mit-autotrim-1s'.AL12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2]" office:value-type="float" office:value="0" calcext:value-type="float">
            <text:p>0</text:p>
          </table:table-cell>
          <table:table-cell table:formula="of:=[$'mit-autotrim-30s'.R122]" office:value-type="float" office:value="0" calcext:value-type="float">
            <text:p>0</text:p>
          </table:table-cell>
          <table:table-cell table:formula="of:=[$'ohne-autotrim'.R122]" office:value-type="float" office:value="0" calcext:value-type="float">
            <text:p>0</text:p>
          </table:table-cell>
          <table:table-cell table:formula="of:=[$'mit-autotrim-1s'.AL12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3]" office:value-type="float" office:value="0" calcext:value-type="float">
            <text:p>0</text:p>
          </table:table-cell>
          <table:table-cell table:formula="of:=[$'mit-autotrim-30s'.R123]" office:value-type="float" office:value="0" calcext:value-type="float">
            <text:p>0</text:p>
          </table:table-cell>
          <table:table-cell table:formula="of:=[$'ohne-autotrim'.R123]" office:value-type="float" office:value="0" calcext:value-type="float">
            <text:p>0</text:p>
          </table:table-cell>
          <table:table-cell table:formula="of:=[$'mit-autotrim-1s'.AL12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4]" office:value-type="float" office:value="0" calcext:value-type="float">
            <text:p>0</text:p>
          </table:table-cell>
          <table:table-cell table:formula="of:=[$'mit-autotrim-30s'.R124]" office:value-type="float" office:value="0" calcext:value-type="float">
            <text:p>0</text:p>
          </table:table-cell>
          <table:table-cell table:formula="of:=[$'ohne-autotrim'.R124]" office:value-type="float" office:value="0" calcext:value-type="float">
            <text:p>0</text:p>
          </table:table-cell>
          <table:table-cell table:formula="of:=[$'mit-autotrim-1s'.AL12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5]" office:value-type="float" office:value="0" calcext:value-type="float">
            <text:p>0</text:p>
          </table:table-cell>
          <table:table-cell table:formula="of:=[$'mit-autotrim-30s'.R125]" office:value-type="float" office:value="0" calcext:value-type="float">
            <text:p>0</text:p>
          </table:table-cell>
          <table:table-cell table:formula="of:=[$'ohne-autotrim'.R125]" office:value-type="float" office:value="0" calcext:value-type="float">
            <text:p>0</text:p>
          </table:table-cell>
          <table:table-cell table:formula="of:=[$'mit-autotrim-1s'.AL12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6]" office:value-type="float" office:value="0" calcext:value-type="float">
            <text:p>0</text:p>
          </table:table-cell>
          <table:table-cell table:formula="of:=[$'mit-autotrim-30s'.R126]" office:value-type="float" office:value="0" calcext:value-type="float">
            <text:p>0</text:p>
          </table:table-cell>
          <table:table-cell table:formula="of:=[$'ohne-autotrim'.R126]" office:value-type="float" office:value="0" calcext:value-type="float">
            <text:p>0</text:p>
          </table:table-cell>
          <table:table-cell table:formula="of:=[$'mit-autotrim-1s'.AL12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7]" office:value-type="float" office:value="0" calcext:value-type="float">
            <text:p>0</text:p>
          </table:table-cell>
          <table:table-cell table:formula="of:=[$'mit-autotrim-30s'.R127]" office:value-type="float" office:value="0" calcext:value-type="float">
            <text:p>0</text:p>
          </table:table-cell>
          <table:table-cell table:formula="of:=[$'ohne-autotrim'.R127]" office:value-type="float" office:value="0" calcext:value-type="float">
            <text:p>0</text:p>
          </table:table-cell>
          <table:table-cell table:formula="of:=[$'mit-autotrim-1s'.AL12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8]" office:value-type="float" office:value="0" calcext:value-type="float">
            <text:p>0</text:p>
          </table:table-cell>
          <table:table-cell table:formula="of:=[$'mit-autotrim-30s'.R128]" office:value-type="float" office:value="0" calcext:value-type="float">
            <text:p>0</text:p>
          </table:table-cell>
          <table:table-cell table:formula="of:=[$'ohne-autotrim'.R128]" office:value-type="float" office:value="0" calcext:value-type="float">
            <text:p>0</text:p>
          </table:table-cell>
          <table:table-cell table:formula="of:=[$'mit-autotrim-1s'.AL12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9]" office:value-type="float" office:value="0" calcext:value-type="float">
            <text:p>0</text:p>
          </table:table-cell>
          <table:table-cell table:formula="of:=[$'mit-autotrim-30s'.R129]" office:value-type="float" office:value="0" calcext:value-type="float">
            <text:p>0</text:p>
          </table:table-cell>
          <table:table-cell table:formula="of:=[$'ohne-autotrim'.R129]" office:value-type="float" office:value="0" calcext:value-type="float">
            <text:p>0</text:p>
          </table:table-cell>
          <table:table-cell table:formula="of:=[$'mit-autotrim-1s'.AL12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0]" office:value-type="float" office:value="0" calcext:value-type="float">
            <text:p>0</text:p>
          </table:table-cell>
          <table:table-cell table:formula="of:=[$'mit-autotrim-30s'.R130]" office:value-type="float" office:value="0" calcext:value-type="float">
            <text:p>0</text:p>
          </table:table-cell>
          <table:table-cell table:formula="of:=[$'ohne-autotrim'.R130]" office:value-type="float" office:value="0" calcext:value-type="float">
            <text:p>0</text:p>
          </table:table-cell>
          <table:table-cell table:formula="of:=[$'mit-autotrim-1s'.AL13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1]" office:value-type="float" office:value="0" calcext:value-type="float">
            <text:p>0</text:p>
          </table:table-cell>
          <table:table-cell table:formula="of:=[$'mit-autotrim-30s'.R131]" office:value-type="float" office:value="0" calcext:value-type="float">
            <text:p>0</text:p>
          </table:table-cell>
          <table:table-cell table:formula="of:=[$'ohne-autotrim'.R131]" office:value-type="float" office:value="0" calcext:value-type="float">
            <text:p>0</text:p>
          </table:table-cell>
          <table:table-cell table:formula="of:=[$'mit-autotrim-1s'.AL13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2]" office:value-type="float" office:value="0" calcext:value-type="float">
            <text:p>0</text:p>
          </table:table-cell>
          <table:table-cell table:formula="of:=[$'mit-autotrim-30s'.R132]" office:value-type="float" office:value="0" calcext:value-type="float">
            <text:p>0</text:p>
          </table:table-cell>
          <table:table-cell table:formula="of:=[$'ohne-autotrim'.R132]" office:value-type="float" office:value="0" calcext:value-type="float">
            <text:p>0</text:p>
          </table:table-cell>
          <table:table-cell table:formula="of:=[$'mit-autotrim-1s'.AL13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3]" office:value-type="float" office:value="0" calcext:value-type="float">
            <text:p>0</text:p>
          </table:table-cell>
          <table:table-cell table:formula="of:=[$'mit-autotrim-30s'.R133]" office:value-type="float" office:value="0" calcext:value-type="float">
            <text:p>0</text:p>
          </table:table-cell>
          <table:table-cell table:formula="of:=[$'ohne-autotrim'.R133]" office:value-type="float" office:value="0" calcext:value-type="float">
            <text:p>0</text:p>
          </table:table-cell>
          <table:table-cell table:formula="of:=[$'mit-autotrim-1s'.AL13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4]" office:value-type="float" office:value="0" calcext:value-type="float">
            <text:p>0</text:p>
          </table:table-cell>
          <table:table-cell table:formula="of:=[$'mit-autotrim-30s'.R134]" office:value-type="float" office:value="0" calcext:value-type="float">
            <text:p>0</text:p>
          </table:table-cell>
          <table:table-cell table:formula="of:=[$'ohne-autotrim'.R134]" office:value-type="float" office:value="0" calcext:value-type="float">
            <text:p>0</text:p>
          </table:table-cell>
          <table:table-cell table:formula="of:=[$'mit-autotrim-1s'.AL13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5]" office:value-type="float" office:value="0" calcext:value-type="float">
            <text:p>0</text:p>
          </table:table-cell>
          <table:table-cell table:formula="of:=[$'mit-autotrim-30s'.R135]" office:value-type="float" office:value="0" calcext:value-type="float">
            <text:p>0</text:p>
          </table:table-cell>
          <table:table-cell table:formula="of:=[$'ohne-autotrim'.R135]" office:value-type="float" office:value="0" calcext:value-type="float">
            <text:p>0</text:p>
          </table:table-cell>
          <table:table-cell table:formula="of:=[$'mit-autotrim-1s'.AL13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6]" office:value-type="float" office:value="0" calcext:value-type="float">
            <text:p>0</text:p>
          </table:table-cell>
          <table:table-cell table:formula="of:=[$'mit-autotrim-30s'.R136]" office:value-type="float" office:value="0" calcext:value-type="float">
            <text:p>0</text:p>
          </table:table-cell>
          <table:table-cell table:formula="of:=[$'ohne-autotrim'.R136]" office:value-type="float" office:value="0" calcext:value-type="float">
            <text:p>0</text:p>
          </table:table-cell>
          <table:table-cell table:formula="of:=[$'mit-autotrim-1s'.AL13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7]" office:value-type="float" office:value="0" calcext:value-type="float">
            <text:p>0</text:p>
          </table:table-cell>
          <table:table-cell table:formula="of:=[$'mit-autotrim-30s'.R137]" office:value-type="float" office:value="0" calcext:value-type="float">
            <text:p>0</text:p>
          </table:table-cell>
          <table:table-cell table:formula="of:=[$'ohne-autotrim'.R137]" office:value-type="float" office:value="0" calcext:value-type="float">
            <text:p>0</text:p>
          </table:table-cell>
          <table:table-cell table:formula="of:=[$'mit-autotrim-1s'.AL13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8]" office:value-type="float" office:value="0" calcext:value-type="float">
            <text:p>0</text:p>
          </table:table-cell>
          <table:table-cell table:formula="of:=[$'mit-autotrim-30s'.R138]" office:value-type="float" office:value="0" calcext:value-type="float">
            <text:p>0</text:p>
          </table:table-cell>
          <table:table-cell table:formula="of:=[$'ohne-autotrim'.R138]" office:value-type="float" office:value="0" calcext:value-type="float">
            <text:p>0</text:p>
          </table:table-cell>
          <table:table-cell table:formula="of:=[$'mit-autotrim-1s'.AL13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9]" office:value-type="float" office:value="0" calcext:value-type="float">
            <text:p>0</text:p>
          </table:table-cell>
          <table:table-cell table:formula="of:=[$'mit-autotrim-30s'.R139]" office:value-type="float" office:value="0" calcext:value-type="float">
            <text:p>0</text:p>
          </table:table-cell>
          <table:table-cell table:formula="of:=[$'ohne-autotrim'.R139]" office:value-type="float" office:value="0" calcext:value-type="float">
            <text:p>0</text:p>
          </table:table-cell>
          <table:table-cell table:formula="of:=[$'mit-autotrim-1s'.AL13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0]" office:value-type="float" office:value="0" calcext:value-type="float">
            <text:p>0</text:p>
          </table:table-cell>
          <table:table-cell table:formula="of:=[$'mit-autotrim-30s'.R140]" office:value-type="float" office:value="0" calcext:value-type="float">
            <text:p>0</text:p>
          </table:table-cell>
          <table:table-cell table:formula="of:=[$'ohne-autotrim'.R140]" office:value-type="float" office:value="0" calcext:value-type="float">
            <text:p>0</text:p>
          </table:table-cell>
          <table:table-cell table:formula="of:=[$'mit-autotrim-1s'.AL14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1]" office:value-type="float" office:value="0" calcext:value-type="float">
            <text:p>0</text:p>
          </table:table-cell>
          <table:table-cell table:formula="of:=[$'mit-autotrim-30s'.R141]" office:value-type="float" office:value="0" calcext:value-type="float">
            <text:p>0</text:p>
          </table:table-cell>
          <table:table-cell table:formula="of:=[$'ohne-autotrim'.R141]" office:value-type="float" office:value="0" calcext:value-type="float">
            <text:p>0</text:p>
          </table:table-cell>
          <table:table-cell table:formula="of:=[$'mit-autotrim-1s'.AL14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2]" office:value-type="float" office:value="0" calcext:value-type="float">
            <text:p>0</text:p>
          </table:table-cell>
          <table:table-cell table:formula="of:=[$'mit-autotrim-30s'.R142]" office:value-type="float" office:value="0" calcext:value-type="float">
            <text:p>0</text:p>
          </table:table-cell>
          <table:table-cell table:formula="of:=[$'ohne-autotrim'.R142]" office:value-type="float" office:value="0" calcext:value-type="float">
            <text:p>0</text:p>
          </table:table-cell>
          <table:table-cell table:formula="of:=[$'mit-autotrim-1s'.AL14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3]" office:value-type="float" office:value="0" calcext:value-type="float">
            <text:p>0</text:p>
          </table:table-cell>
          <table:table-cell table:formula="of:=[$'mit-autotrim-30s'.R143]" office:value-type="float" office:value="0" calcext:value-type="float">
            <text:p>0</text:p>
          </table:table-cell>
          <table:table-cell table:formula="of:=[$'ohne-autotrim'.R143]" office:value-type="float" office:value="0" calcext:value-type="float">
            <text:p>0</text:p>
          </table:table-cell>
          <table:table-cell table:formula="of:=[$'mit-autotrim-1s'.AL14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4]" office:value-type="float" office:value="0" calcext:value-type="float">
            <text:p>0</text:p>
          </table:table-cell>
          <table:table-cell table:formula="of:=[$'mit-autotrim-30s'.R144]" office:value-type="float" office:value="0" calcext:value-type="float">
            <text:p>0</text:p>
          </table:table-cell>
          <table:table-cell table:formula="of:=[$'ohne-autotrim'.R144]" office:value-type="float" office:value="0" calcext:value-type="float">
            <text:p>0</text:p>
          </table:table-cell>
          <table:table-cell table:formula="of:=[$'mit-autotrim-1s'.AL14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5]" office:value-type="float" office:value="0" calcext:value-type="float">
            <text:p>0</text:p>
          </table:table-cell>
          <table:table-cell table:formula="of:=[$'mit-autotrim-30s'.R145]" office:value-type="float" office:value="0" calcext:value-type="float">
            <text:p>0</text:p>
          </table:table-cell>
          <table:table-cell table:formula="of:=[$'ohne-autotrim'.R145]" office:value-type="float" office:value="0" calcext:value-type="float">
            <text:p>0</text:p>
          </table:table-cell>
          <table:table-cell table:formula="of:=[$'mit-autotrim-1s'.AL14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6]" office:value-type="float" office:value="0" calcext:value-type="float">
            <text:p>0</text:p>
          </table:table-cell>
          <table:table-cell table:formula="of:=[$'mit-autotrim-30s'.R146]" office:value-type="float" office:value="0" calcext:value-type="float">
            <text:p>0</text:p>
          </table:table-cell>
          <table:table-cell table:formula="of:=[$'ohne-autotrim'.R146]" office:value-type="float" office:value="0" calcext:value-type="float">
            <text:p>0</text:p>
          </table:table-cell>
          <table:table-cell table:formula="of:=[$'mit-autotrim-1s'.AL14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7]" office:value-type="float" office:value="0" calcext:value-type="float">
            <text:p>0</text:p>
          </table:table-cell>
          <table:table-cell table:formula="of:=[$'mit-autotrim-30s'.R147]" office:value-type="float" office:value="0" calcext:value-type="float">
            <text:p>0</text:p>
          </table:table-cell>
          <table:table-cell table:formula="of:=[$'ohne-autotrim'.R147]" office:value-type="float" office:value="0" calcext:value-type="float">
            <text:p>0</text:p>
          </table:table-cell>
          <table:table-cell table:formula="of:=[$'mit-autotrim-1s'.AL14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8]" office:value-type="float" office:value="0" calcext:value-type="float">
            <text:p>0</text:p>
          </table:table-cell>
          <table:table-cell table:formula="of:=[$'mit-autotrim-30s'.R148]" office:value-type="float" office:value="0" calcext:value-type="float">
            <text:p>0</text:p>
          </table:table-cell>
          <table:table-cell table:formula="of:=[$'ohne-autotrim'.R148]" office:value-type="float" office:value="0" calcext:value-type="float">
            <text:p>0</text:p>
          </table:table-cell>
          <table:table-cell table:formula="of:=[$'mit-autotrim-1s'.AL14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9]" office:value-type="float" office:value="0" calcext:value-type="float">
            <text:p>0</text:p>
          </table:table-cell>
          <table:table-cell table:formula="of:=[$'mit-autotrim-30s'.R149]" office:value-type="float" office:value="0" calcext:value-type="float">
            <text:p>0</text:p>
          </table:table-cell>
          <table:table-cell table:formula="of:=[$'ohne-autotrim'.R149]" office:value-type="float" office:value="0" calcext:value-type="float">
            <text:p>0</text:p>
          </table:table-cell>
          <table:table-cell table:formula="of:=[$'mit-autotrim-1s'.AL14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0]" office:value-type="float" office:value="0" calcext:value-type="float">
            <text:p>0</text:p>
          </table:table-cell>
          <table:table-cell table:formula="of:=[$'mit-autotrim-30s'.R150]" office:value-type="float" office:value="0" calcext:value-type="float">
            <text:p>0</text:p>
          </table:table-cell>
          <table:table-cell table:formula="of:=[$'ohne-autotrim'.R150]" office:value-type="float" office:value="0" calcext:value-type="float">
            <text:p>0</text:p>
          </table:table-cell>
          <table:table-cell table:formula="of:=[$'mit-autotrim-1s'.AL15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1]" office:value-type="float" office:value="0" calcext:value-type="float">
            <text:p>0</text:p>
          </table:table-cell>
          <table:table-cell table:formula="of:=[$'mit-autotrim-30s'.R151]" office:value-type="float" office:value="0" calcext:value-type="float">
            <text:p>0</text:p>
          </table:table-cell>
          <table:table-cell table:formula="of:=[$'ohne-autotrim'.R151]" office:value-type="float" office:value="0" calcext:value-type="float">
            <text:p>0</text:p>
          </table:table-cell>
          <table:table-cell table:formula="of:=[$'mit-autotrim-1s'.AL15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2]" office:value-type="float" office:value="0" calcext:value-type="float">
            <text:p>0</text:p>
          </table:table-cell>
          <table:table-cell table:formula="of:=[$'mit-autotrim-30s'.R152]" office:value-type="float" office:value="0" calcext:value-type="float">
            <text:p>0</text:p>
          </table:table-cell>
          <table:table-cell table:formula="of:=[$'ohne-autotrim'.R152]" office:value-type="float" office:value="0" calcext:value-type="float">
            <text:p>0</text:p>
          </table:table-cell>
          <table:table-cell table:formula="of:=[$'mit-autotrim-1s'.AL15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3]" office:value-type="float" office:value="0" calcext:value-type="float">
            <text:p>0</text:p>
          </table:table-cell>
          <table:table-cell table:formula="of:=[$'mit-autotrim-30s'.R153]" office:value-type="float" office:value="0" calcext:value-type="float">
            <text:p>0</text:p>
          </table:table-cell>
          <table:table-cell table:formula="of:=[$'ohne-autotrim'.R153]" office:value-type="float" office:value="0" calcext:value-type="float">
            <text:p>0</text:p>
          </table:table-cell>
          <table:table-cell table:formula="of:=[$'mit-autotrim-1s'.AL15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4]" office:value-type="float" office:value="0" calcext:value-type="float">
            <text:p>0</text:p>
          </table:table-cell>
          <table:table-cell table:formula="of:=[$'mit-autotrim-30s'.R154]" office:value-type="float" office:value="0" calcext:value-type="float">
            <text:p>0</text:p>
          </table:table-cell>
          <table:table-cell table:formula="of:=[$'ohne-autotrim'.R154]" office:value-type="float" office:value="0" calcext:value-type="float">
            <text:p>0</text:p>
          </table:table-cell>
          <table:table-cell table:formula="of:=[$'mit-autotrim-1s'.AL15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5]" office:value-type="float" office:value="0" calcext:value-type="float">
            <text:p>0</text:p>
          </table:table-cell>
          <table:table-cell table:formula="of:=[$'mit-autotrim-30s'.R155]" office:value-type="float" office:value="0" calcext:value-type="float">
            <text:p>0</text:p>
          </table:table-cell>
          <table:table-cell table:formula="of:=[$'ohne-autotrim'.R155]" office:value-type="float" office:value="0" calcext:value-type="float">
            <text:p>0</text:p>
          </table:table-cell>
          <table:table-cell table:formula="of:=[$'mit-autotrim-1s'.AL15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6]" office:value-type="float" office:value="0" calcext:value-type="float">
            <text:p>0</text:p>
          </table:table-cell>
          <table:table-cell table:formula="of:=[$'mit-autotrim-30s'.R156]" office:value-type="float" office:value="0" calcext:value-type="float">
            <text:p>0</text:p>
          </table:table-cell>
          <table:table-cell table:formula="of:=[$'ohne-autotrim'.R156]" office:value-type="float" office:value="0" calcext:value-type="float">
            <text:p>0</text:p>
          </table:table-cell>
          <table:table-cell table:formula="of:=[$'mit-autotrim-1s'.AL15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7]" office:value-type="float" office:value="0" calcext:value-type="float">
            <text:p>0</text:p>
          </table:table-cell>
          <table:table-cell table:formula="of:=[$'mit-autotrim-30s'.R157]" office:value-type="float" office:value="0" calcext:value-type="float">
            <text:p>0</text:p>
          </table:table-cell>
          <table:table-cell table:formula="of:=[$'ohne-autotrim'.R157]" office:value-type="float" office:value="0" calcext:value-type="float">
            <text:p>0</text:p>
          </table:table-cell>
          <table:table-cell table:formula="of:=[$'mit-autotrim-1s'.AL15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8]" office:value-type="float" office:value="0" calcext:value-type="float">
            <text:p>0</text:p>
          </table:table-cell>
          <table:table-cell table:formula="of:=[$'mit-autotrim-30s'.R158]" office:value-type="float" office:value="0" calcext:value-type="float">
            <text:p>0</text:p>
          </table:table-cell>
          <table:table-cell table:formula="of:=[$'ohne-autotrim'.R158]" office:value-type="float" office:value="0" calcext:value-type="float">
            <text:p>0</text:p>
          </table:table-cell>
          <table:table-cell table:formula="of:=[$'mit-autotrim-1s'.AL15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9]" office:value-type="float" office:value="0" calcext:value-type="float">
            <text:p>0</text:p>
          </table:table-cell>
          <table:table-cell table:formula="of:=[$'mit-autotrim-30s'.R159]" office:value-type="float" office:value="0" calcext:value-type="float">
            <text:p>0</text:p>
          </table:table-cell>
          <table:table-cell table:formula="of:=[$'ohne-autotrim'.R159]" office:value-type="float" office:value="0" calcext:value-type="float">
            <text:p>0</text:p>
          </table:table-cell>
          <table:table-cell table:formula="of:=[$'mit-autotrim-1s'.AL15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0]" office:value-type="float" office:value="0" calcext:value-type="float">
            <text:p>0</text:p>
          </table:table-cell>
          <table:table-cell table:formula="of:=[$'mit-autotrim-30s'.R160]" office:value-type="float" office:value="0" calcext:value-type="float">
            <text:p>0</text:p>
          </table:table-cell>
          <table:table-cell table:formula="of:=[$'ohne-autotrim'.R160]" office:value-type="float" office:value="0" calcext:value-type="float">
            <text:p>0</text:p>
          </table:table-cell>
          <table:table-cell table:formula="of:=[$'mit-autotrim-1s'.AL16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1]" office:value-type="float" office:value="0" calcext:value-type="float">
            <text:p>0</text:p>
          </table:table-cell>
          <table:table-cell table:formula="of:=[$'mit-autotrim-30s'.R161]" office:value-type="float" office:value="0" calcext:value-type="float">
            <text:p>0</text:p>
          </table:table-cell>
          <table:table-cell table:formula="of:=[$'ohne-autotrim'.R161]" office:value-type="float" office:value="0" calcext:value-type="float">
            <text:p>0</text:p>
          </table:table-cell>
          <table:table-cell table:formula="of:=[$'mit-autotrim-1s'.AL16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2]" office:value-type="float" office:value="0" calcext:value-type="float">
            <text:p>0</text:p>
          </table:table-cell>
          <table:table-cell table:formula="of:=[$'mit-autotrim-30s'.R162]" office:value-type="float" office:value="0" calcext:value-type="float">
            <text:p>0</text:p>
          </table:table-cell>
          <table:table-cell table:formula="of:=[$'ohne-autotrim'.R162]" office:value-type="float" office:value="0" calcext:value-type="float">
            <text:p>0</text:p>
          </table:table-cell>
          <table:table-cell table:formula="of:=[$'mit-autotrim-1s'.AL16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3]" office:value-type="float" office:value="0" calcext:value-type="float">
            <text:p>0</text:p>
          </table:table-cell>
          <table:table-cell table:formula="of:=[$'mit-autotrim-30s'.R163]" office:value-type="float" office:value="0" calcext:value-type="float">
            <text:p>0</text:p>
          </table:table-cell>
          <table:table-cell table:formula="of:=[$'ohne-autotrim'.R163]" office:value-type="float" office:value="0" calcext:value-type="float">
            <text:p>0</text:p>
          </table:table-cell>
          <table:table-cell table:formula="of:=[$'mit-autotrim-1s'.AL16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4]" office:value-type="float" office:value="0" calcext:value-type="float">
            <text:p>0</text:p>
          </table:table-cell>
          <table:table-cell table:formula="of:=[$'mit-autotrim-30s'.R164]" office:value-type="float" office:value="0" calcext:value-type="float">
            <text:p>0</text:p>
          </table:table-cell>
          <table:table-cell table:formula="of:=[$'ohne-autotrim'.R164]" office:value-type="float" office:value="0" calcext:value-type="float">
            <text:p>0</text:p>
          </table:table-cell>
          <table:table-cell table:formula="of:=[$'mit-autotrim-1s'.AL16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5]" office:value-type="float" office:value="0" calcext:value-type="float">
            <text:p>0</text:p>
          </table:table-cell>
          <table:table-cell table:formula="of:=[$'mit-autotrim-30s'.R165]" office:value-type="float" office:value="0" calcext:value-type="float">
            <text:p>0</text:p>
          </table:table-cell>
          <table:table-cell table:formula="of:=[$'ohne-autotrim'.R165]" office:value-type="float" office:value="0" calcext:value-type="float">
            <text:p>0</text:p>
          </table:table-cell>
          <table:table-cell table:formula="of:=[$'mit-autotrim-1s'.AL16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6]" office:value-type="float" office:value="0" calcext:value-type="float">
            <text:p>0</text:p>
          </table:table-cell>
          <table:table-cell table:formula="of:=[$'mit-autotrim-30s'.R166]" office:value-type="float" office:value="0" calcext:value-type="float">
            <text:p>0</text:p>
          </table:table-cell>
          <table:table-cell table:formula="of:=[$'ohne-autotrim'.R166]" office:value-type="float" office:value="0" calcext:value-type="float">
            <text:p>0</text:p>
          </table:table-cell>
          <table:table-cell table:formula="of:=[$'mit-autotrim-1s'.AL16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7]" office:value-type="float" office:value="0" calcext:value-type="float">
            <text:p>0</text:p>
          </table:table-cell>
          <table:table-cell table:formula="of:=[$'mit-autotrim-30s'.R167]" office:value-type="float" office:value="0" calcext:value-type="float">
            <text:p>0</text:p>
          </table:table-cell>
          <table:table-cell table:formula="of:=[$'ohne-autotrim'.R167]" office:value-type="float" office:value="0" calcext:value-type="float">
            <text:p>0</text:p>
          </table:table-cell>
          <table:table-cell table:formula="of:=[$'mit-autotrim-1s'.AL16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8]" office:value-type="float" office:value="0" calcext:value-type="float">
            <text:p>0</text:p>
          </table:table-cell>
          <table:table-cell table:formula="of:=[$'mit-autotrim-30s'.R168]" office:value-type="float" office:value="0" calcext:value-type="float">
            <text:p>0</text:p>
          </table:table-cell>
          <table:table-cell table:formula="of:=[$'ohne-autotrim'.R168]" office:value-type="float" office:value="0" calcext:value-type="float">
            <text:p>0</text:p>
          </table:table-cell>
          <table:table-cell table:formula="of:=[$'mit-autotrim-1s'.AL16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9]" office:value-type="float" office:value="0" calcext:value-type="float">
            <text:p>0</text:p>
          </table:table-cell>
          <table:table-cell table:formula="of:=[$'mit-autotrim-30s'.R169]" office:value-type="float" office:value="0" calcext:value-type="float">
            <text:p>0</text:p>
          </table:table-cell>
          <table:table-cell table:formula="of:=[$'ohne-autotrim'.R169]" office:value-type="float" office:value="0" calcext:value-type="float">
            <text:p>0</text:p>
          </table:table-cell>
          <table:table-cell table:formula="of:=[$'mit-autotrim-1s'.AL16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0]" office:value-type="float" office:value="0" calcext:value-type="float">
            <text:p>0</text:p>
          </table:table-cell>
          <table:table-cell table:formula="of:=[$'mit-autotrim-30s'.R170]" office:value-type="float" office:value="0" calcext:value-type="float">
            <text:p>0</text:p>
          </table:table-cell>
          <table:table-cell table:formula="of:=[$'ohne-autotrim'.R170]" office:value-type="float" office:value="0" calcext:value-type="float">
            <text:p>0</text:p>
          </table:table-cell>
          <table:table-cell table:formula="of:=[$'mit-autotrim-1s'.AL17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1]" office:value-type="float" office:value="0" calcext:value-type="float">
            <text:p>0</text:p>
          </table:table-cell>
          <table:table-cell table:formula="of:=[$'mit-autotrim-30s'.R171]" office:value-type="float" office:value="0" calcext:value-type="float">
            <text:p>0</text:p>
          </table:table-cell>
          <table:table-cell table:formula="of:=[$'ohne-autotrim'.R171]" office:value-type="float" office:value="0" calcext:value-type="float">
            <text:p>0</text:p>
          </table:table-cell>
          <table:table-cell table:formula="of:=[$'mit-autotrim-1s'.AL17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2]" office:value-type="float" office:value="0" calcext:value-type="float">
            <text:p>0</text:p>
          </table:table-cell>
          <table:table-cell table:formula="of:=[$'mit-autotrim-30s'.R172]" office:value-type="float" office:value="0" calcext:value-type="float">
            <text:p>0</text:p>
          </table:table-cell>
          <table:table-cell table:formula="of:=[$'ohne-autotrim'.R172]" office:value-type="float" office:value="0" calcext:value-type="float">
            <text:p>0</text:p>
          </table:table-cell>
          <table:table-cell table:formula="of:=[$'mit-autotrim-1s'.AL17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3]" office:value-type="float" office:value="0" calcext:value-type="float">
            <text:p>0</text:p>
          </table:table-cell>
          <table:table-cell table:formula="of:=[$'mit-autotrim-30s'.R173]" office:value-type="float" office:value="0" calcext:value-type="float">
            <text:p>0</text:p>
          </table:table-cell>
          <table:table-cell table:formula="of:=[$'ohne-autotrim'.R173]" office:value-type="float" office:value="0" calcext:value-type="float">
            <text:p>0</text:p>
          </table:table-cell>
          <table:table-cell table:formula="of:=[$'mit-autotrim-1s'.AL17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4]" office:value-type="float" office:value="0" calcext:value-type="float">
            <text:p>0</text:p>
          </table:table-cell>
          <table:table-cell table:formula="of:=[$'mit-autotrim-30s'.R174]" office:value-type="float" office:value="0" calcext:value-type="float">
            <text:p>0</text:p>
          </table:table-cell>
          <table:table-cell table:formula="of:=[$'ohne-autotrim'.R174]" office:value-type="float" office:value="0" calcext:value-type="float">
            <text:p>0</text:p>
          </table:table-cell>
          <table:table-cell table:formula="of:=[$'mit-autotrim-1s'.AL17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5]" office:value-type="float" office:value="0" calcext:value-type="float">
            <text:p>0</text:p>
          </table:table-cell>
          <table:table-cell table:formula="of:=[$'mit-autotrim-30s'.R175]" office:value-type="float" office:value="0" calcext:value-type="float">
            <text:p>0</text:p>
          </table:table-cell>
          <table:table-cell table:formula="of:=[$'ohne-autotrim'.R175]" office:value-type="float" office:value="0" calcext:value-type="float">
            <text:p>0</text:p>
          </table:table-cell>
          <table:table-cell table:formula="of:=[$'mit-autotrim-1s'.AL17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6]" office:value-type="float" office:value="0" calcext:value-type="float">
            <text:p>0</text:p>
          </table:table-cell>
          <table:table-cell table:formula="of:=[$'mit-autotrim-30s'.R176]" office:value-type="float" office:value="0" calcext:value-type="float">
            <text:p>0</text:p>
          </table:table-cell>
          <table:table-cell table:formula="of:=[$'ohne-autotrim'.R176]" office:value-type="float" office:value="0" calcext:value-type="float">
            <text:p>0</text:p>
          </table:table-cell>
          <table:table-cell table:formula="of:=[$'mit-autotrim-1s'.AL17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7]" office:value-type="float" office:value="0" calcext:value-type="float">
            <text:p>0</text:p>
          </table:table-cell>
          <table:table-cell table:formula="of:=[$'mit-autotrim-30s'.R177]" office:value-type="float" office:value="0" calcext:value-type="float">
            <text:p>0</text:p>
          </table:table-cell>
          <table:table-cell table:formula="of:=[$'ohne-autotrim'.R177]" office:value-type="float" office:value="0" calcext:value-type="float">
            <text:p>0</text:p>
          </table:table-cell>
          <table:table-cell table:formula="of:=[$'mit-autotrim-1s'.AL17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8]" office:value-type="float" office:value="0" calcext:value-type="float">
            <text:p>0</text:p>
          </table:table-cell>
          <table:table-cell table:formula="of:=[$'mit-autotrim-30s'.R178]" office:value-type="float" office:value="0" calcext:value-type="float">
            <text:p>0</text:p>
          </table:table-cell>
          <table:table-cell table:formula="of:=[$'ohne-autotrim'.R178]" office:value-type="float" office:value="0" calcext:value-type="float">
            <text:p>0</text:p>
          </table:table-cell>
          <table:table-cell table:formula="of:=[$'mit-autotrim-1s'.AL17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9]" office:value-type="float" office:value="0" calcext:value-type="float">
            <text:p>0</text:p>
          </table:table-cell>
          <table:table-cell table:formula="of:=[$'mit-autotrim-30s'.R179]" office:value-type="float" office:value="0" calcext:value-type="float">
            <text:p>0</text:p>
          </table:table-cell>
          <table:table-cell table:formula="of:=[$'ohne-autotrim'.R179]" office:value-type="float" office:value="0" calcext:value-type="float">
            <text:p>0</text:p>
          </table:table-cell>
          <table:table-cell table:formula="of:=[$'mit-autotrim-1s'.AL17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0]" office:value-type="float" office:value="0" calcext:value-type="float">
            <text:p>0</text:p>
          </table:table-cell>
          <table:table-cell table:formula="of:=[$'mit-autotrim-30s'.R180]" office:value-type="float" office:value="0" calcext:value-type="float">
            <text:p>0</text:p>
          </table:table-cell>
          <table:table-cell table:formula="of:=[$'ohne-autotrim'.R180]" office:value-type="float" office:value="0" calcext:value-type="float">
            <text:p>0</text:p>
          </table:table-cell>
          <table:table-cell table:formula="of:=[$'mit-autotrim-1s'.AL18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1]" office:value-type="float" office:value="0" calcext:value-type="float">
            <text:p>0</text:p>
          </table:table-cell>
          <table:table-cell table:formula="of:=[$'mit-autotrim-30s'.R181]" office:value-type="float" office:value="0" calcext:value-type="float">
            <text:p>0</text:p>
          </table:table-cell>
          <table:table-cell table:formula="of:=[$'ohne-autotrim'.R181]" office:value-type="float" office:value="0" calcext:value-type="float">
            <text:p>0</text:p>
          </table:table-cell>
          <table:table-cell table:formula="of:=[$'mit-autotrim-1s'.AL18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2]" office:value-type="float" office:value="0" calcext:value-type="float">
            <text:p>0</text:p>
          </table:table-cell>
          <table:table-cell table:formula="of:=[$'mit-autotrim-30s'.R182]" office:value-type="float" office:value="0" calcext:value-type="float">
            <text:p>0</text:p>
          </table:table-cell>
          <table:table-cell table:formula="of:=[$'ohne-autotrim'.R182]" office:value-type="float" office:value="0" calcext:value-type="float">
            <text:p>0</text:p>
          </table:table-cell>
          <table:table-cell table:formula="of:=[$'mit-autotrim-1s'.AL18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3]" office:value-type="float" office:value="0" calcext:value-type="float">
            <text:p>0</text:p>
          </table:table-cell>
          <table:table-cell table:formula="of:=[$'mit-autotrim-30s'.R183]" office:value-type="float" office:value="0" calcext:value-type="float">
            <text:p>0</text:p>
          </table:table-cell>
          <table:table-cell table:formula="of:=[$'ohne-autotrim'.R183]" office:value-type="float" office:value="0" calcext:value-type="float">
            <text:p>0</text:p>
          </table:table-cell>
          <table:table-cell table:formula="of:=[$'mit-autotrim-1s'.AL18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4]" office:value-type="float" office:value="0" calcext:value-type="float">
            <text:p>0</text:p>
          </table:table-cell>
          <table:table-cell table:formula="of:=[$'mit-autotrim-30s'.R184]" office:value-type="float" office:value="0" calcext:value-type="float">
            <text:p>0</text:p>
          </table:table-cell>
          <table:table-cell table:formula="of:=[$'ohne-autotrim'.R184]" office:value-type="float" office:value="0" calcext:value-type="float">
            <text:p>0</text:p>
          </table:table-cell>
          <table:table-cell table:formula="of:=[$'mit-autotrim-1s'.AL18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5]" office:value-type="float" office:value="0" calcext:value-type="float">
            <text:p>0</text:p>
          </table:table-cell>
          <table:table-cell table:formula="of:=[$'mit-autotrim-30s'.R185]" office:value-type="float" office:value="0" calcext:value-type="float">
            <text:p>0</text:p>
          </table:table-cell>
          <table:table-cell table:formula="of:=[$'ohne-autotrim'.R185]" office:value-type="float" office:value="0" calcext:value-type="float">
            <text:p>0</text:p>
          </table:table-cell>
          <table:table-cell table:formula="of:=[$'mit-autotrim-1s'.AL18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6]" office:value-type="float" office:value="0" calcext:value-type="float">
            <text:p>0</text:p>
          </table:table-cell>
          <table:table-cell table:formula="of:=[$'mit-autotrim-30s'.R186]" office:value-type="float" office:value="0" calcext:value-type="float">
            <text:p>0</text:p>
          </table:table-cell>
          <table:table-cell table:formula="of:=[$'ohne-autotrim'.R186]" office:value-type="float" office:value="0" calcext:value-type="float">
            <text:p>0</text:p>
          </table:table-cell>
          <table:table-cell table:formula="of:=[$'mit-autotrim-1s'.AL18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7]" office:value-type="float" office:value="0" calcext:value-type="float">
            <text:p>0</text:p>
          </table:table-cell>
          <table:table-cell table:formula="of:=[$'mit-autotrim-30s'.R187]" office:value-type="float" office:value="0" calcext:value-type="float">
            <text:p>0</text:p>
          </table:table-cell>
          <table:table-cell table:formula="of:=[$'ohne-autotrim'.R187]" office:value-type="float" office:value="0" calcext:value-type="float">
            <text:p>0</text:p>
          </table:table-cell>
          <table:table-cell table:formula="of:=[$'mit-autotrim-1s'.AL18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8]" office:value-type="float" office:value="0" calcext:value-type="float">
            <text:p>0</text:p>
          </table:table-cell>
          <table:table-cell table:formula="of:=[$'mit-autotrim-30s'.R188]" office:value-type="float" office:value="0" calcext:value-type="float">
            <text:p>0</text:p>
          </table:table-cell>
          <table:table-cell table:formula="of:=[$'ohne-autotrim'.R188]" office:value-type="float" office:value="0" calcext:value-type="float">
            <text:p>0</text:p>
          </table:table-cell>
          <table:table-cell table:formula="of:=[$'mit-autotrim-1s'.AL18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9]" office:value-type="float" office:value="0" calcext:value-type="float">
            <text:p>0</text:p>
          </table:table-cell>
          <table:table-cell table:formula="of:=[$'mit-autotrim-30s'.R189]" office:value-type="float" office:value="0" calcext:value-type="float">
            <text:p>0</text:p>
          </table:table-cell>
          <table:table-cell table:formula="of:=[$'ohne-autotrim'.R189]" office:value-type="float" office:value="0" calcext:value-type="float">
            <text:p>0</text:p>
          </table:table-cell>
          <table:table-cell table:formula="of:=[$'mit-autotrim-1s'.AL18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0]" office:value-type="float" office:value="0" calcext:value-type="float">
            <text:p>0</text:p>
          </table:table-cell>
          <table:table-cell table:formula="of:=[$'mit-autotrim-30s'.R190]" office:value-type="float" office:value="0" calcext:value-type="float">
            <text:p>0</text:p>
          </table:table-cell>
          <table:table-cell table:formula="of:=[$'ohne-autotrim'.R190]" office:value-type="float" office:value="0" calcext:value-type="float">
            <text:p>0</text:p>
          </table:table-cell>
          <table:table-cell table:formula="of:=[$'mit-autotrim-1s'.AL19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1]" office:value-type="float" office:value="0" calcext:value-type="float">
            <text:p>0</text:p>
          </table:table-cell>
          <table:table-cell table:formula="of:=[$'mit-autotrim-30s'.R191]" office:value-type="float" office:value="0" calcext:value-type="float">
            <text:p>0</text:p>
          </table:table-cell>
          <table:table-cell table:formula="of:=[$'ohne-autotrim'.R191]" office:value-type="float" office:value="0" calcext:value-type="float">
            <text:p>0</text:p>
          </table:table-cell>
          <table:table-cell table:formula="of:=[$'mit-autotrim-1s'.AL19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2]" office:value-type="float" office:value="0" calcext:value-type="float">
            <text:p>0</text:p>
          </table:table-cell>
          <table:table-cell table:formula="of:=[$'mit-autotrim-30s'.R192]" office:value-type="float" office:value="0" calcext:value-type="float">
            <text:p>0</text:p>
          </table:table-cell>
          <table:table-cell table:formula="of:=[$'ohne-autotrim'.R192]" office:value-type="float" office:value="0" calcext:value-type="float">
            <text:p>0</text:p>
          </table:table-cell>
          <table:table-cell table:formula="of:=[$'mit-autotrim-1s'.AL19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3]" office:value-type="float" office:value="0" calcext:value-type="float">
            <text:p>0</text:p>
          </table:table-cell>
          <table:table-cell table:formula="of:=[$'mit-autotrim-30s'.R193]" office:value-type="float" office:value="0" calcext:value-type="float">
            <text:p>0</text:p>
          </table:table-cell>
          <table:table-cell table:formula="of:=[$'ohne-autotrim'.R193]" office:value-type="float" office:value="0" calcext:value-type="float">
            <text:p>0</text:p>
          </table:table-cell>
          <table:table-cell table:formula="of:=[$'mit-autotrim-1s'.AL19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4]" office:value-type="float" office:value="0" calcext:value-type="float">
            <text:p>0</text:p>
          </table:table-cell>
          <table:table-cell table:formula="of:=[$'mit-autotrim-30s'.R194]" office:value-type="float" office:value="0" calcext:value-type="float">
            <text:p>0</text:p>
          </table:table-cell>
          <table:table-cell table:formula="of:=[$'ohne-autotrim'.R194]" office:value-type="float" office:value="0" calcext:value-type="float">
            <text:p>0</text:p>
          </table:table-cell>
          <table:table-cell table:formula="of:=[$'mit-autotrim-1s'.AL19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5]" office:value-type="float" office:value="0" calcext:value-type="float">
            <text:p>0</text:p>
          </table:table-cell>
          <table:table-cell table:formula="of:=[$'mit-autotrim-30s'.R195]" office:value-type="float" office:value="0" calcext:value-type="float">
            <text:p>0</text:p>
          </table:table-cell>
          <table:table-cell table:formula="of:=[$'ohne-autotrim'.R195]" office:value-type="float" office:value="0" calcext:value-type="float">
            <text:p>0</text:p>
          </table:table-cell>
          <table:table-cell table:formula="of:=[$'mit-autotrim-1s'.AL19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6]" office:value-type="float" office:value="0" calcext:value-type="float">
            <text:p>0</text:p>
          </table:table-cell>
          <table:table-cell table:formula="of:=[$'mit-autotrim-30s'.R196]" office:value-type="float" office:value="0" calcext:value-type="float">
            <text:p>0</text:p>
          </table:table-cell>
          <table:table-cell table:formula="of:=[$'ohne-autotrim'.R196]" office:value-type="float" office:value="0" calcext:value-type="float">
            <text:p>0</text:p>
          </table:table-cell>
          <table:table-cell table:formula="of:=[$'mit-autotrim-1s'.AL19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7]" office:value-type="float" office:value="0" calcext:value-type="float">
            <text:p>0</text:p>
          </table:table-cell>
          <table:table-cell table:formula="of:=[$'mit-autotrim-30s'.R197]" office:value-type="float" office:value="0" calcext:value-type="float">
            <text:p>0</text:p>
          </table:table-cell>
          <table:table-cell table:formula="of:=[$'ohne-autotrim'.R197]" office:value-type="float" office:value="0" calcext:value-type="float">
            <text:p>0</text:p>
          </table:table-cell>
          <table:table-cell table:formula="of:=[$'mit-autotrim-1s'.AL19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8]" office:value-type="float" office:value="0" calcext:value-type="float">
            <text:p>0</text:p>
          </table:table-cell>
          <table:table-cell table:formula="of:=[$'mit-autotrim-30s'.R198]" office:value-type="float" office:value="0" calcext:value-type="float">
            <text:p>0</text:p>
          </table:table-cell>
          <table:table-cell table:formula="of:=[$'ohne-autotrim'.R198]" office:value-type="float" office:value="0" calcext:value-type="float">
            <text:p>0</text:p>
          </table:table-cell>
          <table:table-cell table:formula="of:=[$'mit-autotrim-1s'.AL19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9]" office:value-type="float" office:value="0" calcext:value-type="float">
            <text:p>0</text:p>
          </table:table-cell>
          <table:table-cell table:formula="of:=[$'mit-autotrim-30s'.R199]" office:value-type="float" office:value="0" calcext:value-type="float">
            <text:p>0</text:p>
          </table:table-cell>
          <table:table-cell table:formula="of:=[$'ohne-autotrim'.R199]" office:value-type="float" office:value="0" calcext:value-type="float">
            <text:p>0</text:p>
          </table:table-cell>
          <table:table-cell table:formula="of:=[$'mit-autotrim-1s'.AL19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0]" office:value-type="float" office:value="0" calcext:value-type="float">
            <text:p>0</text:p>
          </table:table-cell>
          <table:table-cell table:formula="of:=[$'mit-autotrim-30s'.R200]" office:value-type="float" office:value="0" calcext:value-type="float">
            <text:p>0</text:p>
          </table:table-cell>
          <table:table-cell table:formula="of:=[$'ohne-autotrim'.R200]" office:value-type="float" office:value="0" calcext:value-type="float">
            <text:p>0</text:p>
          </table:table-cell>
          <table:table-cell table:formula="of:=[$'mit-autotrim-1s'.AL20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1]" office:value-type="float" office:value="0" calcext:value-type="float">
            <text:p>0</text:p>
          </table:table-cell>
          <table:table-cell table:formula="of:=[$'mit-autotrim-30s'.R201]" office:value-type="float" office:value="0" calcext:value-type="float">
            <text:p>0</text:p>
          </table:table-cell>
          <table:table-cell table:formula="of:=[$'ohne-autotrim'.R201]" office:value-type="float" office:value="0" calcext:value-type="float">
            <text:p>0</text:p>
          </table:table-cell>
          <table:table-cell table:formula="of:=[$'mit-autotrim-1s'.AL20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2]" office:value-type="float" office:value="0" calcext:value-type="float">
            <text:p>0</text:p>
          </table:table-cell>
          <table:table-cell table:formula="of:=[$'mit-autotrim-30s'.R202]" office:value-type="float" office:value="0" calcext:value-type="float">
            <text:p>0</text:p>
          </table:table-cell>
          <table:table-cell table:formula="of:=[$'ohne-autotrim'.R202]" office:value-type="float" office:value="0" calcext:value-type="float">
            <text:p>0</text:p>
          </table:table-cell>
          <table:table-cell table:formula="of:=[$'mit-autotrim-1s'.AL20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3]" office:value-type="float" office:value="0" calcext:value-type="float">
            <text:p>0</text:p>
          </table:table-cell>
          <table:table-cell table:formula="of:=[$'mit-autotrim-30s'.R203]" office:value-type="float" office:value="0" calcext:value-type="float">
            <text:p>0</text:p>
          </table:table-cell>
          <table:table-cell table:formula="of:=[$'ohne-autotrim'.R203]" office:value-type="float" office:value="0" calcext:value-type="float">
            <text:p>0</text:p>
          </table:table-cell>
          <table:table-cell table:formula="of:=[$'mit-autotrim-1s'.AL20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4]" office:value-type="float" office:value="0" calcext:value-type="float">
            <text:p>0</text:p>
          </table:table-cell>
          <table:table-cell table:formula="of:=[$'mit-autotrim-30s'.R204]" office:value-type="float" office:value="0" calcext:value-type="float">
            <text:p>0</text:p>
          </table:table-cell>
          <table:table-cell table:formula="of:=[$'ohne-autotrim'.R204]" office:value-type="float" office:value="0" calcext:value-type="float">
            <text:p>0</text:p>
          </table:table-cell>
          <table:table-cell table:formula="of:=[$'mit-autotrim-1s'.AL20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5]" office:value-type="float" office:value="0" calcext:value-type="float">
            <text:p>0</text:p>
          </table:table-cell>
          <table:table-cell table:formula="of:=[$'mit-autotrim-30s'.R205]" office:value-type="float" office:value="0" calcext:value-type="float">
            <text:p>0</text:p>
          </table:table-cell>
          <table:table-cell table:formula="of:=[$'ohne-autotrim'.R205]" office:value-type="float" office:value="0" calcext:value-type="float">
            <text:p>0</text:p>
          </table:table-cell>
          <table:table-cell table:formula="of:=[$'mit-autotrim-1s'.AL20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6]" office:value-type="float" office:value="0" calcext:value-type="float">
            <text:p>0</text:p>
          </table:table-cell>
          <table:table-cell table:formula="of:=[$'mit-autotrim-30s'.R206]" office:value-type="float" office:value="0" calcext:value-type="float">
            <text:p>0</text:p>
          </table:table-cell>
          <table:table-cell table:formula="of:=[$'ohne-autotrim'.R206]" office:value-type="float" office:value="0" calcext:value-type="float">
            <text:p>0</text:p>
          </table:table-cell>
          <table:table-cell table:formula="of:=[$'mit-autotrim-1s'.AL20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7]" office:value-type="float" office:value="0" calcext:value-type="float">
            <text:p>0</text:p>
          </table:table-cell>
          <table:table-cell table:formula="of:=[$'mit-autotrim-30s'.R207]" office:value-type="float" office:value="0" calcext:value-type="float">
            <text:p>0</text:p>
          </table:table-cell>
          <table:table-cell table:formula="of:=[$'ohne-autotrim'.R207]" office:value-type="float" office:value="0" calcext:value-type="float">
            <text:p>0</text:p>
          </table:table-cell>
          <table:table-cell table:formula="of:=[$'mit-autotrim-1s'.AL20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8]" office:value-type="float" office:value="0" calcext:value-type="float">
            <text:p>0</text:p>
          </table:table-cell>
          <table:table-cell table:formula="of:=[$'mit-autotrim-30s'.R208]" office:value-type="float" office:value="0" calcext:value-type="float">
            <text:p>0</text:p>
          </table:table-cell>
          <table:table-cell table:formula="of:=[$'ohne-autotrim'.R208]" office:value-type="float" office:value="0" calcext:value-type="float">
            <text:p>0</text:p>
          </table:table-cell>
          <table:table-cell table:formula="of:=[$'mit-autotrim-1s'.AL20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9]" office:value-type="float" office:value="0" calcext:value-type="float">
            <text:p>0</text:p>
          </table:table-cell>
          <table:table-cell table:formula="of:=[$'mit-autotrim-30s'.R209]" office:value-type="float" office:value="0" calcext:value-type="float">
            <text:p>0</text:p>
          </table:table-cell>
          <table:table-cell table:formula="of:=[$'ohne-autotrim'.R209]" office:value-type="float" office:value="0" calcext:value-type="float">
            <text:p>0</text:p>
          </table:table-cell>
          <table:table-cell table:formula="of:=[$'mit-autotrim-1s'.AL20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0]" office:value-type="float" office:value="0" calcext:value-type="float">
            <text:p>0</text:p>
          </table:table-cell>
          <table:table-cell table:formula="of:=[$'mit-autotrim-30s'.R210]" office:value-type="float" office:value="0" calcext:value-type="float">
            <text:p>0</text:p>
          </table:table-cell>
          <table:table-cell table:formula="of:=[$'ohne-autotrim'.R210]" office:value-type="float" office:value="0" calcext:value-type="float">
            <text:p>0</text:p>
          </table:table-cell>
          <table:table-cell table:formula="of:=[$'mit-autotrim-1s'.AL21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1]" office:value-type="float" office:value="0" calcext:value-type="float">
            <text:p>0</text:p>
          </table:table-cell>
          <table:table-cell table:formula="of:=[$'mit-autotrim-30s'.R211]" office:value-type="float" office:value="0" calcext:value-type="float">
            <text:p>0</text:p>
          </table:table-cell>
          <table:table-cell table:formula="of:=[$'ohne-autotrim'.R211]" office:value-type="float" office:value="0" calcext:value-type="float">
            <text:p>0</text:p>
          </table:table-cell>
          <table:table-cell table:formula="of:=[$'mit-autotrim-1s'.AL21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2]" office:value-type="float" office:value="0" calcext:value-type="float">
            <text:p>0</text:p>
          </table:table-cell>
          <table:table-cell table:formula="of:=[$'mit-autotrim-30s'.R212]" office:value-type="float" office:value="0" calcext:value-type="float">
            <text:p>0</text:p>
          </table:table-cell>
          <table:table-cell table:formula="of:=[$'ohne-autotrim'.R212]" office:value-type="float" office:value="0" calcext:value-type="float">
            <text:p>0</text:p>
          </table:table-cell>
          <table:table-cell table:formula="of:=[$'mit-autotrim-1s'.AL21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3]" office:value-type="float" office:value="0" calcext:value-type="float">
            <text:p>0</text:p>
          </table:table-cell>
          <table:table-cell table:formula="of:=[$'mit-autotrim-30s'.R213]" office:value-type="float" office:value="0" calcext:value-type="float">
            <text:p>0</text:p>
          </table:table-cell>
          <table:table-cell table:formula="of:=[$'ohne-autotrim'.R213]" office:value-type="float" office:value="0" calcext:value-type="float">
            <text:p>0</text:p>
          </table:table-cell>
          <table:table-cell table:formula="of:=[$'mit-autotrim-1s'.AL21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4]" office:value-type="float" office:value="0" calcext:value-type="float">
            <text:p>0</text:p>
          </table:table-cell>
          <table:table-cell table:formula="of:=[$'mit-autotrim-30s'.R214]" office:value-type="float" office:value="0" calcext:value-type="float">
            <text:p>0</text:p>
          </table:table-cell>
          <table:table-cell table:formula="of:=[$'ohne-autotrim'.R214]" office:value-type="float" office:value="0" calcext:value-type="float">
            <text:p>0</text:p>
          </table:table-cell>
          <table:table-cell table:formula="of:=[$'mit-autotrim-1s'.AL21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5]" office:value-type="float" office:value="0" calcext:value-type="float">
            <text:p>0</text:p>
          </table:table-cell>
          <table:table-cell table:formula="of:=[$'mit-autotrim-30s'.R215]" office:value-type="float" office:value="0" calcext:value-type="float">
            <text:p>0</text:p>
          </table:table-cell>
          <table:table-cell table:formula="of:=[$'ohne-autotrim'.R215]" office:value-type="float" office:value="0" calcext:value-type="float">
            <text:p>0</text:p>
          </table:table-cell>
          <table:table-cell table:formula="of:=[$'mit-autotrim-1s'.AL21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6]" office:value-type="float" office:value="0" calcext:value-type="float">
            <text:p>0</text:p>
          </table:table-cell>
          <table:table-cell table:formula="of:=[$'mit-autotrim-30s'.R216]" office:value-type="float" office:value="0" calcext:value-type="float">
            <text:p>0</text:p>
          </table:table-cell>
          <table:table-cell table:formula="of:=[$'ohne-autotrim'.R216]" office:value-type="float" office:value="0" calcext:value-type="float">
            <text:p>0</text:p>
          </table:table-cell>
          <table:table-cell table:formula="of:=[$'mit-autotrim-1s'.AL21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7]" office:value-type="float" office:value="0" calcext:value-type="float">
            <text:p>0</text:p>
          </table:table-cell>
          <table:table-cell table:formula="of:=[$'mit-autotrim-30s'.R217]" office:value-type="float" office:value="0" calcext:value-type="float">
            <text:p>0</text:p>
          </table:table-cell>
          <table:table-cell table:formula="of:=[$'ohne-autotrim'.R217]" office:value-type="float" office:value="0" calcext:value-type="float">
            <text:p>0</text:p>
          </table:table-cell>
          <table:table-cell table:formula="of:=[$'mit-autotrim-1s'.AL21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8]" office:value-type="float" office:value="0" calcext:value-type="float">
            <text:p>0</text:p>
          </table:table-cell>
          <table:table-cell table:formula="of:=[$'mit-autotrim-30s'.R218]" office:value-type="float" office:value="0" calcext:value-type="float">
            <text:p>0</text:p>
          </table:table-cell>
          <table:table-cell table:formula="of:=[$'ohne-autotrim'.R218]" office:value-type="float" office:value="0" calcext:value-type="float">
            <text:p>0</text:p>
          </table:table-cell>
          <table:table-cell table:formula="of:=[$'mit-autotrim-1s'.AL21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9]" office:value-type="float" office:value="0" calcext:value-type="float">
            <text:p>0</text:p>
          </table:table-cell>
          <table:table-cell table:formula="of:=[$'mit-autotrim-30s'.R219]" office:value-type="float" office:value="0" calcext:value-type="float">
            <text:p>0</text:p>
          </table:table-cell>
          <table:table-cell table:formula="of:=[$'ohne-autotrim'.R219]" office:value-type="float" office:value="0" calcext:value-type="float">
            <text:p>0</text:p>
          </table:table-cell>
          <table:table-cell table:formula="of:=[$'mit-autotrim-1s'.AL21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0]" office:value-type="float" office:value="0" calcext:value-type="float">
            <text:p>0</text:p>
          </table:table-cell>
          <table:table-cell table:formula="of:=[$'mit-autotrim-30s'.R220]" office:value-type="float" office:value="0" calcext:value-type="float">
            <text:p>0</text:p>
          </table:table-cell>
          <table:table-cell table:formula="of:=[$'ohne-autotrim'.R220]" office:value-type="float" office:value="0" calcext:value-type="float">
            <text:p>0</text:p>
          </table:table-cell>
          <table:table-cell table:formula="of:=[$'mit-autotrim-1s'.AL22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1]" office:value-type="float" office:value="0" calcext:value-type="float">
            <text:p>0</text:p>
          </table:table-cell>
          <table:table-cell table:formula="of:=[$'mit-autotrim-30s'.R221]" office:value-type="float" office:value="0" calcext:value-type="float">
            <text:p>0</text:p>
          </table:table-cell>
          <table:table-cell table:formula="of:=[$'ohne-autotrim'.R221]" office:value-type="float" office:value="0" calcext:value-type="float">
            <text:p>0</text:p>
          </table:table-cell>
          <table:table-cell table:formula="of:=[$'mit-autotrim-1s'.AL22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2]" office:value-type="float" office:value="0" calcext:value-type="float">
            <text:p>0</text:p>
          </table:table-cell>
          <table:table-cell table:formula="of:=[$'mit-autotrim-30s'.R222]" office:value-type="float" office:value="0" calcext:value-type="float">
            <text:p>0</text:p>
          </table:table-cell>
          <table:table-cell table:formula="of:=[$'ohne-autotrim'.R222]" office:value-type="float" office:value="0" calcext:value-type="float">
            <text:p>0</text:p>
          </table:table-cell>
          <table:table-cell table:formula="of:=[$'mit-autotrim-1s'.AL22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3]" office:value-type="float" office:value="0" calcext:value-type="float">
            <text:p>0</text:p>
          </table:table-cell>
          <table:table-cell table:formula="of:=[$'mit-autotrim-30s'.R223]" office:value-type="float" office:value="0" calcext:value-type="float">
            <text:p>0</text:p>
          </table:table-cell>
          <table:table-cell table:formula="of:=[$'ohne-autotrim'.R223]" office:value-type="float" office:value="0" calcext:value-type="float">
            <text:p>0</text:p>
          </table:table-cell>
          <table:table-cell table:formula="of:=[$'mit-autotrim-1s'.AL22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4]" office:value-type="float" office:value="0" calcext:value-type="float">
            <text:p>0</text:p>
          </table:table-cell>
          <table:table-cell table:formula="of:=[$'mit-autotrim-30s'.R224]" office:value-type="float" office:value="0" calcext:value-type="float">
            <text:p>0</text:p>
          </table:table-cell>
          <table:table-cell table:formula="of:=[$'ohne-autotrim'.R224]" office:value-type="float" office:value="0" calcext:value-type="float">
            <text:p>0</text:p>
          </table:table-cell>
          <table:table-cell table:formula="of:=[$'mit-autotrim-1s'.AL22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5]" office:value-type="float" office:value="0" calcext:value-type="float">
            <text:p>0</text:p>
          </table:table-cell>
          <table:table-cell table:formula="of:=[$'mit-autotrim-30s'.R225]" office:value-type="float" office:value="0" calcext:value-type="float">
            <text:p>0</text:p>
          </table:table-cell>
          <table:table-cell table:formula="of:=[$'ohne-autotrim'.R225]" office:value-type="float" office:value="0" calcext:value-type="float">
            <text:p>0</text:p>
          </table:table-cell>
          <table:table-cell table:formula="of:=[$'mit-autotrim-1s'.AL22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6]" office:value-type="float" office:value="0" calcext:value-type="float">
            <text:p>0</text:p>
          </table:table-cell>
          <table:table-cell table:formula="of:=[$'mit-autotrim-30s'.R226]" office:value-type="float" office:value="0" calcext:value-type="float">
            <text:p>0</text:p>
          </table:table-cell>
          <table:table-cell table:formula="of:=[$'ohne-autotrim'.R226]" office:value-type="float" office:value="0" calcext:value-type="float">
            <text:p>0</text:p>
          </table:table-cell>
          <table:table-cell table:formula="of:=[$'mit-autotrim-1s'.AL22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7]" office:value-type="float" office:value="0" calcext:value-type="float">
            <text:p>0</text:p>
          </table:table-cell>
          <table:table-cell table:formula="of:=[$'mit-autotrim-30s'.R227]" office:value-type="float" office:value="0" calcext:value-type="float">
            <text:p>0</text:p>
          </table:table-cell>
          <table:table-cell table:formula="of:=[$'ohne-autotrim'.R227]" office:value-type="float" office:value="0" calcext:value-type="float">
            <text:p>0</text:p>
          </table:table-cell>
          <table:table-cell table:formula="of:=[$'mit-autotrim-1s'.AL22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8]" office:value-type="float" office:value="0" calcext:value-type="float">
            <text:p>0</text:p>
          </table:table-cell>
          <table:table-cell table:formula="of:=[$'mit-autotrim-30s'.R228]" office:value-type="float" office:value="0" calcext:value-type="float">
            <text:p>0</text:p>
          </table:table-cell>
          <table:table-cell table:formula="of:=[$'ohne-autotrim'.R228]" office:value-type="float" office:value="0" calcext:value-type="float">
            <text:p>0</text:p>
          </table:table-cell>
          <table:table-cell table:formula="of:=[$'mit-autotrim-1s'.AL22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9]" office:value-type="float" office:value="0" calcext:value-type="float">
            <text:p>0</text:p>
          </table:table-cell>
          <table:table-cell table:formula="of:=[$'mit-autotrim-30s'.R229]" office:value-type="float" office:value="0" calcext:value-type="float">
            <text:p>0</text:p>
          </table:table-cell>
          <table:table-cell table:formula="of:=[$'ohne-autotrim'.R229]" office:value-type="float" office:value="0" calcext:value-type="float">
            <text:p>0</text:p>
          </table:table-cell>
          <table:table-cell table:formula="of:=[$'mit-autotrim-1s'.AL22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0]" office:value-type="float" office:value="0" calcext:value-type="float">
            <text:p>0</text:p>
          </table:table-cell>
          <table:table-cell table:formula="of:=[$'mit-autotrim-30s'.R230]" office:value-type="float" office:value="0" calcext:value-type="float">
            <text:p>0</text:p>
          </table:table-cell>
          <table:table-cell table:formula="of:=[$'ohne-autotrim'.R230]" office:value-type="float" office:value="0" calcext:value-type="float">
            <text:p>0</text:p>
          </table:table-cell>
          <table:table-cell table:formula="of:=[$'mit-autotrim-1s'.AL23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1]" office:value-type="float" office:value="0" calcext:value-type="float">
            <text:p>0</text:p>
          </table:table-cell>
          <table:table-cell table:formula="of:=[$'mit-autotrim-30s'.R231]" office:value-type="float" office:value="0" calcext:value-type="float">
            <text:p>0</text:p>
          </table:table-cell>
          <table:table-cell table:formula="of:=[$'ohne-autotrim'.R231]" office:value-type="float" office:value="0" calcext:value-type="float">
            <text:p>0</text:p>
          </table:table-cell>
          <table:table-cell table:formula="of:=[$'mit-autotrim-1s'.AL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it-autotrim-30s'.R232]" office:value-type="float" office:value="0" calcext:value-type="float">
            <text:p>0</text:p>
          </table:table-cell>
          <table:table-cell table:formula="of:=[$'ohne-autotrim'.R232]" office:value-type="float" office:value="0" calcext:value-type="float">
            <text:p>0</text:p>
          </table:table-cell>
          <table:table-cell table:formula="of:=[$'mit-autotrim-1s'.AL23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3]" office:value-type="float" office:value="0" calcext:value-type="float">
            <text:p>0</text:p>
          </table:table-cell>
          <table:table-cell table:formula="of:=[$'mit-autotrim-30s'.R233]" office:value-type="float" office:value="0" calcext:value-type="float">
            <text:p>0</text:p>
          </table:table-cell>
          <table:table-cell table:formula="of:=[$'ohne-autotrim'.R233]" office:value-type="float" office:value="0" calcext:value-type="float">
            <text:p>0</text:p>
          </table:table-cell>
          <table:table-cell table:formula="of:=[$'mit-autotrim-1s'.AL23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4]" office:value-type="float" office:value="0" calcext:value-type="float">
            <text:p>0</text:p>
          </table:table-cell>
          <table:table-cell table:formula="of:=[$'mit-autotrim-30s'.R234]" office:value-type="float" office:value="0" calcext:value-type="float">
            <text:p>0</text:p>
          </table:table-cell>
          <table:table-cell table:formula="of:=[$'ohne-autotrim'.R234]" office:value-type="float" office:value="0" calcext:value-type="float">
            <text:p>0</text:p>
          </table:table-cell>
          <table:table-cell table:formula="of:=[$'mit-autotrim-1s'.AL23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5]" office:value-type="float" office:value="0" calcext:value-type="float">
            <text:p>0</text:p>
          </table:table-cell>
          <table:table-cell table:formula="of:=[$'mit-autotrim-30s'.R235]" office:value-type="float" office:value="0" calcext:value-type="float">
            <text:p>0</text:p>
          </table:table-cell>
          <table:table-cell table:formula="of:=[$'ohne-autotrim'.R235]" office:value-type="float" office:value="0" calcext:value-type="float">
            <text:p>0</text:p>
          </table:table-cell>
          <table:table-cell table:formula="of:=[$'mit-autotrim-1s'.AL23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6]" office:value-type="float" office:value="0" calcext:value-type="float">
            <text:p>0</text:p>
          </table:table-cell>
          <table:table-cell table:formula="of:=[$'mit-autotrim-30s'.R236]" office:value-type="float" office:value="0" calcext:value-type="float">
            <text:p>0</text:p>
          </table:table-cell>
          <table:table-cell table:formula="of:=[$'ohne-autotrim'.R236]" office:value-type="float" office:value="0" calcext:value-type="float">
            <text:p>0</text:p>
          </table:table-cell>
          <table:table-cell table:formula="of:=[$'mit-autotrim-1s'.AL23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7]" office:value-type="float" office:value="0" calcext:value-type="float">
            <text:p>0</text:p>
          </table:table-cell>
          <table:table-cell table:formula="of:=[$'mit-autotrim-30s'.R237]" office:value-type="float" office:value="0" calcext:value-type="float">
            <text:p>0</text:p>
          </table:table-cell>
          <table:table-cell table:formula="of:=[$'ohne-autotrim'.R237]" office:value-type="float" office:value="0" calcext:value-type="float">
            <text:p>0</text:p>
          </table:table-cell>
          <table:table-cell table:formula="of:=[$'mit-autotrim-1s'.AL23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8]" office:value-type="float" office:value="0" calcext:value-type="float">
            <text:p>0</text:p>
          </table:table-cell>
          <table:table-cell table:formula="of:=[$'mit-autotrim-30s'.R238]" office:value-type="float" office:value="0" calcext:value-type="float">
            <text:p>0</text:p>
          </table:table-cell>
          <table:table-cell table:formula="of:=[$'ohne-autotrim'.R238]" office:value-type="float" office:value="0" calcext:value-type="float">
            <text:p>0</text:p>
          </table:table-cell>
          <table:table-cell table:formula="of:=[$'mit-autotrim-1s'.AL23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9]" office:value-type="float" office:value="0" calcext:value-type="float">
            <text:p>0</text:p>
          </table:table-cell>
          <table:table-cell table:formula="of:=[$'mit-autotrim-30s'.R239]" office:value-type="float" office:value="0" calcext:value-type="float">
            <text:p>0</text:p>
          </table:table-cell>
          <table:table-cell table:formula="of:=[$'ohne-autotrim'.R239]" office:value-type="float" office:value="0" calcext:value-type="float">
            <text:p>0</text:p>
          </table:table-cell>
          <table:table-cell table:formula="of:=[$'mit-autotrim-1s'.AL23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0]" office:value-type="float" office:value="0" calcext:value-type="float">
            <text:p>0</text:p>
          </table:table-cell>
          <table:table-cell table:formula="of:=[$'mit-autotrim-30s'.R240]" office:value-type="float" office:value="0" calcext:value-type="float">
            <text:p>0</text:p>
          </table:table-cell>
          <table:table-cell table:formula="of:=[$'ohne-autotrim'.R240]" office:value-type="float" office:value="0" calcext:value-type="float">
            <text:p>0</text:p>
          </table:table-cell>
          <table:table-cell table:formula="of:=[$'mit-autotrim-1s'.AL24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1]" office:value-type="float" office:value="0" calcext:value-type="float">
            <text:p>0</text:p>
          </table:table-cell>
          <table:table-cell table:formula="of:=[$'mit-autotrim-30s'.R241]" office:value-type="float" office:value="0" calcext:value-type="float">
            <text:p>0</text:p>
          </table:table-cell>
          <table:table-cell table:formula="of:=[$'ohne-autotrim'.R241]" office:value-type="float" office:value="0" calcext:value-type="float">
            <text:p>0</text:p>
          </table:table-cell>
          <table:table-cell table:formula="of:=[$'mit-autotrim-1s'.AL24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2]" office:value-type="float" office:value="0" calcext:value-type="float">
            <text:p>0</text:p>
          </table:table-cell>
          <table:table-cell table:formula="of:=[$'mit-autotrim-30s'.R242]" office:value-type="float" office:value="0" calcext:value-type="float">
            <text:p>0</text:p>
          </table:table-cell>
          <table:table-cell table:formula="of:=[$'ohne-autotrim'.R242]" office:value-type="float" office:value="0" calcext:value-type="float">
            <text:p>0</text:p>
          </table:table-cell>
          <table:table-cell table:formula="of:=[$'mit-autotrim-1s'.AL24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3]" office:value-type="float" office:value="0" calcext:value-type="float">
            <text:p>0</text:p>
          </table:table-cell>
          <table:table-cell table:formula="of:=[$'mit-autotrim-30s'.R243]" office:value-type="float" office:value="0" calcext:value-type="float">
            <text:p>0</text:p>
          </table:table-cell>
          <table:table-cell table:formula="of:=[$'ohne-autotrim'.R243]" office:value-type="float" office:value="0" calcext:value-type="float">
            <text:p>0</text:p>
          </table:table-cell>
          <table:table-cell table:formula="of:=[$'mit-autotrim-1s'.AL24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4]" office:value-type="float" office:value="0" calcext:value-type="float">
            <text:p>0</text:p>
          </table:table-cell>
          <table:table-cell table:formula="of:=[$'mit-autotrim-30s'.R244]" office:value-type="float" office:value="0" calcext:value-type="float">
            <text:p>0</text:p>
          </table:table-cell>
          <table:table-cell table:formula="of:=[$'ohne-autotrim'.R244]" office:value-type="float" office:value="0" calcext:value-type="float">
            <text:p>0</text:p>
          </table:table-cell>
          <table:table-cell table:formula="of:=[$'mit-autotrim-1s'.AL24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5]" office:value-type="float" office:value="0" calcext:value-type="float">
            <text:p>0</text:p>
          </table:table-cell>
          <table:table-cell table:formula="of:=[$'mit-autotrim-30s'.R245]" office:value-type="float" office:value="0" calcext:value-type="float">
            <text:p>0</text:p>
          </table:table-cell>
          <table:table-cell table:formula="of:=[$'ohne-autotrim'.R245]" office:value-type="float" office:value="0" calcext:value-type="float">
            <text:p>0</text:p>
          </table:table-cell>
          <table:table-cell table:formula="of:=[$'mit-autotrim-1s'.AL24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6]" office:value-type="float" office:value="0" calcext:value-type="float">
            <text:p>0</text:p>
          </table:table-cell>
          <table:table-cell table:formula="of:=[$'mit-autotrim-30s'.R246]" office:value-type="float" office:value="0" calcext:value-type="float">
            <text:p>0</text:p>
          </table:table-cell>
          <table:table-cell table:formula="of:=[$'ohne-autotrim'.R246]" office:value-type="float" office:value="0" calcext:value-type="float">
            <text:p>0</text:p>
          </table:table-cell>
          <table:table-cell table:formula="of:=[$'mit-autotrim-1s'.AL24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7]" office:value-type="float" office:value="0" calcext:value-type="float">
            <text:p>0</text:p>
          </table:table-cell>
          <table:table-cell table:formula="of:=[$'mit-autotrim-30s'.R247]" office:value-type="float" office:value="0" calcext:value-type="float">
            <text:p>0</text:p>
          </table:table-cell>
          <table:table-cell table:formula="of:=[$'ohne-autotrim'.R247]" office:value-type="float" office:value="0" calcext:value-type="float">
            <text:p>0</text:p>
          </table:table-cell>
          <table:table-cell table:formula="of:=[$'mit-autotrim-1s'.AL24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8]" office:value-type="float" office:value="0" calcext:value-type="float">
            <text:p>0</text:p>
          </table:table-cell>
          <table:table-cell table:formula="of:=[$'mit-autotrim-30s'.R248]" office:value-type="float" office:value="0" calcext:value-type="float">
            <text:p>0</text:p>
          </table:table-cell>
          <table:table-cell table:formula="of:=[$'ohne-autotrim'.R248]" office:value-type="float" office:value="0" calcext:value-type="float">
            <text:p>0</text:p>
          </table:table-cell>
          <table:table-cell table:formula="of:=[$'mit-autotrim-1s'.AL24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9]" office:value-type="float" office:value="0" calcext:value-type="float">
            <text:p>0</text:p>
          </table:table-cell>
          <table:table-cell table:formula="of:=[$'mit-autotrim-30s'.R249]" office:value-type="float" office:value="0" calcext:value-type="float">
            <text:p>0</text:p>
          </table:table-cell>
          <table:table-cell table:formula="of:=[$'ohne-autotrim'.R249]" office:value-type="float" office:value="0" calcext:value-type="float">
            <text:p>0</text:p>
          </table:table-cell>
          <table:table-cell table:formula="of:=[$'mit-autotrim-1s'.AL24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0]" office:value-type="float" office:value="0" calcext:value-type="float">
            <text:p>0</text:p>
          </table:table-cell>
          <table:table-cell table:formula="of:=[$'mit-autotrim-30s'.R250]" office:value-type="float" office:value="0" calcext:value-type="float">
            <text:p>0</text:p>
          </table:table-cell>
          <table:table-cell table:formula="of:=[$'ohne-autotrim'.R250]" office:value-type="float" office:value="0" calcext:value-type="float">
            <text:p>0</text:p>
          </table:table-cell>
          <table:table-cell table:formula="of:=[$'mit-autotrim-1s'.AL25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1]" office:value-type="float" office:value="0" calcext:value-type="float">
            <text:p>0</text:p>
          </table:table-cell>
          <table:table-cell table:formula="of:=[$'mit-autotrim-30s'.R251]" office:value-type="float" office:value="0" calcext:value-type="float">
            <text:p>0</text:p>
          </table:table-cell>
          <table:table-cell table:formula="of:=[$'ohne-autotrim'.R251]" office:value-type="float" office:value="0" calcext:value-type="float">
            <text:p>0</text:p>
          </table:table-cell>
          <table:table-cell table:formula="of:=[$'mit-autotrim-1s'.AL25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2]" office:value-type="float" office:value="0" calcext:value-type="float">
            <text:p>0</text:p>
          </table:table-cell>
          <table:table-cell table:formula="of:=[$'mit-autotrim-30s'.R252]" office:value-type="float" office:value="0" calcext:value-type="float">
            <text:p>0</text:p>
          </table:table-cell>
          <table:table-cell table:formula="of:=[$'ohne-autotrim'.R252]" office:value-type="float" office:value="0" calcext:value-type="float">
            <text:p>0</text:p>
          </table:table-cell>
          <table:table-cell table:formula="of:=[$'mit-autotrim-1s'.AL25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3]" office:value-type="float" office:value="0" calcext:value-type="float">
            <text:p>0</text:p>
          </table:table-cell>
          <table:table-cell table:formula="of:=[$'mit-autotrim-30s'.R253]" office:value-type="float" office:value="0" calcext:value-type="float">
            <text:p>0</text:p>
          </table:table-cell>
          <table:table-cell table:formula="of:=[$'ohne-autotrim'.R253]" office:value-type="float" office:value="0" calcext:value-type="float">
            <text:p>0</text:p>
          </table:table-cell>
          <table:table-cell table:formula="of:=[$'mit-autotrim-1s'.AL25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4]" office:value-type="float" office:value="0" calcext:value-type="float">
            <text:p>0</text:p>
          </table:table-cell>
          <table:table-cell table:formula="of:=[$'mit-autotrim-30s'.R254]" office:value-type="float" office:value="0" calcext:value-type="float">
            <text:p>0</text:p>
          </table:table-cell>
          <table:table-cell table:formula="of:=[$'ohne-autotrim'.R254]" office:value-type="float" office:value="0" calcext:value-type="float">
            <text:p>0</text:p>
          </table:table-cell>
          <table:table-cell table:formula="of:=[$'mit-autotrim-1s'.AL25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5]" office:value-type="float" office:value="0" calcext:value-type="float">
            <text:p>0</text:p>
          </table:table-cell>
          <table:table-cell table:formula="of:=[$'mit-autotrim-30s'.R255]" office:value-type="float" office:value="0" calcext:value-type="float">
            <text:p>0</text:p>
          </table:table-cell>
          <table:table-cell table:formula="of:=[$'ohne-autotrim'.R255]" office:value-type="float" office:value="0" calcext:value-type="float">
            <text:p>0</text:p>
          </table:table-cell>
          <table:table-cell table:formula="of:=[$'mit-autotrim-1s'.AL25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6]" office:value-type="float" office:value="0" calcext:value-type="float">
            <text:p>0</text:p>
          </table:table-cell>
          <table:table-cell table:formula="of:=[$'mit-autotrim-30s'.R256]" office:value-type="float" office:value="0" calcext:value-type="float">
            <text:p>0</text:p>
          </table:table-cell>
          <table:table-cell table:formula="of:=[$'ohne-autotrim'.R256]" office:value-type="float" office:value="0" calcext:value-type="float">
            <text:p>0</text:p>
          </table:table-cell>
          <table:table-cell table:formula="of:=[$'mit-autotrim-1s'.AL25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7]" office:value-type="float" office:value="0" calcext:value-type="float">
            <text:p>0</text:p>
          </table:table-cell>
          <table:table-cell table:formula="of:=[$'mit-autotrim-30s'.R257]" office:value-type="float" office:value="0" calcext:value-type="float">
            <text:p>0</text:p>
          </table:table-cell>
          <table:table-cell table:formula="of:=[$'ohne-autotrim'.R257]" office:value-type="float" office:value="0" calcext:value-type="float">
            <text:p>0</text:p>
          </table:table-cell>
          <table:table-cell table:formula="of:=[$'mit-autotrim-1s'.AL25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8]" office:value-type="float" office:value="0" calcext:value-type="float">
            <text:p>0</text:p>
          </table:table-cell>
          <table:table-cell table:formula="of:=[$'mit-autotrim-30s'.R258]" office:value-type="float" office:value="0" calcext:value-type="float">
            <text:p>0</text:p>
          </table:table-cell>
          <table:table-cell table:formula="of:=[$'ohne-autotrim'.R258]" office:value-type="float" office:value="0" calcext:value-type="float">
            <text:p>0</text:p>
          </table:table-cell>
          <table:table-cell table:formula="of:=[$'mit-autotrim-1s'.AL25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9]" office:value-type="float" office:value="0" calcext:value-type="float">
            <text:p>0</text:p>
          </table:table-cell>
          <table:table-cell table:formula="of:=[$'mit-autotrim-30s'.R259]" office:value-type="float" office:value="0" calcext:value-type="float">
            <text:p>0</text:p>
          </table:table-cell>
          <table:table-cell table:formula="of:=[$'ohne-autotrim'.R259]" office:value-type="float" office:value="0" calcext:value-type="float">
            <text:p>0</text:p>
          </table:table-cell>
          <table:table-cell table:formula="of:=[$'mit-autotrim-1s'.AL25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0]" office:value-type="float" office:value="0" calcext:value-type="float">
            <text:p>0</text:p>
          </table:table-cell>
          <table:table-cell table:formula="of:=[$'mit-autotrim-30s'.R260]" office:value-type="float" office:value="0" calcext:value-type="float">
            <text:p>0</text:p>
          </table:table-cell>
          <table:table-cell table:formula="of:=[$'ohne-autotrim'.R260]" office:value-type="float" office:value="0" calcext:value-type="float">
            <text:p>0</text:p>
          </table:table-cell>
          <table:table-cell table:formula="of:=[$'mit-autotrim-1s'.AL26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1]" office:value-type="float" office:value="0" calcext:value-type="float">
            <text:p>0</text:p>
          </table:table-cell>
          <table:table-cell table:formula="of:=[$'mit-autotrim-30s'.R261]" office:value-type="float" office:value="0" calcext:value-type="float">
            <text:p>0</text:p>
          </table:table-cell>
          <table:table-cell table:formula="of:=[$'ohne-autotrim'.R261]" office:value-type="float" office:value="0" calcext:value-type="float">
            <text:p>0</text:p>
          </table:table-cell>
          <table:table-cell table:formula="of:=[$'mit-autotrim-1s'.AL26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2]" office:value-type="float" office:value="0" calcext:value-type="float">
            <text:p>0</text:p>
          </table:table-cell>
          <table:table-cell table:formula="of:=[$'mit-autotrim-30s'.R262]" office:value-type="float" office:value="0" calcext:value-type="float">
            <text:p>0</text:p>
          </table:table-cell>
          <table:table-cell table:formula="of:=[$'ohne-autotrim'.R262]" office:value-type="float" office:value="0" calcext:value-type="float">
            <text:p>0</text:p>
          </table:table-cell>
          <table:table-cell table:formula="of:=[$'mit-autotrim-1s'.AL26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3]" office:value-type="float" office:value="0" calcext:value-type="float">
            <text:p>0</text:p>
          </table:table-cell>
          <table:table-cell table:formula="of:=[$'mit-autotrim-30s'.R263]" office:value-type="float" office:value="0" calcext:value-type="float">
            <text:p>0</text:p>
          </table:table-cell>
          <table:table-cell table:formula="of:=[$'ohne-autotrim'.R263]" office:value-type="float" office:value="0" calcext:value-type="float">
            <text:p>0</text:p>
          </table:table-cell>
          <table:table-cell table:formula="of:=[$'mit-autotrim-1s'.AL26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4]" office:value-type="float" office:value="0" calcext:value-type="float">
            <text:p>0</text:p>
          </table:table-cell>
          <table:table-cell table:formula="of:=[$'mit-autotrim-30s'.R264]" office:value-type="float" office:value="0" calcext:value-type="float">
            <text:p>0</text:p>
          </table:table-cell>
          <table:table-cell table:formula="of:=[$'ohne-autotrim'.R264]" office:value-type="float" office:value="0" calcext:value-type="float">
            <text:p>0</text:p>
          </table:table-cell>
          <table:table-cell table:formula="of:=[$'mit-autotrim-1s'.AL26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5]" office:value-type="float" office:value="0" calcext:value-type="float">
            <text:p>0</text:p>
          </table:table-cell>
          <table:table-cell table:formula="of:=[$'mit-autotrim-30s'.R265]" office:value-type="float" office:value="0" calcext:value-type="float">
            <text:p>0</text:p>
          </table:table-cell>
          <table:table-cell table:formula="of:=[$'ohne-autotrim'.R265]" office:value-type="float" office:value="0" calcext:value-type="float">
            <text:p>0</text:p>
          </table:table-cell>
          <table:table-cell table:formula="of:=[$'mit-autotrim-1s'.AL26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6]" office:value-type="float" office:value="0" calcext:value-type="float">
            <text:p>0</text:p>
          </table:table-cell>
          <table:table-cell table:formula="of:=[$'mit-autotrim-30s'.R266]" office:value-type="float" office:value="0" calcext:value-type="float">
            <text:p>0</text:p>
          </table:table-cell>
          <table:table-cell table:formula="of:=[$'ohne-autotrim'.R266]" office:value-type="float" office:value="0" calcext:value-type="float">
            <text:p>0</text:p>
          </table:table-cell>
          <table:table-cell table:formula="of:=[$'mit-autotrim-1s'.AL26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7]" office:value-type="float" office:value="0" calcext:value-type="float">
            <text:p>0</text:p>
          </table:table-cell>
          <table:table-cell table:formula="of:=[$'mit-autotrim-30s'.R267]" office:value-type="float" office:value="0" calcext:value-type="float">
            <text:p>0</text:p>
          </table:table-cell>
          <table:table-cell table:formula="of:=[$'ohne-autotrim'.R267]" office:value-type="float" office:value="0" calcext:value-type="float">
            <text:p>0</text:p>
          </table:table-cell>
          <table:table-cell table:formula="of:=[$'mit-autotrim-1s'.AL26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8]" office:value-type="float" office:value="0" calcext:value-type="float">
            <text:p>0</text:p>
          </table:table-cell>
          <table:table-cell table:formula="of:=[$'mit-autotrim-30s'.R268]" office:value-type="float" office:value="0" calcext:value-type="float">
            <text:p>0</text:p>
          </table:table-cell>
          <table:table-cell table:formula="of:=[$'ohne-autotrim'.R268]" office:value-type="float" office:value="0" calcext:value-type="float">
            <text:p>0</text:p>
          </table:table-cell>
          <table:table-cell table:formula="of:=[$'mit-autotrim-1s'.AL26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4:33:07.079818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4T14:45:51.982230954</dc:date>
    <meta:editing-duration>PT4H52M52S</meta:editing-duration>
    <meta:editing-cycles>17</meta:editing-cycles>
    <meta:generator>LibreOffice/6.4.7.2$Linux_X86_64 LibreOffice_project/40$Build-2</meta:generator>
    <meta:document-statistic meta:table-count="4" meta:cell-count="137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417cm" svg:height="27.233cm" xlink:href=".." xlink:type="simple" chart:class="chart:line" chart:style-name="ch1">
        <chart:legend chart:legend-position="end" svg:x="44.454cm" svg:y="12.57cm" style:legend-expansion="high" chart:style-name="ch2"/>
        <chart:plot-area chart:style-name="ch3" table:cell-range-address="Sheet4.A1:Sheet4.D100" chart:data-source-has-labels="row" svg:x="0.968cm" svg:y="0.544cm" svg:width="42.518cm" svg:height="26.145cm">
          <chartooo:coordinate-region svg:x="2.33cm" svg:y="0.743cm" svg:width="40.785cm" svg:height="25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00" chart:label-cell-address="Sheet4.A1:Sheet4.A1" chart:class="chart:line">
            <chart:data-point chart:repeated="99"/>
          </chart:series>
          <chart:series chart:style-name="ch7" chart:values-cell-range-address="Sheet4.B2:Sheet4.B100" chart:label-cell-address="Sheet4.B1:Sheet4.B1" chart:class="chart:line">
            <chart:data-point chart:repeated="99"/>
          </chart:series>
          <chart:series chart:style-name="ch8" chart:values-cell-range-address="Sheet4.C2:Sheet4.C100" chart:label-cell-address="Sheet4.C1:Sheet4.C1" chart:class="chart:line">
            <chart:data-point chart:repeated="99"/>
          </chart:series>
          <chart:series chart:style-name="ch9" chart:values-cell-range-address="Sheet4.D2:Sheet4.D100" chart:label-cell-address="Sheet4.D1:Sheet4.D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 trim (1s)</text:p>
                <draw:g>
                  <svg:desc>Sheet4.A1:Sheet4.A1</svg:desc>
                </draw:g>
              </table:table-cell>
              <table:table-cell office:value-type="string">
                <text:p>rss mit trim (30s)</text:p>
                <draw:g>
                  <svg:desc>Sheet4.B1:Sheet4.B1</svg:desc>
                </draw:g>
              </table:table-cell>
              <table:table-cell office:value-type="string">
                <text:p>rss ohne </text:p>
                <draw:g>
                  <svg:desc>Sheet4.C1:Sheet4.C1</svg:desc>
                </draw:g>
              </table:table-cell>
              <table:table-cell office:value-type="string">
                <text:p>NMT says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784">
                <text:p>31784</text:p>
                <draw:g>
                  <svg:desc>Sheet4.A2:Sheet4.A100</svg:desc>
                </draw:g>
              </table:table-cell>
              <table:table-cell office:value-type="float" office:value="31748">
                <text:p>31748</text:p>
                <draw:g>
                  <svg:desc>Sheet4.B2:Sheet4.B100</svg:desc>
                </draw:g>
              </table:table-cell>
              <table:table-cell office:value-type="float" office:value="31860">
                <text:p>31860</text:p>
                <draw:g>
                  <svg:desc>Sheet4.C2:Sheet4.C100</svg:desc>
                </draw:g>
              </table:table-cell>
              <table:table-cell office:value-type="float" office:value="41378">
                <text:p>41378</text:p>
                <draw:g>
                  <svg:desc>Sheet4.D2:Sheet4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8820">
                <text:p>678820</text:p>
              </table:table-cell>
              <table:table-cell office:value-type="float" office:value="738456">
                <text:p>738456</text:p>
              </table:table-cell>
              <table:table-cell office:value-type="float" office:value="685716">
                <text:p>685716</text:p>
              </table:table-cell>
              <table:table-cell office:value-type="float" office:value="450574">
                <text:p>450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432">
                <text:p>679432</text:p>
              </table:table-cell>
              <table:table-cell office:value-type="float" office:value="809996">
                <text:p>809996</text:p>
              </table:table-cell>
              <table:table-cell office:value-type="float" office:value="801440">
                <text:p>801440</text:p>
              </table:table-cell>
              <table:table-cell office:value-type="float" office:value="263937">
                <text:p>263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392">
                <text:p>543392</text:p>
              </table:table-cell>
              <table:table-cell office:value-type="float" office:value="835924">
                <text:p>835924</text:p>
              </table:table-cell>
              <table:table-cell office:value-type="float" office:value="855292">
                <text:p>855292</text:p>
              </table:table-cell>
              <table:table-cell office:value-type="float" office:value="144074">
                <text:p>14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5600">
                <text:p>505600</text:p>
              </table:table-cell>
              <table:table-cell office:value-type="float" office:value="854964">
                <text:p>854964</text:p>
              </table:table-cell>
              <table:table-cell office:value-type="float" office:value="857928">
                <text:p>857928</text:p>
              </table:table-cell>
              <table:table-cell office:value-type="float" office:value="140774">
                <text:p>140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8112">
                <text:p>458112</text:p>
              </table:table-cell>
              <table:table-cell office:value-type="float" office:value="857408">
                <text:p>857408</text:p>
              </table:table-cell>
              <table:table-cell office:value-type="float" office:value="875916">
                <text:p>875916</text:p>
              </table:table-cell>
              <table:table-cell office:value-type="float" office:value="211233">
                <text:p>211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364">
                <text:p>561364</text:p>
              </table:table-cell>
              <table:table-cell office:value-type="float" office:value="798956">
                <text:p>798956</text:p>
              </table:table-cell>
              <table:table-cell office:value-type="float" office:value="905264">
                <text:p>905264</text:p>
              </table:table-cell>
              <table:table-cell office:value-type="float" office:value="310585">
                <text:p>31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3260">
                <text:p>523260</text:p>
              </table:table-cell>
              <table:table-cell office:value-type="float" office:value="732812">
                <text:p>732812</text:p>
              </table:table-cell>
              <table:table-cell office:value-type="float" office:value="915224">
                <text:p>915224</text:p>
              </table:table-cell>
              <table:table-cell office:value-type="float" office:value="158091">
                <text:p>158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276">
                <text:p>501276</text:p>
              </table:table-cell>
              <table:table-cell office:value-type="float" office:value="737360">
                <text:p>737360</text:p>
              </table:table-cell>
              <table:table-cell office:value-type="float" office:value="924508">
                <text:p>924508</text:p>
              </table:table-cell>
              <table:table-cell office:value-type="float" office:value="222081">
                <text:p>222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6540">
                <text:p>546540</text:p>
              </table:table-cell>
              <table:table-cell office:value-type="float" office:value="763008">
                <text:p>763008</text:p>
              </table:table-cell>
              <table:table-cell office:value-type="float" office:value="932004">
                <text:p>932004</text:p>
              </table:table-cell>
              <table:table-cell office:value-type="float" office:value="294991">
                <text:p>29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8764">
                <text:p>608764</text:p>
              </table:table-cell>
              <table:table-cell office:value-type="float" office:value="776208">
                <text:p>776208</text:p>
              </table:table-cell>
              <table:table-cell office:value-type="float" office:value="933656">
                <text:p>933656</text:p>
              </table:table-cell>
              <table:table-cell office:value-type="float" office:value="371419">
                <text:p>371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0920">
                <text:p>470920</text:p>
              </table:table-cell>
              <table:table-cell office:value-type="float" office:value="775616">
                <text:p>775616</text:p>
              </table:table-cell>
              <table:table-cell office:value-type="float" office:value="937848">
                <text:p>937848</text:p>
              </table:table-cell>
              <table:table-cell office:value-type="float" office:value="212846">
                <text:p>21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9532">
                <text:p>539532</text:p>
              </table:table-cell>
              <table:table-cell office:value-type="float" office:value="778284">
                <text:p>778284</text:p>
              </table:table-cell>
              <table:table-cell office:value-type="float" office:value="948160">
                <text:p>948160</text:p>
              </table:table-cell>
              <table:table-cell office:value-type="float" office:value="280150">
                <text:p>2801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7756">
                <text:p>527756</text:p>
              </table:table-cell>
              <table:table-cell office:value-type="float" office:value="753684">
                <text:p>753684</text:p>
              </table:table-cell>
              <table:table-cell office:value-type="float" office:value="955772">
                <text:p>955772</text:p>
              </table:table-cell>
              <table:table-cell office:value-type="float" office:value="125834">
                <text:p>125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980">
                <text:p>501980</text:p>
              </table:table-cell>
              <table:table-cell office:value-type="float" office:value="801176">
                <text:p>801176</text:p>
              </table:table-cell>
              <table:table-cell office:value-type="float" office:value="968772">
                <text:p>968772</text:p>
              </table:table-cell>
              <table:table-cell office:value-type="float" office:value="180231">
                <text:p>180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376">
                <text:p>501376</text:p>
              </table:table-cell>
              <table:table-cell office:value-type="float" office:value="813764">
                <text:p>813764</text:p>
              </table:table-cell>
              <table:table-cell office:value-type="float" office:value="976632">
                <text:p>976632</text:p>
              </table:table-cell>
              <table:table-cell office:value-type="float" office:value="241887">
                <text:p>241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572">
                <text:p>400572</text:p>
              </table:table-cell>
              <table:table-cell office:value-type="float" office:value="824660">
                <text:p>824660</text:p>
              </table:table-cell>
              <table:table-cell office:value-type="float" office:value="977808">
                <text:p>977808</text:p>
              </table:table-cell>
              <table:table-cell office:value-type="float" office:value="123608">
                <text:p>12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8244">
                <text:p>458244</text:p>
              </table:table-cell>
              <table:table-cell office:value-type="float" office:value="832108">
                <text:p>832108</text:p>
              </table:table-cell>
              <table:table-cell office:value-type="float" office:value="977840">
                <text:p>977840</text:p>
              </table:table-cell>
              <table:table-cell office:value-type="float" office:value="165541">
                <text:p>16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9148">
                <text:p>479148</text:p>
              </table:table-cell>
              <table:table-cell office:value-type="float" office:value="855304">
                <text:p>855304</text:p>
              </table:table-cell>
              <table:table-cell office:value-type="float" office:value="977996">
                <text:p>977996</text:p>
              </table:table-cell>
              <table:table-cell office:value-type="float" office:value="216901">
                <text:p>216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732">
                <text:p>543732</text:p>
              </table:table-cell>
              <table:table-cell office:value-type="float" office:value="748192">
                <text:p>748192</text:p>
              </table:table-cell>
              <table:table-cell office:value-type="float" office:value="978264">
                <text:p>978264</text:p>
              </table:table-cell>
              <table:table-cell office:value-type="float" office:value="161906">
                <text:p>161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108">
                <text:p>567108</text:p>
              </table:table-cell>
              <table:table-cell office:value-type="float" office:value="787684">
                <text:p>787684</text:p>
              </table:table-cell>
              <table:table-cell office:value-type="float" office:value="980724">
                <text:p>980724</text:p>
              </table:table-cell>
              <table:table-cell office:value-type="float" office:value="140097">
                <text:p>140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3148">
                <text:p>473148</text:p>
              </table:table-cell>
              <table:table-cell office:value-type="float" office:value="793604">
                <text:p>793604</text:p>
              </table:table-cell>
              <table:table-cell office:value-type="float" office:value="987344">
                <text:p>987344</text:p>
              </table:table-cell>
              <table:table-cell office:value-type="float" office:value="192723">
                <text:p>192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596">
                <text:p>530596</text:p>
              </table:table-cell>
              <table:table-cell office:value-type="float" office:value="798864">
                <text:p>798864</text:p>
              </table:table-cell>
              <table:table-cell office:value-type="float" office:value="988328">
                <text:p>988328</text:p>
              </table:table-cell>
              <table:table-cell office:value-type="float" office:value="273186">
                <text:p>273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1964">
                <text:p>561964</text:p>
              </table:table-cell>
              <table:table-cell office:value-type="float" office:value="800528">
                <text:p>800528</text:p>
              </table:table-cell>
              <table:table-cell office:value-type="float" office:value="988688">
                <text:p>988688</text:p>
              </table:table-cell>
              <table:table-cell office:value-type="float" office:value="303959">
                <text:p>303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5460">
                <text:p>585460</text:p>
              </table:table-cell>
              <table:table-cell office:value-type="float" office:value="804324">
                <text:p>804324</text:p>
              </table:table-cell>
              <table:table-cell office:value-type="float" office:value="993216">
                <text:p>993216</text:p>
              </table:table-cell>
              <table:table-cell office:value-type="float" office:value="266300">
                <text:p>266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060">
                <text:p>449060</text:p>
              </table:table-cell>
              <table:table-cell office:value-type="float" office:value="782148">
                <text:p>782148</text:p>
              </table:table-cell>
              <table:table-cell office:value-type="float" office:value="996408">
                <text:p>996408</text:p>
              </table:table-cell>
              <table:table-cell office:value-type="float" office:value="185727">
                <text:p>185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932">
                <text:p>492932</text:p>
              </table:table-cell>
              <table:table-cell office:value-type="float" office:value="797636">
                <text:p>797636</text:p>
              </table:table-cell>
              <table:table-cell office:value-type="float" office:value="1001696">
                <text:p>1001696</text:p>
              </table:table-cell>
              <table:table-cell office:value-type="float" office:value="224773">
                <text:p>224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080">
                <text:p>550080</text:p>
              </table:table-cell>
              <table:table-cell office:value-type="float" office:value="797808">
                <text:p>797808</text:p>
              </table:table-cell>
              <table:table-cell office:value-type="float" office:value="1001992">
                <text:p>1001992</text:p>
              </table:table-cell>
              <table:table-cell office:value-type="float" office:value="174795">
                <text:p>174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280">
                <text:p>508280</text:p>
              </table:table-cell>
              <table:table-cell office:value-type="float" office:value="798248">
                <text:p>798248</text:p>
              </table:table-cell>
              <table:table-cell office:value-type="float" office:value="1006788">
                <text:p>1006788</text:p>
              </table:table-cell>
              <table:table-cell office:value-type="float" office:value="135653">
                <text:p>135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8076">
                <text:p>488076</text:p>
              </table:table-cell>
              <table:table-cell office:value-type="float" office:value="812816">
                <text:p>812816</text:p>
              </table:table-cell>
              <table:table-cell office:value-type="float" office:value="1007984">
                <text:p>1007984</text:p>
              </table:table-cell>
              <table:table-cell office:value-type="float" office:value="231087">
                <text:p>231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660">
                <text:p>531660</text:p>
              </table:table-cell>
              <table:table-cell office:value-type="float" office:value="812996">
                <text:p>812996</text:p>
              </table:table-cell>
              <table:table-cell office:value-type="float" office:value="1009040">
                <text:p>1009040</text:p>
              </table:table-cell>
              <table:table-cell office:value-type="float" office:value="274908">
                <text:p>274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9528">
                <text:p>559528</text:p>
              </table:table-cell>
              <table:table-cell office:value-type="float" office:value="780720">
                <text:p>780720</text:p>
              </table:table-cell>
              <table:table-cell office:value-type="float" office:value="1009040">
                <text:p>1009040</text:p>
              </table:table-cell>
              <table:table-cell office:value-type="float" office:value="302173">
                <text:p>3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812">
                <text:p>432812</text:p>
              </table:table-cell>
              <table:table-cell office:value-type="float" office:value="788196">
                <text:p>788196</text:p>
              </table:table-cell>
              <table:table-cell office:value-type="float" office:value="1009852">
                <text:p>1009852</text:p>
              </table:table-cell>
              <table:table-cell office:value-type="float" office:value="165196">
                <text:p>165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1936">
                <text:p>471936</text:p>
              </table:table-cell>
              <table:table-cell office:value-type="float" office:value="791740">
                <text:p>791740</text:p>
              </table:table-cell>
              <table:table-cell office:value-type="float" office:value="1010648">
                <text:p>1010648</text:p>
              </table:table-cell>
              <table:table-cell office:value-type="float" office:value="210164">
                <text:p>210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892">
                <text:p>514892</text:p>
              </table:table-cell>
              <table:table-cell office:value-type="float" office:value="795436">
                <text:p>795436</text:p>
              </table:table-cell>
              <table:table-cell office:value-type="float" office:value="1011572">
                <text:p>1011572</text:p>
              </table:table-cell>
              <table:table-cell office:value-type="float" office:value="226130">
                <text:p>226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4372">
                <text:p>514372</text:p>
              </table:table-cell>
              <table:table-cell office:value-type="float" office:value="804340">
                <text:p>804340</text:p>
              </table:table-cell>
              <table:table-cell office:value-type="float" office:value="1011780">
                <text:p>1011780</text:p>
              </table:table-cell>
              <table:table-cell office:value-type="float" office:value="190352">
                <text:p>190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3252">
                <text:p>503252</text:p>
              </table:table-cell>
              <table:table-cell office:value-type="float" office:value="804576">
                <text:p>804576</text:p>
              </table:table-cell>
              <table:table-cell office:value-type="float" office:value="1011808">
                <text:p>1011808</text:p>
              </table:table-cell>
              <table:table-cell office:value-type="float" office:value="230346">
                <text:p>230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192">
                <text:p>517192</text:p>
              </table:table-cell>
              <table:table-cell office:value-type="float" office:value="750824">
                <text:p>750824</text:p>
              </table:table-cell>
              <table:table-cell office:value-type="float" office:value="1014768">
                <text:p>1014768</text:p>
              </table:table-cell>
              <table:table-cell office:value-type="float" office:value="247136">
                <text:p>24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948">
                <text:p>537948</text:p>
              </table:table-cell>
              <table:table-cell office:value-type="float" office:value="763840">
                <text:p>763840</text:p>
              </table:table-cell>
              <table:table-cell office:value-type="float" office:value="1014768">
                <text:p>1014768</text:p>
              </table:table-cell>
              <table:table-cell office:value-type="float" office:value="271567">
                <text:p>271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4748">
                <text:p>474748</text:p>
              </table:table-cell>
              <table:table-cell office:value-type="float" office:value="764048">
                <text:p>764048</text:p>
              </table:table-cell>
              <table:table-cell office:value-type="float" office:value="1015028">
                <text:p>1015028</text:p>
              </table:table-cell>
              <table:table-cell office:value-type="float" office:value="113298">
                <text:p>113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5672">
                <text:p>455672</text:p>
              </table:table-cell>
              <table:table-cell office:value-type="float" office:value="783604">
                <text:p>783604</text:p>
              </table:table-cell>
              <table:table-cell office:value-type="float" office:value="1015092">
                <text:p>1015092</text:p>
              </table:table-cell>
              <table:table-cell office:value-type="float" office:value="163094">
                <text:p>163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2976">
                <text:p>502976</text:p>
              </table:table-cell>
              <table:table-cell office:value-type="float" office:value="800696">
                <text:p>800696</text:p>
              </table:table-cell>
              <table:table-cell office:value-type="float" office:value="1015172">
                <text:p>1015172</text:p>
              </table:table-cell>
              <table:table-cell office:value-type="float" office:value="248264">
                <text:p>248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7652">
                <text:p>567652</text:p>
              </table:table-cell>
              <table:table-cell office:value-type="float" office:value="802900">
                <text:p>802900</text:p>
              </table:table-cell>
              <table:table-cell office:value-type="float" office:value="1015172">
                <text:p>1015172</text:p>
              </table:table-cell>
              <table:table-cell office:value-type="float" office:value="309387">
                <text:p>309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6856">
                <text:p>606856</text:p>
              </table:table-cell>
              <table:table-cell office:value-type="float" office:value="764144">
                <text:p>764144</text:p>
              </table:table-cell>
              <table:table-cell office:value-type="float" office:value="1016588">
                <text:p>1016588</text:p>
              </table:table-cell>
              <table:table-cell office:value-type="float" office:value="177572">
                <text:p>177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4636">
                <text:p>474636</text:p>
              </table:table-cell>
              <table:table-cell office:value-type="float" office:value="785224">
                <text:p>785224</text:p>
              </table:table-cell>
              <table:table-cell office:value-type="float" office:value="1017416">
                <text:p>1017416</text:p>
              </table:table-cell>
              <table:table-cell office:value-type="float" office:value="211415">
                <text:p>211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096">
                <text:p>530096</text:p>
              </table:table-cell>
              <table:table-cell office:value-type="float" office:value="787040">
                <text:p>787040</text:p>
              </table:table-cell>
              <table:table-cell office:value-type="float" office:value="1017416">
                <text:p>1017416</text:p>
              </table:table-cell>
              <table:table-cell office:value-type="float" office:value="265816">
                <text:p>265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3892">
                <text:p>533892</text:p>
              </table:table-cell>
              <table:table-cell office:value-type="float" office:value="789868">
                <text:p>789868</text:p>
              </table:table-cell>
              <table:table-cell office:value-type="float" office:value="1017416">
                <text:p>1017416</text:p>
              </table:table-cell>
              <table:table-cell office:value-type="float" office:value="105604">
                <text:p>105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28">
                <text:p>449928</text:p>
              </table:table-cell>
              <table:table-cell office:value-type="float" office:value="793260">
                <text:p>793260</text:p>
              </table:table-cell>
              <table:table-cell office:value-type="float" office:value="1017568">
                <text:p>1017568</text:p>
              </table:table-cell>
              <table:table-cell office:value-type="float" office:value="150926">
                <text:p>150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232">
                <text:p>567232</text:p>
              </table:table-cell>
              <table:table-cell office:value-type="float" office:value="798056">
                <text:p>798056</text:p>
              </table:table-cell>
              <table:table-cell office:value-type="float" office:value="1018352">
                <text:p>1018352</text:p>
              </table:table-cell>
              <table:table-cell office:value-type="float" office:value="183281">
                <text:p>18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5928">
                <text:p>575928</text:p>
              </table:table-cell>
              <table:table-cell office:value-type="float" office:value="749892">
                <text:p>749892</text:p>
              </table:table-cell>
              <table:table-cell office:value-type="float" office:value="1018788">
                <text:p>1018788</text:p>
              </table:table-cell>
              <table:table-cell office:value-type="float" office:value="211696">
                <text:p>211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4228">
                <text:p>524228</text:p>
              </table:table-cell>
              <table:table-cell office:value-type="float" office:value="783896">
                <text:p>783896</text:p>
              </table:table-cell>
              <table:table-cell office:value-type="float" office:value="1018788">
                <text:p>1018788</text:p>
              </table:table-cell>
              <table:table-cell office:value-type="float" office:value="257544">
                <text:p>257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796">
                <text:p>560796</text:p>
              </table:table-cell>
              <table:table-cell office:value-type="float" office:value="784984">
                <text:p>784984</text:p>
              </table:table-cell>
              <table:table-cell office:value-type="float" office:value="1019040">
                <text:p>1019040</text:p>
              </table:table-cell>
              <table:table-cell office:value-type="float" office:value="296857">
                <text:p>296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296">
                <text:p>420296</text:p>
              </table:table-cell>
              <table:table-cell office:value-type="float" office:value="785504">
                <text:p>785504</text:p>
              </table:table-cell>
              <table:table-cell office:value-type="float" office:value="1019040">
                <text:p>1019040</text:p>
              </table:table-cell>
              <table:table-cell office:value-type="float" office:value="158292">
                <text:p>15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4704">
                <text:p>484704</text:p>
              </table:table-cell>
              <table:table-cell office:value-type="float" office:value="787432">
                <text:p>787432</text:p>
              </table:table-cell>
              <table:table-cell office:value-type="float" office:value="1019040">
                <text:p>1019040</text:p>
              </table:table-cell>
              <table:table-cell office:value-type="float" office:value="221725">
                <text:p>221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6632">
                <text:p>496632</text:p>
              </table:table-cell>
              <table:table-cell office:value-type="float" office:value="796328">
                <text:p>796328</text:p>
              </table:table-cell>
              <table:table-cell office:value-type="float" office:value="1019040">
                <text:p>1019040</text:p>
              </table:table-cell>
              <table:table-cell office:value-type="float" office:value="97977">
                <text:p>97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0820">
                <text:p>580820</text:p>
              </table:table-cell>
              <table:table-cell office:value-type="float" office:value="756708">
                <text:p>756708</text:p>
              </table:table-cell>
              <table:table-cell office:value-type="float" office:value="1019304">
                <text:p>1019304</text:p>
              </table:table-cell>
              <table:table-cell office:value-type="float" office:value="149140">
                <text:p>149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3688">
                <text:p>593688</text:p>
              </table:table-cell>
              <table:table-cell office:value-type="float" office:value="762552">
                <text:p>762552</text:p>
              </table:table-cell>
              <table:table-cell office:value-type="float" office:value="1019700">
                <text:p>1019700</text:p>
              </table:table-cell>
              <table:table-cell office:value-type="float" office:value="208070">
                <text:p>2080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848">
                <text:p>537848</text:p>
              </table:table-cell>
              <table:table-cell office:value-type="float" office:value="776956">
                <text:p>776956</text:p>
              </table:table-cell>
              <table:table-cell office:value-type="float" office:value="1019700">
                <text:p>1019700</text:p>
              </table:table-cell>
              <table:table-cell office:value-type="float" office:value="273512">
                <text:p>273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2656">
                <text:p>592656</text:p>
              </table:table-cell>
              <table:table-cell office:value-type="float" office:value="795952">
                <text:p>795952</text:p>
              </table:table-cell>
              <table:table-cell office:value-type="float" office:value="1020204">
                <text:p>1020204</text:p>
              </table:table-cell>
              <table:table-cell office:value-type="float" office:value="326693">
                <text:p>326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3920">
                <text:p>443920</text:p>
              </table:table-cell>
              <table:table-cell office:value-type="float" office:value="797056">
                <text:p>797056</text:p>
              </table:table-cell>
              <table:table-cell office:value-type="float" office:value="1023372">
                <text:p>1023372</text:p>
              </table:table-cell>
              <table:table-cell office:value-type="float" office:value="172305">
                <text:p>172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3260">
                <text:p>493260</text:p>
              </table:table-cell>
              <table:table-cell office:value-type="float" office:value="798668">
                <text:p>798668</text:p>
              </table:table-cell>
              <table:table-cell office:value-type="float" office:value="1023836">
                <text:p>1023836</text:p>
              </table:table-cell>
              <table:table-cell office:value-type="float" office:value="215318">
                <text:p>215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3632">
                <text:p>563632</text:p>
              </table:table-cell>
              <table:table-cell office:value-type="float" office:value="747072">
                <text:p>747072</text:p>
              </table:table-cell>
              <table:table-cell office:value-type="float" office:value="1023836">
                <text:p>1023836</text:p>
              </table:table-cell>
              <table:table-cell office:value-type="float" office:value="135449">
                <text:p>135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4120">
                <text:p>584120</text:p>
              </table:table-cell>
              <table:table-cell office:value-type="float" office:value="766424">
                <text:p>766424</text:p>
              </table:table-cell>
              <table:table-cell office:value-type="float" office:value="1023836">
                <text:p>1023836</text:p>
              </table:table-cell>
              <table:table-cell office:value-type="float" office:value="139352">
                <text:p>139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192">
                <text:p>465192</text:p>
              </table:table-cell>
              <table:table-cell office:value-type="float" office:value="769392">
                <text:p>769392</text:p>
              </table:table-cell>
              <table:table-cell office:value-type="float" office:value="1024364">
                <text:p>1024364</text:p>
              </table:table-cell>
              <table:table-cell office:value-type="float" office:value="199360">
                <text:p>199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412">
                <text:p>520412</text:p>
              </table:table-cell>
              <table:table-cell office:value-type="float" office:value="782288">
                <text:p>782288</text:p>
              </table:table-cell>
              <table:table-cell office:value-type="float" office:value="1024588">
                <text:p>1024588</text:p>
              </table:table-cell>
              <table:table-cell office:value-type="float" office:value="255064">
                <text:p>255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036">
                <text:p>465036</text:p>
              </table:table-cell>
              <table:table-cell office:value-type="float" office:value="804160">
                <text:p>804160</text:p>
              </table:table-cell>
              <table:table-cell office:value-type="float" office:value="1024644">
                <text:p>1024644</text:p>
              </table:table-cell>
              <table:table-cell office:value-type="float" office:value="121030">
                <text:p>1210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3088">
                <text:p>493088</text:p>
              </table:table-cell>
              <table:table-cell office:value-type="float" office:value="805320">
                <text:p>805320</text:p>
              </table:table-cell>
              <table:table-cell office:value-type="float" office:value="1024648">
                <text:p>1024648</text:p>
              </table:table-cell>
              <table:table-cell office:value-type="float" office:value="173711">
                <text:p>173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7444">
                <text:p>517444</text:p>
              </table:table-cell>
              <table:table-cell office:value-type="float" office:value="777816">
                <text:p>777816</text:p>
              </table:table-cell>
              <table:table-cell office:value-type="float" office:value="1024648">
                <text:p>1024648</text:p>
              </table:table-cell>
              <table:table-cell office:value-type="float" office:value="252253">
                <text:p>252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7072">
                <text:p>527072</text:p>
              </table:table-cell>
              <table:table-cell office:value-type="float" office:value="784124">
                <text:p>784124</text:p>
              </table:table-cell>
              <table:table-cell office:value-type="float" office:value="1024900">
                <text:p>1024900</text:p>
              </table:table-cell>
              <table:table-cell office:value-type="float" office:value="114175">
                <text:p>114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8868">
                <text:p>498868</text:p>
              </table:table-cell>
              <table:table-cell office:value-type="float" office:value="786260">
                <text:p>786260</text:p>
              </table:table-cell>
              <table:table-cell office:value-type="float" office:value="1024900">
                <text:p>1024900</text:p>
              </table:table-cell>
              <table:table-cell office:value-type="float" office:value="180088">
                <text:p>180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2808">
                <text:p>532808</text:p>
              </table:table-cell>
              <table:table-cell office:value-type="float" office:value="793096">
                <text:p>793096</text:p>
              </table:table-cell>
              <table:table-cell office:value-type="float" office:value="1025164">
                <text:p>1025164</text:p>
              </table:table-cell>
              <table:table-cell office:value-type="float" office:value="269672">
                <text:p>269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8880">
                <text:p>578880</text:p>
              </table:table-cell>
              <table:table-cell office:value-type="float" office:value="794500">
                <text:p>794500</text:p>
              </table:table-cell>
              <table:table-cell office:value-type="float" office:value="1025164">
                <text:p>1025164</text:p>
              </table:table-cell>
              <table:table-cell office:value-type="float" office:value="312019">
                <text:p>312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4776">
                <text:p>434776</text:p>
              </table:table-cell>
              <table:table-cell office:value-type="float" office:value="803572">
                <text:p>803572</text:p>
              </table:table-cell>
              <table:table-cell office:value-type="float" office:value="1025740">
                <text:p>1025740</text:p>
              </table:table-cell>
              <table:table-cell office:value-type="float" office:value="153495">
                <text:p>153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7252">
                <text:p>557252</text:p>
              </table:table-cell>
              <table:table-cell office:value-type="float" office:value="757800">
                <text:p>757800</text:p>
              </table:table-cell>
              <table:table-cell office:value-type="float" office:value="1025740">
                <text:p>1025740</text:p>
              </table:table-cell>
              <table:table-cell office:value-type="float" office:value="197155">
                <text:p>197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8992">
                <text:p>528992</text:p>
              </table:table-cell>
              <table:table-cell office:value-type="float" office:value="760520">
                <text:p>760520</text:p>
              </table:table-cell>
              <table:table-cell office:value-type="float" office:value="1025740">
                <text:p>1025740</text:p>
              </table:table-cell>
              <table:table-cell office:value-type="float" office:value="259452">
                <text:p>259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4296">
                <text:p>574296</text:p>
              </table:table-cell>
              <table:table-cell office:value-type="float" office:value="778680">
                <text:p>778680</text:p>
              </table:table-cell>
              <table:table-cell office:value-type="float" office:value="1025808">
                <text:p>1025808</text:p>
              </table:table-cell>
              <table:table-cell office:value-type="float" office:value="318446">
                <text:p>3184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2176">
                <text:p>452176</text:p>
              </table:table-cell>
              <table:table-cell office:value-type="float" office:value="779340">
                <text:p>779340</text:p>
              </table:table-cell>
              <table:table-cell office:value-type="float" office:value="1025808">
                <text:p>1025808</text:p>
              </table:table-cell>
              <table:table-cell office:value-type="float" office:value="179623">
                <text:p>17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0704">
                <text:p>510704</text:p>
              </table:table-cell>
              <table:table-cell office:value-type="float" office:value="786436">
                <text:p>786436</text:p>
              </table:table-cell>
              <table:table-cell office:value-type="float" office:value="1025808">
                <text:p>1025808</text:p>
              </table:table-cell>
              <table:table-cell office:value-type="float" office:value="241344">
                <text:p>241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8196">
                <text:p>408196</text:p>
              </table:table-cell>
              <table:table-cell office:value-type="float" office:value="794648">
                <text:p>794648</text:p>
              </table:table-cell>
              <table:table-cell office:value-type="float" office:value="1025808">
                <text:p>1025808</text:p>
              </table:table-cell>
              <table:table-cell office:value-type="float" office:value="116268">
                <text:p>116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1684">
                <text:p>611684</text:p>
              </table:table-cell>
              <table:table-cell office:value-type="float" office:value="702316">
                <text:p>702316</text:p>
              </table:table-cell>
              <table:table-cell office:value-type="float" office:value="1025808">
                <text:p>1025808</text:p>
              </table:table-cell>
              <table:table-cell office:value-type="float" office:value="192918">
                <text:p>192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3784">
                <text:p>553784</text:p>
              </table:table-cell>
              <table:table-cell office:value-type="float" office:value="785576">
                <text:p>785576</text:p>
              </table:table-cell>
              <table:table-cell office:value-type="float" office:value="1030220">
                <text:p>1030220</text:p>
              </table:table-cell>
              <table:table-cell office:value-type="float" office:value="288627">
                <text:p>288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012">
                <text:p>450012</text:p>
              </table:table-cell>
              <table:table-cell office:value-type="float" office:value="790576">
                <text:p>790576</text:p>
              </table:table-cell>
              <table:table-cell office:value-type="float" office:value="1030540">
                <text:p>1030540</text:p>
              </table:table-cell>
              <table:table-cell office:value-type="float" office:value="146105">
                <text:p>146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5136">
                <text:p>495136</text:p>
              </table:table-cell>
              <table:table-cell office:value-type="float" office:value="791264">
                <text:p>791264</text:p>
              </table:table-cell>
              <table:table-cell office:value-type="float" office:value="1030540">
                <text:p>1030540</text:p>
              </table:table-cell>
              <table:table-cell office:value-type="float" office:value="204203">
                <text:p>204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644">
                <text:p>573644</text:p>
              </table:table-cell>
              <table:table-cell office:value-type="float" office:value="792704">
                <text:p>792704</text:p>
              </table:table-cell>
              <table:table-cell office:value-type="float" office:value="1030540">
                <text:p>1030540</text:p>
              </table:table-cell>
              <table:table-cell office:value-type="float" office:value="309204">
                <text:p>309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2656">
                <text:p>492656</text:p>
              </table:table-cell>
              <table:table-cell office:value-type="float" office:value="798836">
                <text:p>798836</text:p>
              </table:table-cell>
              <table:table-cell office:value-type="float" office:value="1030804">
                <text:p>1030804</text:p>
              </table:table-cell>
              <table:table-cell office:value-type="float" office:value="203955">
                <text:p>2039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1032">
                <text:p>471032</text:p>
              </table:table-cell>
              <table:table-cell office:value-type="float" office:value="764964">
                <text:p>764964</text:p>
              </table:table-cell>
              <table:table-cell office:value-type="float" office:value="1030804">
                <text:p>1030804</text:p>
              </table:table-cell>
              <table:table-cell office:value-type="float" office:value="183219">
                <text:p>183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1852">
                <text:p>521852</text:p>
              </table:table-cell>
              <table:table-cell office:value-type="float" office:value="768192">
                <text:p>768192</text:p>
              </table:table-cell>
              <table:table-cell office:value-type="float" office:value="1031056">
                <text:p>1031056</text:p>
              </table:table-cell>
              <table:table-cell office:value-type="float" office:value="241136">
                <text:p>241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8128">
                <text:p>568128</text:p>
              </table:table-cell>
              <table:table-cell office:value-type="float" office:value="0">
                <text:p>0</text:p>
              </table:table-cell>
              <table:table-cell office:value-type="float" office:value="1033872">
                <text:p>1033872</text:p>
              </table:table-cell>
              <table:table-cell office:value-type="float" office:value="123691">
                <text:p>1236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792">
                <text:p>45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892">
                <text:p>198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3128">
                <text:p>543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5391">
                <text:p>275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1460">
                <text:p>61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0028">
                <text:p>340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508">
                <text:p>498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428">
                <text:p>183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5508">
                <text:p>535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16">
                <text:p>250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